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906cm"/>
    </style:style>
    <style:style style:name="co3" style:family="table-column">
      <style:table-column-properties fo:break-before="auto" style:column-width="5.493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6.768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3.588cm"/>
    </style:style>
    <style:style style:name="co9" style:family="table-column">
      <style:table-column-properties fo:break-before="auto" style:column-width="2.3cm"/>
    </style:style>
    <style:style style:name="co10" style:family="table-column">
      <style:table-column-properties fo:break-before="auto" style:column-width="2.655cm"/>
    </style:style>
    <style:style style:name="co11" style:family="table-column">
      <style:table-column-properties fo:break-before="auto" style:column-width="10.647cm"/>
    </style:style>
    <style:style style:name="co12" style:family="table-column">
      <style:table-column-properties fo:break-before="auto" style:column-width="16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padding="0.071cm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00a933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808080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30">
      <style:table-cell-properties fo:background-color="#00a933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00a933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00a933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00a933"/>
    </style:style>
    <style:style style:name="ce19" style:family="table-cell" style:parent-style-name="Default" style:data-style-name="N0">
      <style:table-cell-properties fo:background-color="#808080"/>
    </style:style>
  </office:automatic-styles>
  <office:body>
    <office:spreadsheet>
      <table:table table:name="Feui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4"/>
        <table:table-column table:style-name="co1" table:default-cell-style-name="ce4"/>
        <table:table-column table:style-name="co1" table:default-cell-style-name="ce10"/>
        <table:table-column table:style-name="co1" table:default-cell-style-name="Default"/>
        <table:table-column table:style-name="co5" table:number-columns-repeated="2" table:default-cell-style-name="ce14"/>
        <table:table-column table:style-name="co1" table:number-columns-repeated="8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987" table:default-cell-style-name="Default"/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9"/>
          <table:table-cell office:value-type="string" calcext:value-type="string">
            <text:p>CanRequest(0x6A8, 0x688, 0xD4, 0x29, 2)</text:p>
          </table:table-cell>
          <table:table-cell table:number-columns-repeated="991"/>
        </table:table-row>
        <table:table-row table:style-name="ro1">
          <table:table-cell table:number-columns-repeated="12"/>
          <table:table-cell office:value-type="string" calcext:value-type="string">
            <text:p>Ligne 2 -→48600</text:p>
          </table:table-cell>
          <table:table-cell table:number-columns-repeated="3"/>
          <table:table-cell office:value-type="string" calcext:value-type="string">
            <text:p>Ligne 2 -→73600</text:p>
          </table:table-cell>
          <table:table-cell table:number-columns-repeated="1004"/>
        </table:table-row>
        <table:table-row table:style-name="ro2">
          <table:table-cell table:number-columns-repeated="12"/>
          <table:table-cell table:style-name="ce5" office:value-type="string" calcext:value-type="string">
            <text:p>CONFACTOR</text:p>
          </table:table-cell>
          <table:table-cell table:style-name="ce5" office:value-type="string" calcext:value-type="string">
            <text:p>CONOFFSET</text:p>
          </table:table-cell>
          <table:table-cell table:style-name="ce11" office:value-type="string" calcext:value-type="string">
            <text:p>CONUNIT</text:p>
          </table:table-cell>
          <table:table-cell/>
          <table:table-cell office:value-type="string" calcext:value-type="string">
            <text:p>PARLIBMP</text:p>
          </table:table-cell>
          <table:table-cell table:number-columns-repeated="6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table:number-columns-repeated="5"/>
          <table:table-cell office:value-type="string" calcext:value-type="string">
            <text:p>check polux</text:p>
          </table:table-cell>
          <table:table-cell table:number-columns-repeated="6"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SI</text:p>
          </table:table-cell>
          <table:table-cell table:style-name="ce3" office:value-type="string" calcext:value-type="string">
            <text:p>TxId</text:p>
          </table:table-cell>
          <table:table-cell table:style-name="ce3" office:value-type="string" calcext:value-type="string">
            <text:p>RxId</text:p>
          </table:table-cell>
          <table:table-cell/>
          <table:table-cell table:style-name="ce3" office:value-type="string" calcext:value-type="string">
            <text:p>Arduino name</text:p>
          </table:table-cell>
          <table:table-cell table:style-name="ce3" office:value-type="string" calcext:value-type="string">
            <text:p>Unit </text:p>
          </table:table-cell>
          <table:table-cell office:value-type="string" calcext:value-type="string">
            <text:p>PARID</text:p>
          </table:table-cell>
          <table:table-cell office:value-type="string" calcext:value-type="string" table:number-columns-spanned="2" table:number-rows-spanned="1">
            <text:p>Item</text:p>
          </table:table-cell>
          <table:covered-table-cell/>
          <table:table-cell office:value-type="string" calcext:value-type="string">
            <text:p>Adress</text:p>
          </table:table-cell>
          <table:table-cell office:value-type="string" calcext:value-type="string">
            <text:p>Lenght</text:p>
          </table:table-cell>
          <table:table-cell/>
          <table:table-cell table:style-name="ce5" office:value-type="string" calcext:value-type="string">
            <text:p>CONFACTOR</text:p>
          </table:table-cell>
          <table:table-cell table:style-name="ce5" office:value-type="string" calcext:value-type="string">
            <text:p>CONOFFSET</text:p>
          </table:table-cell>
          <table:table-cell table:style-name="ce11" office:value-type="string" calcext:value-type="string">
            <text:p>CONUNIT</text:p>
          </table:table-cell>
          <table:table-cell/>
          <table:table-cell office:value-type="string" calcext:value-type="string">
            <text:p>PARLIBMP</text:p>
          </table:table-cell>
          <table:table-cell office:value-type="string" calcext:value-type="string">
            <text:p>PARLIBUNIT</text:p>
          </table:table-cell>
          <table:table-cell office:value-type="string" calcext:value-type="string">
            <text:p>PARDISC</text:p>
          </table:table-cell>
          <table:table-cell office:value-type="string" calcext:value-type="string">
            <text:p>PARAIDE</text:p>
          </table:table-cell>
          <table:table-cell office:value-type="string" calcext:value-type="string">
            <text:p>PARFORMAT</text:p>
          </table:table-cell>
          <table:table-cell office:value-type="string" calcext:value-type="string">
            <text:p>PARIDCONF</text:p>
          </table:table-cell>
          <table:table-cell office:value-type="string" calcext:value-type="string">
            <text:p>PARAIDEVAL</text:p>
          </table:table-cell>
          <table:table-cell/>
          <table:table-cell office:value-type="string" calcext:value-type="string">
            <text:p>weird factor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Factor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oncat int</text:p>
          </table:table-cell>
          <table:table-cell office:value-type="string" calcext:value-type="string">
            <text:p>concat floa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declaration</text:p>
          </table:table-cell>
          <table:table-cell office:value-type="string" calcext:value-type="string">
            <text:p>declartion custom name</text:p>
          </table:table-cell>
          <table:table-cell table:number-columns-repeated="986"/>
        </table:table-row>
        <table:table-row table:style-name="ro1">
          <table:table-cell/>
          <table:table-cell table:style-name="ce3" office:value-type="string" calcext:value-type="string">
            <text:p>0x752</text:p>
          </table:table-cell>
          <table:table-cell table:style-name="ce3" office:value-type="string" calcext:value-type="string">
            <text:p>0x652</text:p>
          </table:table-cell>
          <table:table-cell table:number-columns-repeated="3"/>
          <table:table-cell office:value-type="float" office:value="38099" calcext:value-type="float">
            <text:p>38099</text:p>
          </table:table-cell>
          <table:table-cell office:value-type="string" calcext:value-type="string">
            <text:p>MP_ANGLE_VOLANT</text:p>
          </table:table-cell>
          <table:table-cell office:value-type="string" calcext:value-type="string">
            <text:p>ANGLE VOLANT</text:p>
          </table:table-cell>
          <table:table-cell office:value-type="string" calcext:value-type="string">
            <text:p>DB8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22910-POLUXDATA</text:p>
          </table:table-cell>
          <table:table-cell office:value-type="string" calcext:value-type="string">
            <text:p>@T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F27334-POLUXDATA@T :@\n@P49725-POLUXDATA@\n@F8985-POLUXDATA@\*60@T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752, 0x652, 0xDB, 0x8C, 2)</text:p>
          </table:table-cell>
          <table:table-cell table:style-name="ce17" office:value-type="string" calcext:value-type="string">
            <text:p>CanRequest(0x752, 0x652, 0xDB, 0x8C, 2)/10</text:p>
          </table:table-cell>
          <table:table-cell table:number-columns-repeated="2" office:value-type="string" calcext:value-type="string">
            <text:p>float(CanRequest(0x752, 0x652, 0xDB, 0x8C, 2))/10</text:p>
          </table:table-cell>
          <table:table-cell table:style-name="ce17" office:value-type="string" calcext:value-type="string">
            <text:p>float MP_ANGLE_VOLANT = float(CanRequest(0x752, 0x652, 0xDB, 0x8C, 2))/10;</text:p>
          </table:table-cell>
          <table:table-cell table:style-name="ce17" office:value-type="string" calcext:value-type="string">
            <text:p>float <text:s/>= float(CanRequest(0x752, 0x652, 0xDB, 0x8C, 2))/10;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752</text:p>
          </table:table-cell>
          <table:table-cell table:style-name="ce1" office:value-type="string" calcext:value-type="string">
            <text:p>0x652</text:p>
          </table:table-cell>
          <table:table-cell table:style-name="ce1"/>
          <table:table-cell table:style-name="ce1" office:value-type="string" calcext:value-type="string">
            <text:p>Tbat</text:p>
          </table:table-cell>
          <table:table-cell table:style-name="ce1" office:value-type="string" calcext:value-type="string">
            <text:p>°C</text:p>
          </table:table-cell>
          <table:table-cell table:style-name="ce1" office:value-type="float" office:value="39090" calcext:value-type="float">
            <text:p>39090</text:p>
          </table:table-cell>
          <table:table-cell table:style-name="ce1" office:value-type="string" calcext:value-type="string">
            <text:p>MP_TEMPERATURE_BATTERIE_12V</text:p>
          </table:table-cell>
          <table:table-cell table:style-name="ce1" office:value-type="string" calcext:value-type="string">
            <text:p>Température de la batterie</text:p>
          </table:table-cell>
          <table:table-cell table:style-name="ce1" office:value-type="string" calcext:value-type="string">
            <text:p>DA4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-40" calcext:value-type="float">
            <text:p>-40</text:p>
          </table:table-cell>
          <table:table-cell table:style-name="ce12" office:value-type="string" calcext:value-type="string">
            <text:p>milliSeconde</text:p>
          </table:table-cell>
          <table:table-cell table:style-name="ce1"/>
          <table:table-cell table:style-name="ce15" office:value-type="string" calcext:value-type="string">
            <text:p>@P27832-POLUXDATA</text:p>
          </table:table-cell>
          <table:table-cell table:style-name="ce15" office:value-type="string" calcext:value-type="string">
            <text:p>@P2634-POLUXDATA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1.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int</text:p>
          </table:table-cell>
          <table:table-cell table:style-name="ce18" table:number-columns-repeated="2"/>
          <table:table-cell table:style-name="ce18" office:value-type="float" office:value="-40" calcext:value-type="float">
            <text:p>-40</text:p>
          </table:table-cell>
          <table:table-cell table:style-name="ce18" office:value-type="string" calcext:value-type="string">
            <text:p>CanRequest(0x752, 0x652, 0xDA, 0x47, 1)</text:p>
          </table:table-cell>
          <table:table-cell table:style-name="ce18" office:value-type="string" calcext:value-type="string">
            <text:p>CanRequest(0x752, 0x652, 0xDA, 0x47, 1)-40</text:p>
          </table:table-cell>
          <table:table-cell table:style-name="ce1" office:value-type="string" calcext:value-type="string">
            <text:p>float(CanRequest(0x752, 0x652, 0xDA, 0x47, 1))-40</text:p>
          </table:table-cell>
          <table:table-cell table:style-name="ce1" office:value-type="string" calcext:value-type="string">
            <text:p>CanRequest(0x752, 0x652, 0xDA, 0x47, 1)-40</text:p>
          </table:table-cell>
          <table:table-cell table:style-name="ce18" office:value-type="string" calcext:value-type="string">
            <text:p>int MP_TEMPERATURE_BATTERIE_12V = CanRequest(0x752, 0x652, 0xDA, 0x47, 1)-40;</text:p>
          </table:table-cell>
          <table:table-cell table:style-name="ce18" office:value-type="string" calcext:value-type="string">
            <text:p>int Tbat = CanRequest(0x752, 0x652, 0xDA, 0x47, 1)-40;</text:p>
          </table:table-cell>
          <table:table-cell table:style-name="ce1"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752</text:p>
          </table:table-cell>
          <table:table-cell table:style-name="ce1" office:value-type="string" calcext:value-type="string">
            <text:p>0x652</text:p>
          </table:table-cell>
          <table:table-cell table:style-name="ce1"/>
          <table:table-cell table:style-name="ce1" office:value-type="string" calcext:value-type="string">
            <text:p>BatLoad</text:p>
          </table:table-cell>
          <table:table-cell table:style-name="ce1" office:value-type="string" calcext:value-type="string">
            <text:p>%</text:p>
          </table:table-cell>
          <table:table-cell table:style-name="ce1" office:value-type="float" office:value="39091" calcext:value-type="float">
            <text:p>39091</text:p>
          </table:table-cell>
          <table:table-cell table:style-name="ce1" office:value-type="string" calcext:value-type="string">
            <text:p>MP_ETAT_DE_CHARGE_BATTERIE_12V</text:p>
          </table:table-cell>
          <table:table-cell table:style-name="ce1" office:value-type="string" calcext:value-type="string">
            <text:p>Etat de charge de la batterie</text:p>
          </table:table-cell>
          <table:table-cell table:style-name="ce1" office:value-type="string" calcext:value-type="string">
            <text:p>DA2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milliSeconde</text:p>
          </table:table-cell>
          <table:table-cell table:style-name="ce1"/>
          <table:table-cell table:style-name="ce15" office:value-type="string" calcext:value-type="string">
            <text:p>@P27867-POLUXDATA</text:p>
          </table:table-cell>
          <table:table-cell table:style-name="ce15" office:value-type="string" calcext:value-type="string">
            <text:p>@P4108-POLUXDATA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1.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int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CanRequest(0x752, 0x652, 0xDA, 0x21, 1)</text:p>
          </table:table-cell>
          <table:table-cell table:style-name="ce1" office:value-type="string" calcext:value-type="string">
            <text:p>float(CanRequest(0x752, 0x652, 0xDA, 0x21, 1))</text:p>
          </table:table-cell>
          <table:table-cell table:style-name="ce1" office:value-type="string" calcext:value-type="string">
            <text:p>CanRequest(0x752, 0x652, 0xDA, 0x21, 1)</text:p>
          </table:table-cell>
          <table:table-cell table:style-name="ce18" office:value-type="string" calcext:value-type="string">
            <text:p>int MP_ETAT_DE_CHARGE_BATTERIE_12V = CanRequest(0x752, 0x652, 0xDA, 0x21, 1);</text:p>
          </table:table-cell>
          <table:table-cell table:style-name="ce18" office:value-type="string" calcext:value-type="string">
            <text:p>int BatLoad = CanRequest(0x752, 0x652, 0xDA, 0x21, 1);</text:p>
          </table:table-cell>
          <table:table-cell table:style-name="ce1"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Km/h</text:p>
          </table:table-cell>
          <table:table-cell office:value-type="float" office:value="38102" calcext:value-type="float">
            <text:p>38102</text:p>
          </table:table-cell>
          <table:table-cell office:value-type="string" calcext:value-type="string">
            <text:p>MP_VITESSE_VEHICULE_a</text:p>
          </table:table-cell>
          <table:table-cell office:value-type="string" calcext:value-type="string">
            <text:p>VITESSE VEHICULE</text:p>
          </table:table-cell>
          <table:table-cell office:value-type="string" calcext:value-type="string">
            <text:p>DB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7997-POLUXDATA@\*</text:p>
          </table:table-cell>
          <table:table-cell office:value-type="string" calcext:value-type="string">
            <text:p>@P9944-POLUXDATA@\*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@P11655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0</text:p>
          </table:table-cell>
          <table:table-cell table:style-name="ce17"/>
          <table:table-cell table:style-name="ce17" office:value-type="string" calcext:value-type="string">
            <text:p>CanRequest(0x752, 0x652, 0xDB, 0x61, 2)</text:p>
          </table:table-cell>
          <table:table-cell table:style-name="ce17" office:value-type="string" calcext:value-type="string">
            <text:p>CanRequest(0x752, 0x652, 0xDB, 0x61, 2)/100</text:p>
          </table:table-cell>
          <table:table-cell table:number-columns-repeated="2" office:value-type="string" calcext:value-type="string">
            <text:p>float(CanRequest(0x752, 0x652, 0xDB, 0x61, 2))/100</text:p>
          </table:table-cell>
          <table:table-cell table:style-name="ce17" office:value-type="string" calcext:value-type="string">
            <text:p>float MP_VITESSE_VEHICULE_a = float(CanRequest(0x752, 0x652, 0xDB, 0x61, 2))/100;</text:p>
          </table:table-cell>
          <table:table-cell table:style-name="ce17" office:value-type="string" calcext:value-type="string">
            <text:p>float Speed = float(CanRequest(0x752, 0x652, 0xDB, 0x61, 2))/10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101" calcext:value-type="float">
            <text:p>38101</text:p>
          </table:table-cell>
          <table:table-cell office:value-type="string" calcext:value-type="string">
            <text:p>MP_PRESSION_FLUIDE_FRIGORIGENE</text:p>
          </table:table-cell>
          <table:table-cell office:value-type="string" calcext:value-type="string">
            <text:p>Pression du fluide de réfrigération</text:p>
          </table:table-cell>
          <table:table-cell office:value-type="string" calcext:value-type="string">
            <text:p>D91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1285-POLUXDATA</text:p>
          </table:table-cell>
          <table:table-cell office:value-type="string" calcext:value-type="string">
            <text:p>@F6867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752, 0x652, 0xD9, 0x1F, 2)</text:p>
          </table:table-cell>
          <table:table-cell table:style-name="ce17" office:value-type="string" calcext:value-type="string">
            <text:p>CanRequest(0x752, 0x652, 0xD9, 0x1F, 2)/10</text:p>
          </table:table-cell>
          <table:table-cell table:number-columns-repeated="2" office:value-type="string" calcext:value-type="string">
            <text:p>float(CanRequest(0x752, 0x652, 0xD9, 0x1F, 2))/10</text:p>
          </table:table-cell>
          <table:table-cell table:style-name="ce17" office:value-type="string" calcext:value-type="string">
            <text:p>float MP_PRESSION_FLUIDE_FRIGORIGENE = float(CanRequest(0x752, 0x652, 0xD9, 0x1F, 2))/10;</text:p>
          </table:table-cell>
          <table:table-cell table:style-name="ce17" office:value-type="string" calcext:value-type="string">
            <text:p>float <text:s/>= float(CanRequest(0x752, 0x652, 0xD9, 0x1F, 2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9071" calcext:value-type="float">
            <text:p>39071</text:p>
          </table:table-cell>
          <table:table-cell office:value-type="string" calcext:value-type="string">
            <text:p>MP_TEMPERATURE_EXTERIEURE_CALCULEE</text:p>
          </table:table-cell>
          <table:table-cell office:value-type="string" calcext:value-type="string">
            <text:p>Température extérieure calculée</text:p>
          </table:table-cell>
          <table:table-cell office:value-type="string" calcext:value-type="string">
            <text:p>D9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5718-POLUXDATA</text:p>
          </table:table-cell>
          <table:table-cell office:value-type="string" calcext:value-type="string">
            <text:p>@P2634-POLUXDATA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3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2</text:p>
          </table:table-cell>
          <table:table-cell table:style-name="ce17" office:value-type="float" office:value="-40" calcext:value-type="float">
            <text:p>-40</text:p>
          </table:table-cell>
          <table:table-cell table:style-name="ce17" office:value-type="string" calcext:value-type="string">
            <text:p>CanRequest(0x752, 0x652, 0xD9, 0x20, 1)</text:p>
          </table:table-cell>
          <table:table-cell table:style-name="ce17" office:value-type="string" calcext:value-type="string">
            <text:p>CanRequest(0x752, 0x652, 0xD9, 0x20, 1)/2-40</text:p>
          </table:table-cell>
          <table:table-cell table:number-columns-repeated="2" office:value-type="string" calcext:value-type="string">
            <text:p>float(CanRequest(0x752, 0x652, 0xD9, 0x20, 1))/2-40</text:p>
          </table:table-cell>
          <table:table-cell table:style-name="ce17" office:value-type="string" calcext:value-type="string">
            <text:p>float MP_TEMPERATURE_EXTERIEURE_CALCULEE = float(CanRequest(0x752, 0x652, 0xD9, 0x20, 1))/2-40;</text:p>
          </table:table-cell>
          <table:table-cell table:style-name="ce17" office:value-type="string" calcext:value-type="string">
            <text:p>float <text:s/>= float(CanRequest(0x752, 0x652, 0xD9, 0x20, 1))/2-4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100" calcext:value-type="float">
            <text:p>38100</text:p>
          </table:table-cell>
          <table:table-cell office:value-type="string" calcext:value-type="string">
            <text:p>MP_TEMPERATURE_EVAPORATEUR</text:p>
          </table:table-cell>
          <table:table-cell office:value-type="string" calcext:value-type="string">
            <text:p>TEMPERATURE EVAPORATEUR</text:p>
          </table:table-cell>
          <table:table-cell office:value-type="string" calcext:value-type="string">
            <text:p>D9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2882-POLUXDATA</text:p>
          </table:table-cell>
          <table:table-cell office:value-type="string" calcext:value-type="string">
            <text:p>@T�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 office:value-type="float" office:value="-40" calcext:value-type="float">
            <text:p>-40</text:p>
          </table:table-cell>
          <table:table-cell table:style-name="ce17" office:value-type="string" calcext:value-type="string">
            <text:p>CanRequest(0x752, 0x652, 0xD9, 0x13, 2)</text:p>
          </table:table-cell>
          <table:table-cell table:style-name="ce17" office:value-type="string" calcext:value-type="string">
            <text:p>CanRequest(0x752, 0x652, 0xD9, 0x13, 2)/10-40</text:p>
          </table:table-cell>
          <table:table-cell table:number-columns-repeated="2" office:value-type="string" calcext:value-type="string">
            <text:p>float(CanRequest(0x752, 0x652, 0xD9, 0x13, 2))/10-40</text:p>
          </table:table-cell>
          <table:table-cell table:style-name="ce17" office:value-type="string" calcext:value-type="string">
            <text:p>float MP_TEMPERATURE_EVAPORATEUR = float(CanRequest(0x752, 0x652, 0xD9, 0x13, 2))/10-40;</text:p>
          </table:table-cell>
          <table:table-cell table:style-name="ce17" office:value-type="string" calcext:value-type="string">
            <text:p>float <text:s/>= float(CanRequest(0x752, 0x652, 0xD9, 0x13, 2))/10-4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408" calcext:value-type="float">
            <text:p>38408</text:p>
          </table:table-cell>
          <table:table-cell office:value-type="string" calcext:value-type="string">
            <text:p>MP_TENSION_ESTIMEE_BATTERIE_DEMANDE_REDEMARRAGE_MOTEUR</text:p>
          </table:table-cell>
          <table:table-cell office:value-type="string" calcext:value-type="string">
            <text:p>Tension calculée de la batterie au repos.</text:p>
          </table:table-cell>
          <table:table-cell office:value-type="string" calcext:value-type="string">
            <text:p>DA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21042-POLUXDATA</text:p>
          </table:table-cell>
          <table:table-cell office:value-type="string" calcext:value-type="string">
            <text:p>@P2131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29765-POLUXDATA</text:p>
          </table:table-cell>
          <table:table-cell table:style-name="ce10" office:value-type="string" calcext:value-type="string">
            <text:p>2.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0</text:p>
          </table:table-cell>
          <table:table-cell table:style-name="ce17"/>
          <table:table-cell table:style-name="ce17" office:value-type="string" calcext:value-type="string">
            <text:p>CanRequest(0x752, 0x652, 0xDA, 0x66, 2)</text:p>
          </table:table-cell>
          <table:table-cell table:style-name="ce17" office:value-type="string" calcext:value-type="string">
            <text:p>CanRequest(0x752, 0x652, 0xDA, 0x66, 2)/100</text:p>
          </table:table-cell>
          <table:table-cell table:number-columns-repeated="2" office:value-type="string" calcext:value-type="string">
            <text:p>float(CanRequest(0x752, 0x652, 0xDA, 0x66, 2))/100</text:p>
          </table:table-cell>
          <table:table-cell table:style-name="ce17" office:value-type="string" calcext:value-type="string">
            <text:p>float MP_TENSION_ESTIMEE_BATTERIE_DEMANDE_REDEMARRAGE_MOTEUR = float(CanRequest(0x752, 0x652, 0xDA, 0x66, 2))/100;</text:p>
          </table:table-cell>
          <table:table-cell table:style-name="ce17" office:value-type="string" calcext:value-type="string">
            <text:p>float <text:s/>= float(CanRequest(0x752, 0x652, 0xDA, 0x66, 2))/10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SpeedDisplay</text:p>
          </table:table-cell>
          <table:table-cell office:value-type="string" calcext:value-type="string">
            <text:p>Km/h</text:p>
          </table:table-cell>
          <table:table-cell office:value-type="float" office:value="39066" calcext:value-type="float">
            <text:p>39066</text:p>
          </table:table-cell>
          <table:table-cell office:value-type="string" calcext:value-type="string">
            <text:p>MP_VITESSE_AFFICHAGE_COMBINE</text:p>
          </table:table-cell>
          <table:table-cell office:value-type="string" calcext:value-type="string">
            <text:p>Vitesse mémorisée 5</text:p>
          </table:table-cell>
          <table:table-cell office:value-type="string" calcext:value-type="string">
            <text:p>D8F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30866-POLUXDATA</text:p>
          </table:table-cell>
          <table:table-cell office:value-type="string" calcext:value-type="string">
            <text:p>@P9944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752, 0x652, 0xD8, 0xF9, 1)</text:p>
          </table:table-cell>
          <table:table-cell office:value-type="string" calcext:value-type="string">
            <text:p>float(CanRequest(0x752, 0x652, 0xD8, 0xF9, 1))</text:p>
          </table:table-cell>
          <table:table-cell office:value-type="string" calcext:value-type="string">
            <text:p>CanRequest(0x752, 0x652, 0xD8, 0xF9, 1)</text:p>
          </table:table-cell>
          <table:table-cell table:style-name="ce17" office:value-type="string" calcext:value-type="string">
            <text:p>int MP_VITESSE_AFFICHAGE_COMBINE = CanRequest(0x752, 0x652, 0xD8, 0xF9, 1);</text:p>
          </table:table-cell>
          <table:table-cell table:style-name="ce17" office:value-type="string" calcext:value-type="string">
            <text:p>int SpeedDisplay = CanRequest(0x752, 0x652, 0xD8, 0xF9, 1)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AvgFuel1</text:p>
          </table:table-cell>
          <table:table-cell office:value-type="string" calcext:value-type="string">
            <text:p>L/km /100 ?</text:p>
          </table:table-cell>
          <table:table-cell office:value-type="float" office:value="38582" calcext:value-type="float">
            <text:p>38582</text:p>
          </table:table-cell>
          <table:table-cell office:value-type="string" calcext:value-type="string">
            <text:p>MP_CONSOMMATION_CARBURANT_MOYENNE_TRAJET11</text:p>
          </table:table-cell>
          <table:table-cell/>
          <table:table-cell office:value-type="string" calcext:value-type="string">
            <text:p>D8E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398-POLUXDATA@\*1</text:p>
          </table:table-cell>
          <table:table-cell office:value-type="string" calcext:value-type="string">
            <text:p>@P5005-POLUXDATA@\*10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752, 0x652, 0xD8, 0xE4, 1)</text:p>
          </table:table-cell>
          <table:table-cell table:style-name="ce17" office:value-type="string" calcext:value-type="string">
            <text:p>CanRequest(0x752, 0x652, 0xD8, 0xE4, 1)/10</text:p>
          </table:table-cell>
          <table:table-cell table:number-columns-repeated="2" office:value-type="string" calcext:value-type="string">
            <text:p>float(CanRequest(0x752, 0x652, 0xD8, 0xE4, 1))/10</text:p>
          </table:table-cell>
          <table:table-cell table:style-name="ce17" office:value-type="string" calcext:value-type="string">
            <text:p>float MP_CONSOMMATION_CARBURANT_MOYENNE_TRAJET11 = float(CanRequest(0x752, 0x652, 0xD8, 0xE4, 1))/10;</text:p>
          </table:table-cell>
          <table:table-cell table:style-name="ce17" office:value-type="string" calcext:value-type="string">
            <text:p>float AvgFuel1 = float(CanRequest(0x752, 0x652, 0xD8, 0xE4, 1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AvgFuel2</text:p>
          </table:table-cell>
          <table:table-cell office:value-type="string" calcext:value-type="string">
            <text:p>L/km /100 ?</text:p>
          </table:table-cell>
          <table:table-cell office:value-type="float" office:value="38583" calcext:value-type="float">
            <text:p>38583</text:p>
          </table:table-cell>
          <table:table-cell office:value-type="string" calcext:value-type="string">
            <text:p>MP_CONSOMMATION_CARBURANT_MOYENNE_TRAJET22</text:p>
          </table:table-cell>
          <table:table-cell/>
          <table:table-cell office:value-type="string" calcext:value-type="string">
            <text:p>D8E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398-POLUXDATA@\*2</text:p>
          </table:table-cell>
          <table:table-cell office:value-type="string" calcext:value-type="string">
            <text:p>@P5005-POLUXDATA@\*10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752, 0x652, 0xD8, 0xE5, 1)</text:p>
          </table:table-cell>
          <table:table-cell table:style-name="ce17" office:value-type="string" calcext:value-type="string">
            <text:p>CanRequest(0x752, 0x652, 0xD8, 0xE5, 1)/10</text:p>
          </table:table-cell>
          <table:table-cell table:number-columns-repeated="2" office:value-type="string" calcext:value-type="string">
            <text:p>float(CanRequest(0x752, 0x652, 0xD8, 0xE5, 1))/10</text:p>
          </table:table-cell>
          <table:table-cell table:style-name="ce17" office:value-type="string" calcext:value-type="string">
            <text:p>float MP_CONSOMMATION_CARBURANT_MOYENNE_TRAJET22 = float(CanRequest(0x752, 0x652, 0xD8, 0xE5, 1))/10;</text:p>
          </table:table-cell>
          <table:table-cell table:style-name="ce17" office:value-type="string" calcext:value-type="string">
            <text:p>float AvgFuel2 = float(CanRequest(0x752, 0x652, 0xD8, 0xE5, 1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AvgFuel3</text:p>
          </table:table-cell>
          <table:table-cell office:value-type="string" calcext:value-type="string">
            <text:p>L/km /100 ?</text:p>
          </table:table-cell>
          <table:table-cell office:value-type="float" office:value="38584" calcext:value-type="float">
            <text:p>38584</text:p>
          </table:table-cell>
          <table:table-cell office:value-type="string" calcext:value-type="string">
            <text:p>MP_CONSOMMATION_CARBURANT_MOYENNE_TRAJET3</text:p>
          </table:table-cell>
          <table:table-cell/>
          <table:table-cell office:value-type="string" calcext:value-type="string">
            <text:p>D8E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398-POLUXDATA@\*3</text:p>
          </table:table-cell>
          <table:table-cell office:value-type="string" calcext:value-type="string">
            <text:p>@P5005-POLUXDATA@\*10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752, 0x652, 0xD8, 0xE6, 1)</text:p>
          </table:table-cell>
          <table:table-cell table:style-name="ce17" office:value-type="string" calcext:value-type="string">
            <text:p>CanRequest(0x752, 0x652, 0xD8, 0xE6, 1)/10</text:p>
          </table:table-cell>
          <table:table-cell table:number-columns-repeated="2" office:value-type="string" calcext:value-type="string">
            <text:p>float(CanRequest(0x752, 0x652, 0xD8, 0xE6, 1))/10</text:p>
          </table:table-cell>
          <table:table-cell table:style-name="ce17" office:value-type="string" calcext:value-type="string">
            <text:p>float MP_CONSOMMATION_CARBURANT_MOYENNE_TRAJET3 = float(CanRequest(0x752, 0x652, 0xD8, 0xE6, 1))/10;</text:p>
          </table:table-cell>
          <table:table-cell table:style-name="ce17" office:value-type="string" calcext:value-type="string">
            <text:p>float AvgFuel3 = float(CanRequest(0x752, 0x652, 0xD8, 0xE6, 1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AvgFuel4</text:p>
          </table:table-cell>
          <table:table-cell office:value-type="string" calcext:value-type="string">
            <text:p>L/km /100 ?</text:p>
          </table:table-cell>
          <table:table-cell office:value-type="float" office:value="38585" calcext:value-type="float">
            <text:p>38585</text:p>
          </table:table-cell>
          <table:table-cell office:value-type="string" calcext:value-type="string">
            <text:p>MP_CONSOMMATION_CARBURANT_MOYENNE_TRAJET4</text:p>
          </table:table-cell>
          <table:table-cell/>
          <table:table-cell office:value-type="string" calcext:value-type="string">
            <text:p>D8E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398-POLUXDATA@\*4</text:p>
          </table:table-cell>
          <table:table-cell office:value-type="string" calcext:value-type="string">
            <text:p>@P5005-POLUXDATA@\*10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752, 0x652, 0xD8, 0xE7, 1)</text:p>
          </table:table-cell>
          <table:table-cell table:style-name="ce17" office:value-type="string" calcext:value-type="string">
            <text:p>CanRequest(0x752, 0x652, 0xD8, 0xE7, 1)/10</text:p>
          </table:table-cell>
          <table:table-cell table:number-columns-repeated="2" office:value-type="string" calcext:value-type="string">
            <text:p>float(CanRequest(0x752, 0x652, 0xD8, 0xE7, 1))/10</text:p>
          </table:table-cell>
          <table:table-cell table:style-name="ce17" office:value-type="string" calcext:value-type="string">
            <text:p>float MP_CONSOMMATION_CARBURANT_MOYENNE_TRAJET4 = float(CanRequest(0x752, 0x652, 0xD8, 0xE7, 1))/10;</text:p>
          </table:table-cell>
          <table:table-cell table:style-name="ce17" office:value-type="string" calcext:value-type="string">
            <text:p>float AvgFuel4 = float(CanRequest(0x752, 0x652, 0xD8, 0xE7, 1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AvgFuel5</text:p>
          </table:table-cell>
          <table:table-cell office:value-type="string" calcext:value-type="string">
            <text:p>L/km /100 ?</text:p>
          </table:table-cell>
          <table:table-cell office:value-type="float" office:value="38586" calcext:value-type="float">
            <text:p>38586</text:p>
          </table:table-cell>
          <table:table-cell office:value-type="string" calcext:value-type="string">
            <text:p>MP_CONSOMMATION_CARBURANT_MOYENNE_TRAJET5</text:p>
          </table:table-cell>
          <table:table-cell/>
          <table:table-cell office:value-type="string" calcext:value-type="string">
            <text:p>D8E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398-POLUXDATA@\*5</text:p>
          </table:table-cell>
          <table:table-cell office:value-type="string" calcext:value-type="string">
            <text:p>@P5005-POLUXDATA@\*10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752, 0x652, 0xD8, 0xE8, 1)</text:p>
          </table:table-cell>
          <table:table-cell table:style-name="ce17" office:value-type="string" calcext:value-type="string">
            <text:p>CanRequest(0x752, 0x652, 0xD8, 0xE8, 1)/10</text:p>
          </table:table-cell>
          <table:table-cell table:number-columns-repeated="2" office:value-type="string" calcext:value-type="string">
            <text:p>float(CanRequest(0x752, 0x652, 0xD8, 0xE8, 1))/10</text:p>
          </table:table-cell>
          <table:table-cell table:style-name="ce17" office:value-type="string" calcext:value-type="string">
            <text:p>float MP_CONSOMMATION_CARBURANT_MOYENNE_TRAJET5 = float(CanRequest(0x752, 0x652, 0xD8, 0xE8, 1))/10;</text:p>
          </table:table-cell>
          <table:table-cell table:style-name="ce17" office:value-type="string" calcext:value-type="string">
            <text:p>float AvgFuel5 = float(CanRequest(0x752, 0x652, 0xD8, 0xE8, 1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AvgFuel6</text:p>
          </table:table-cell>
          <table:table-cell office:value-type="string" calcext:value-type="string">
            <text:p>L/km /100 ?</text:p>
          </table:table-cell>
          <table:table-cell office:value-type="float" office:value="38587" calcext:value-type="float">
            <text:p>38587</text:p>
          </table:table-cell>
          <table:table-cell office:value-type="string" calcext:value-type="string">
            <text:p>MP_CONSOMMATION_CARBURANT_MOYENNE_TRAJET6</text:p>
          </table:table-cell>
          <table:table-cell/>
          <table:table-cell office:value-type="string" calcext:value-type="string">
            <text:p>D8E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398-POLUXDATA@\*6</text:p>
          </table:table-cell>
          <table:table-cell office:value-type="string" calcext:value-type="string">
            <text:p>@P5005-POLUXDATA@\*10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752, 0x652, 0xD8, 0xE9, 1)</text:p>
          </table:table-cell>
          <table:table-cell table:style-name="ce17" office:value-type="string" calcext:value-type="string">
            <text:p>CanRequest(0x752, 0x652, 0xD8, 0xE9, 1)/10</text:p>
          </table:table-cell>
          <table:table-cell table:number-columns-repeated="2" office:value-type="string" calcext:value-type="string">
            <text:p>float(CanRequest(0x752, 0x652, 0xD8, 0xE9, 1))/10</text:p>
          </table:table-cell>
          <table:table-cell table:style-name="ce17" office:value-type="string" calcext:value-type="string">
            <text:p>float MP_CONSOMMATION_CARBURANT_MOYENNE_TRAJET6 = float(CanRequest(0x752, 0x652, 0xD8, 0xE9, 1))/10;</text:p>
          </table:table-cell>
          <table:table-cell table:style-name="ce17" office:value-type="string" calcext:value-type="string">
            <text:p>float AvgFuel6 = float(CanRequest(0x752, 0x652, 0xD8, 0xE9, 1))/10;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752</text:p>
          </table:table-cell>
          <table:table-cell table:style-name="ce1" office:value-type="string" calcext:value-type="string">
            <text:p>0x652</text:p>
          </table:table-cell>
          <table:table-cell table:style-name="ce1"/>
          <table:table-cell table:style-name="ce1" office:value-type="string" calcext:value-type="string">
            <text:p>BatC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38402" calcext:value-type="float">
            <text:p>38402</text:p>
          </table:table-cell>
          <table:table-cell table:style-name="ce1" office:value-type="string" calcext:value-type="string">
            <text:p>MP_TENSION_CONSIGNE_ALTERNATEUR</text:p>
          </table:table-cell>
          <table:table-cell table:style-name="ce1" office:value-type="string" calcext:value-type="string">
            <text:p>Tension de consigne alternateur</text:p>
          </table:table-cell>
          <table:table-cell table:style-name="ce1" office:value-type="string" calcext:value-type="string">
            <text:p>DA4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milliSeconde</text:p>
          </table:table-cell>
          <table:table-cell table:style-name="ce1"/>
          <table:table-cell table:style-name="ce15" office:value-type="string" calcext:value-type="string">
            <text:p>@P18070-POLUXDATA</text:p>
          </table:table-cell>
          <table:table-cell table:style-name="ce15" office:value-type="string" calcext:value-type="string">
            <text:p>@P2131-POLUXDAT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@P18646-POLUXDATA@T.@\n@P18514-POLUXDATA</text:p>
          </table:table-cell>
          <table:table-cell table:style-name="ce12" office:value-type="string" calcext:value-type="string">
            <text:p>2.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float</text:p>
          </table:table-cell>
          <table:table-cell table:number-columns-repeated="2" table:style-name="ce18" office:value-type="string" calcext:value-type="string">
            <text:p>/10</text:p>
          </table:table-cell>
          <table:table-cell table:style-name="ce18"/>
          <table:table-cell table:style-name="ce18" office:value-type="string" calcext:value-type="string">
            <text:p>CanRequest(0x752, 0x652, 0xDA, 0x45, 1)</text:p>
          </table:table-cell>
          <table:table-cell table:style-name="ce18" office:value-type="string" calcext:value-type="string">
            <text:p>CanRequest(0x752, 0x652, 0xDA, 0x45, 1)/10</text:p>
          </table:table-cell>
          <table:table-cell table:number-columns-repeated="2" table:style-name="ce1" office:value-type="string" calcext:value-type="string">
            <text:p>float(CanRequest(0x752, 0x652, 0xDA, 0x45, 1))/10</text:p>
          </table:table-cell>
          <table:table-cell table:style-name="ce18" office:value-type="string" calcext:value-type="string">
            <text:p>float MP_TENSION_CONSIGNE_ALTERNATEUR = float(CanRequest(0x752, 0x652, 0xDA, 0x45, 1))/10;</text:p>
          </table:table-cell>
          <table:table-cell table:style-name="ce18" office:value-type="string" calcext:value-type="string">
            <text:p>float BatC = float(CanRequest(0x752, 0x652, 0xDA, 0x45, 1))/10;</text:p>
          </table:table-cell>
          <table:table-cell table:style-name="ce1"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752</text:p>
          </table:table-cell>
          <table:table-cell table:style-name="ce1" office:value-type="string" calcext:value-type="string">
            <text:p>0x652</text:p>
          </table:table-cell>
          <table:table-cell table:style-name="ce1"/>
          <table:table-cell table:style-name="ce1" office:value-type="string" calcext:value-type="string">
            <text:p>BatV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38403" calcext:value-type="float">
            <text:p>38403</text:p>
          </table:table-cell>
          <table:table-cell table:style-name="ce1" office:value-type="string" calcext:value-type="string">
            <text:p>MP_TENSION_BATTERIE</text:p>
          </table:table-cell>
          <table:table-cell table:style-name="ce1" office:value-type="string" calcext:value-type="string">
            <text:p>Tension batterie</text:p>
          </table:table-cell>
          <table:table-cell table:style-name="ce1" office:value-type="string" calcext:value-type="string">
            <text:p>DA4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" office:value-type="float" office:value="0.001" calcext:value-type="float">
            <text:p>0,00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milliSeconde</text:p>
          </table:table-cell>
          <table:table-cell table:style-name="ce1"/>
          <table:table-cell table:style-name="ce15" office:value-type="string" calcext:value-type="string">
            <text:p>@P18263-POLUXDATA</text:p>
          </table:table-cell>
          <table:table-cell table:style-name="ce15" office:value-type="string" calcext:value-type="string">
            <text:p>@P15223-POLUXDATA@\*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@P3869-POLUXDATA</text:p>
          </table:table-cell>
          <table:table-cell table:style-name="ce12" office:value-type="string" calcext:value-type="string">
            <text:p>1.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float</text:p>
          </table:table-cell>
          <table:table-cell table:number-columns-repeated="2" table:style-name="ce18" office:value-type="string" calcext:value-type="string">
            <text:p>/1000</text:p>
          </table:table-cell>
          <table:table-cell table:style-name="ce18"/>
          <table:table-cell table:style-name="ce18" office:value-type="string" calcext:value-type="string">
            <text:p>CanRequest(0x752, 0x652, 0xDA, 0x46, 2)</text:p>
          </table:table-cell>
          <table:table-cell table:style-name="ce18" office:value-type="string" calcext:value-type="string">
            <text:p>CanRequest(0x752, 0x652, 0xDA, 0x46, 2)/1000</text:p>
          </table:table-cell>
          <table:table-cell table:number-columns-repeated="2" table:style-name="ce1" office:value-type="string" calcext:value-type="string">
            <text:p>float(CanRequest(0x752, 0x652, 0xDA, 0x46, 2))/1000</text:p>
          </table:table-cell>
          <table:table-cell table:style-name="ce18" office:value-type="string" calcext:value-type="string">
            <text:p>float MP_TENSION_BATTERIE = float(CanRequest(0x752, 0x652, 0xDA, 0x46, 2))/1000;</text:p>
          </table:table-cell>
          <table:table-cell table:style-name="ce18" office:value-type="string" calcext:value-type="string">
            <text:p>float BatV = float(CanRequest(0x752, 0x652, 0xDA, 0x46, 2))/1000;</text:p>
          </table:table-cell>
          <table:table-cell table:style-name="ce1"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0x752</text:p>
          </table:table-cell>
          <table:table-cell table:style-name="ce2" office:value-type="string" calcext:value-type="string">
            <text:p>0x652</text:p>
          </table:table-cell>
          <table:table-cell table:style-name="ce2"/>
          <table:table-cell table:style-name="ce2" office:value-type="string" calcext:value-type="string">
            <text:p>BatLeak</text:p>
          </table:table-cell>
          <table:table-cell table:style-name="ce2" office:value-type="string" calcext:value-type="string">
            <text:p>Amp ?</text:p>
          </table:table-cell>
          <table:table-cell table:style-name="ce2" office:value-type="float" office:value="38404" calcext:value-type="float">
            <text:p>38404</text:p>
          </table:table-cell>
          <table:table-cell table:style-name="ce2" office:value-type="string" calcext:value-type="string">
            <text:p>MP_COURANT_FUITE_VEHICULE_PENDANT_PHASE_DE_VEILLE</text:p>
          </table:table-cell>
          <table:table-cell table:style-name="ce2" office:value-type="string" calcext:value-type="string">
            <text:p>Courant de fuite mémorisé en veille</text:p>
          </table:table-cell>
          <table:table-cell table:style-name="ce2" office:value-type="string" calcext:value-type="string">
            <text:p>DA4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float" office:value="0.005" calcext:value-type="float">
            <text:p>0,00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string" calcext:value-type="string">
            <text:p>milliSeconde</text:p>
          </table:table-cell>
          <table:table-cell table:style-name="ce2"/>
          <table:table-cell table:style-name="ce16" office:value-type="string" calcext:value-type="string">
            <text:p>@P53683-POLUXDATA</text:p>
          </table:table-cell>
          <table:table-cell table:style-name="ce16" office:value-type="string" calcext:value-type="string">
            <text:p>@TA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1.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9"/>
          <table:table-cell table:style-name="ce19" office:value-type="string" calcext:value-type="string">
            <text:p>float</text:p>
          </table:table-cell>
          <table:table-cell table:number-columns-repeated="2" table:style-name="ce19" office:value-type="string" calcext:value-type="string">
            <text:p>/200</text:p>
          </table:table-cell>
          <table:table-cell table:style-name="ce19"/>
          <table:table-cell table:style-name="ce19" office:value-type="string" calcext:value-type="string">
            <text:p>CanRequest(0x752, 0x652, 0xDA, 0x49, 1)</text:p>
          </table:table-cell>
          <table:table-cell table:style-name="ce19" office:value-type="string" calcext:value-type="string">
            <text:p>CanRequest(0x752, 0x652, 0xDA, 0x49, 1)/200</text:p>
          </table:table-cell>
          <table:table-cell table:number-columns-repeated="2" table:style-name="ce2" office:value-type="string" calcext:value-type="string">
            <text:p>float(CanRequest(0x752, 0x652, 0xDA, 0x49, 1))/200</text:p>
          </table:table-cell>
          <table:table-cell table:style-name="ce19" office:value-type="string" calcext:value-type="string">
            <text:p>float MP_COURANT_FUITE_VEHICULE_PENDANT_PHASE_DE_VEILLE = float(CanRequest(0x752, 0x652, 0xDA, 0x49, 1))/200;</text:p>
          </table:table-cell>
          <table:table-cell table:style-name="ce19" office:value-type="string" calcext:value-type="string">
            <text:p>float BatLeak = float(CanRequest(0x752, 0x652, 0xDA, 0x49, 1))/200;</text:p>
          </table:table-cell>
          <table:table-cell table:style-name="ce2"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752</text:p>
          </table:table-cell>
          <table:table-cell table:style-name="ce1" office:value-type="string" calcext:value-type="string">
            <text:p>0x652</text:p>
          </table:table-cell>
          <table:table-cell table:style-name="ce1"/>
          <table:table-cell table:style-name="ce1" office:value-type="string" calcext:value-type="string">
            <text:p>BatResist</text:p>
          </table:table-cell>
          <table:table-cell table:style-name="ce1" office:value-type="string" calcext:value-type="string">
            <text:p>mOhms</text:p>
          </table:table-cell>
          <table:table-cell table:style-name="ce1" office:value-type="float" office:value="38406" calcext:value-type="float">
            <text:p>38406</text:p>
          </table:table-cell>
          <table:table-cell table:style-name="ce1" office:value-type="string" calcext:value-type="string">
            <text:p>MP_RESISTANCE_INTERNE_BATTERIE</text:p>
          </table:table-cell>
          <table:table-cell table:style-name="ce1" office:value-type="string" calcext:value-type="string">
            <text:p>Résistance interne calculée de la batterie</text:p>
          </table:table-cell>
          <table:table-cell table:style-name="ce1" office:value-type="string" calcext:value-type="string">
            <text:p>DA4C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" office:value-type="float" office:value="0.01" calcext:value-type="float">
            <text:p>0,0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milliSeconde</text:p>
          </table:table-cell>
          <table:table-cell table:style-name="ce1"/>
          <table:table-cell table:style-name="ce15" office:value-type="string" calcext:value-type="string">
            <text:p>@P18245-POLUXDATA</text:p>
          </table:table-cell>
          <table:table-cell table:style-name="ce15" office:value-type="string" calcext:value-type="string">
            <text:p>@P34307-POLUXDAT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@P22206-POLUXDATA</text:p>
          </table:table-cell>
          <table:table-cell table:style-name="ce12" office:value-type="string" calcext:value-type="string">
            <text:p>2.2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float</text:p>
          </table:table-cell>
          <table:table-cell table:number-columns-repeated="2" table:style-name="ce18" office:value-type="string" calcext:value-type="string">
            <text:p>/100</text:p>
          </table:table-cell>
          <table:table-cell table:style-name="ce18"/>
          <table:table-cell table:style-name="ce18" office:value-type="string" calcext:value-type="string">
            <text:p>CanRequest(0x752, 0x652, 0xDA, 0x4C, 2)</text:p>
          </table:table-cell>
          <table:table-cell table:style-name="ce18" office:value-type="string" calcext:value-type="string">
            <text:p>CanRequest(0x752, 0x652, 0xDA, 0x4C, 2)/100</text:p>
          </table:table-cell>
          <table:table-cell table:number-columns-repeated="2" table:style-name="ce1" office:value-type="string" calcext:value-type="string">
            <text:p>float(CanRequest(0x752, 0x652, 0xDA, 0x4C, 2))/100</text:p>
          </table:table-cell>
          <table:table-cell table:style-name="ce18" office:value-type="string" calcext:value-type="string">
            <text:p>float MP_RESISTANCE_INTERNE_BATTERIE = float(CanRequest(0x752, 0x652, 0xDA, 0x4C, 2))/100;</text:p>
          </table:table-cell>
          <table:table-cell table:style-name="ce18" office:value-type="string" calcext:value-type="string">
            <text:p>float BatResist = float(CanRequest(0x752, 0x652, 0xDA, 0x4C, 2))/100;</text:p>
          </table:table-cell>
          <table:table-cell table:style-name="ce1"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407" calcext:value-type="float">
            <text:p>38407</text:p>
          </table:table-cell>
          <table:table-cell office:value-type="string" calcext:value-type="string">
            <text:p>MP_TENSION_BATTERIE_AU_REPOS</text:p>
          </table:table-cell>
          <table:table-cell office:value-type="string" calcext:value-type="string">
            <text:p>Tension calculée de la batterie au repos.</text:p>
          </table:table-cell>
          <table:table-cell office:value-type="string" calcext:value-type="string">
            <text:p>DA4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225-POLUXDATA@T.</text:p>
          </table:table-cell>
          <table:table-cell office:value-type="string" calcext:value-type="string">
            <text:p>@P8177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22206-POLUXDATA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0</text:p>
          </table:table-cell>
          <table:table-cell table:style-name="ce17" office:value-type="string" calcext:value-type="string">
            <text:p>+11</text:p>
          </table:table-cell>
          <table:table-cell table:style-name="ce17" office:value-type="string" calcext:value-type="string">
            <text:p>CanRequest(0x752, 0x652, 0xDA, 0x4D, 2)</text:p>
          </table:table-cell>
          <table:table-cell table:style-name="ce17" office:value-type="string" calcext:value-type="string">
            <text:p>CanRequest(0x752, 0x652, 0xDA, 0x4D, 2)/100+11</text:p>
          </table:table-cell>
          <table:table-cell table:number-columns-repeated="2" office:value-type="string" calcext:value-type="string">
            <text:p>float(CanRequest(0x752, 0x652, 0xDA, 0x4D, 2))/100+11</text:p>
          </table:table-cell>
          <table:table-cell table:style-name="ce17" office:value-type="string" calcext:value-type="string">
            <text:p>float MP_TENSION_BATTERIE_AU_REPOS = float(CanRequest(0x752, 0x652, 0xDA, 0x4D, 2))/100+11;</text:p>
          </table:table-cell>
          <table:table-cell table:style-name="ce17" office:value-type="string" calcext:value-type="string">
            <text:p>float <text:s/>= float(CanRequest(0x752, 0x652, 0xDA, 0x4D, 2))/100+11;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752</text:p>
          </table:table-cell>
          <table:table-cell table:style-name="ce1" office:value-type="string" calcext:value-type="string">
            <text:p>0x652</text:p>
          </table:table-cell>
          <table:table-cell table:style-name="ce1"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°C</text:p>
          </table:table-cell>
          <table:table-cell table:style-name="ce1" office:value-type="float" office:value="38414" calcext:value-type="float">
            <text:p>38414</text:p>
          </table:table-cell>
          <table:table-cell table:style-name="ce1" office:value-type="string" calcext:value-type="string">
            <text:p>MP_TEMPERATURE_EXTERIEURE</text:p>
          </table:table-cell>
          <table:table-cell table:style-name="ce1" office:value-type="string" calcext:value-type="string">
            <text:p>Température extérieur</text:p>
          </table:table-cell>
          <table:table-cell table:style-name="ce1" office:value-type="string" calcext:value-type="string">
            <text:p>D9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5" calcext:value-type="float">
            <text:p>0,5</text:p>
          </table:table-cell>
          <table:table-cell table:style-name="ce6" office:value-type="float" office:value="-40" calcext:value-type="float">
            <text:p>-40</text:p>
          </table:table-cell>
          <table:table-cell table:style-name="ce12" office:value-type="string" calcext:value-type="string">
            <text:p>milliSeconde</text:p>
          </table:table-cell>
          <table:table-cell table:style-name="ce1"/>
          <table:table-cell table:style-name="ce15" office:value-type="string" calcext:value-type="string">
            <text:p>@P5253-POLUXDATA</text:p>
          </table:table-cell>
          <table:table-cell table:style-name="ce15" office:value-type="string" calcext:value-type="string">
            <text:p>@P2634-POLUXDATA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@P4787-POLUXDATA</text:p>
          </table:table-cell>
          <table:table-cell table:style-name="ce12" office:value-type="string" calcext:value-type="string">
            <text:p>1.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@T20|20|20</text:p>
          </table:table-cell>
          <table:table-cell table:style-name="ce12"/>
          <table:table-cell table:style-name="ce18"/>
          <table:table-cell table:style-name="ce18" office:value-type="string" calcext:value-type="string">
            <text:p>float</text:p>
          </table:table-cell>
          <table:table-cell table:number-columns-repeated="2" table:style-name="ce18" office:value-type="string" calcext:value-type="string">
            <text:p>/2</text:p>
          </table:table-cell>
          <table:table-cell table:style-name="ce18" office:value-type="float" office:value="-40" calcext:value-type="float">
            <text:p>-40</text:p>
          </table:table-cell>
          <table:table-cell table:style-name="ce18" office:value-type="string" calcext:value-type="string">
            <text:p>CanRequest(0x752, 0x652, 0xD9, 0x12, 1)</text:p>
          </table:table-cell>
          <table:table-cell table:style-name="ce18" office:value-type="string" calcext:value-type="string">
            <text:p>CanRequest(0x752, 0x652, 0xD9, 0x12, 1)/2-40</text:p>
          </table:table-cell>
          <table:table-cell table:number-columns-repeated="2" table:style-name="ce1" office:value-type="string" calcext:value-type="string">
            <text:p>float(CanRequest(0x752, 0x652, 0xD9, 0x12, 1))/2-40</text:p>
          </table:table-cell>
          <table:table-cell table:style-name="ce18" office:value-type="string" calcext:value-type="string">
            <text:p>float MP_TEMPERATURE_EXTERIEURE = float(CanRequest(0x752, 0x652, 0xD9, 0x12, 1))/2-40;</text:p>
          </table:table-cell>
          <table:table-cell table:style-name="ce18" office:value-type="string" calcext:value-type="string">
            <text:p>float Text = float(CanRequest(0x752, 0x652, 0xD9, 0x12, 1))/2-40;</text:p>
          </table:table-cell>
          <table:table-cell table:style-name="ce1"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418" calcext:value-type="float">
            <text:p>38418</text:p>
          </table:table-cell>
          <table:table-cell office:value-type="string" calcext:value-type="string">
            <text:p>MP_VITESSE_LACET</text:p>
          </table:table-cell>
          <table:table-cell office:value-type="string" calcext:value-type="string">
            <text:p>Vitesse de lacet</text:p>
          </table:table-cell>
          <table:table-cell office:value-type="string" calcext:value-type="string">
            <text:p>DB8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7983-POLUXDATA</text:p>
          </table:table-cell>
          <table:table-cell office:value-type="string" calcext:value-type="string">
            <text:p>@P8180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18230-POLUXDATA</text:p>
          </table:table-cell>
          <table:table-cell table:style-name="ce10" office:value-type="string" calcext:value-type="string">
            <text:p>3.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752, 0x652, 0xDB, 0x8B, 2)</text:p>
          </table:table-cell>
          <table:table-cell table:style-name="ce17" office:value-type="string" calcext:value-type="string">
            <text:p>CanRequest(0x752, 0x652, 0xDB, 0x8B, 2)/10</text:p>
          </table:table-cell>
          <table:table-cell table:number-columns-repeated="2" office:value-type="string" calcext:value-type="string">
            <text:p>float(CanRequest(0x752, 0x652, 0xDB, 0x8B, 2))/10</text:p>
          </table:table-cell>
          <table:table-cell table:style-name="ce17" office:value-type="string" calcext:value-type="string">
            <text:p>float MP_VITESSE_LACET = float(CanRequest(0x752, 0x652, 0xDB, 0x8B, 2))/10;</text:p>
          </table:table-cell>
          <table:table-cell table:style-name="ce17" office:value-type="string" calcext:value-type="string">
            <text:p>float <text:s/>= float(CanRequest(0x752, 0x652, 0xDB, 0x8B, 2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FuelLevel</text:p>
          </table:table-cell>
          <table:table-cell office:value-type="string" calcext:value-type="string">
            <text:p>Litre</text:p>
          </table:table-cell>
          <table:table-cell office:value-type="float" office:value="38456" calcext:value-type="float">
            <text:p>38456</text:p>
          </table:table-cell>
          <table:table-cell office:value-type="string" calcext:value-type="string">
            <text:p>MP_NIVEAU_CARBURANT_MESURE</text:p>
          </table:table-cell>
          <table:table-cell office:value-type="string" calcext:value-type="string">
            <text:p>Niveau de carburant mesuré</text:p>
          </table:table-cell>
          <table:table-cell office:value-type="string" calcext:value-type="string">
            <text:p>D8C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6807-POLUXDATA</text:p>
          </table:table-cell>
          <table:table-cell office:value-type="string" calcext:value-type="string">
            <text:p>@P451-POLUXDATA@\*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0</text:p>
          </table:table-cell>
          <table:table-cell table:style-name="ce17"/>
          <table:table-cell table:style-name="ce17" office:value-type="string" calcext:value-type="string">
            <text:p>CanRequest(0x752, 0x652, 0xD8, 0xC3, 2)</text:p>
          </table:table-cell>
          <table:table-cell table:style-name="ce17" office:value-type="string" calcext:value-type="string">
            <text:p>CanRequest(0x752, 0x652, 0xD8, 0xC3, 2)/100</text:p>
          </table:table-cell>
          <table:table-cell table:number-columns-repeated="2" office:value-type="string" calcext:value-type="string">
            <text:p>float(CanRequest(0x752, 0x652, 0xD8, 0xC3, 2))/100</text:p>
          </table:table-cell>
          <table:table-cell table:style-name="ce17" office:value-type="string" calcext:value-type="string">
            <text:p>float MP_NIVEAU_CARBURANT_MESURE = float(CanRequest(0x752, 0x652, 0xD8, 0xC3, 2))/100;</text:p>
          </table:table-cell>
          <table:table-cell table:style-name="ce17" office:value-type="string" calcext:value-type="string">
            <text:p>float FuelLevel = float(CanRequest(0x752, 0x652, 0xD8, 0xC3, 2))/10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2"/>
          <table:table-cell office:value-type="string" calcext:value-type="string">
            <text:p>Litre</text:p>
          </table:table-cell>
          <table:table-cell office:value-type="float" office:value="38457" calcext:value-type="float">
            <text:p>38457</text:p>
          </table:table-cell>
          <table:table-cell office:value-type="string" calcext:value-type="string">
            <text:p>MP_NIVEAU_CARBURANT_CALCULE</text:p>
          </table:table-cell>
          <table:table-cell office:value-type="string" calcext:value-type="string">
            <text:p>Niveau de carburant calculé</text:p>
          </table:table-cell>
          <table:table-cell office:value-type="string" calcext:value-type="string">
            <text:p>D8C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351-POLUXDATA</text:p>
          </table:table-cell>
          <table:table-cell office:value-type="string" calcext:value-type="string">
            <text:p>@P16790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0</text:p>
          </table:table-cell>
          <table:table-cell table:style-name="ce17"/>
          <table:table-cell table:style-name="ce17" office:value-type="string" calcext:value-type="string">
            <text:p>CanRequest(0x752, 0x652, 0xD8, 0xC4, 2)</text:p>
          </table:table-cell>
          <table:table-cell table:style-name="ce17" office:value-type="string" calcext:value-type="string">
            <text:p>CanRequest(0x752, 0x652, 0xD8, 0xC4, 2)/100</text:p>
          </table:table-cell>
          <table:table-cell table:number-columns-repeated="2" office:value-type="string" calcext:value-type="string">
            <text:p>float(CanRequest(0x752, 0x652, 0xD8, 0xC4, 2))/100</text:p>
          </table:table-cell>
          <table:table-cell table:style-name="ce17" office:value-type="string" calcext:value-type="string">
            <text:p>float MP_NIVEAU_CARBURANT_CALCULE = float(CanRequest(0x752, 0x652, 0xD8, 0xC4, 2))/100;</text:p>
          </table:table-cell>
          <table:table-cell table:style-name="ce17" office:value-type="string" calcext:value-type="string">
            <text:p>float <text:s/>= float(CanRequest(0x752, 0x652, 0xD8, 0xC4, 2))/10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2"/>
          <table:table-cell office:value-type="string" calcext:value-type="string">
            <text:p>Litre ?</text:p>
          </table:table-cell>
          <table:table-cell office:value-type="float" office:value="38458" calcext:value-type="float">
            <text:p>38458</text:p>
          </table:table-cell>
          <table:table-cell office:value-type="string" calcext:value-type="string">
            <text:p>MP_NIVEAU_CARBURANT_AFFICHE</text:p>
          </table:table-cell>
          <table:table-cell office:value-type="string" calcext:value-type="string">
            <text:p>Niveau de carburant affiché</text:p>
          </table:table-cell>
          <table:table-cell office:value-type="string" calcext:value-type="string">
            <text:p>D8C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9620-POLUXDATA</text:p>
          </table:table-cell>
          <table:table-cell office:value-type="string" calcext:value-type="string">
            <text:p>@TL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752, 0x652, 0xD8, 0xC5, 1)</text:p>
          </table:table-cell>
          <table:table-cell office:value-type="string" calcext:value-type="string">
            <text:p>float(CanRequest(0x752, 0x652, 0xD8, 0xC5, 1))</text:p>
          </table:table-cell>
          <table:table-cell office:value-type="string" calcext:value-type="string">
            <text:p>CanRequest(0x752, 0x652, 0xD8, 0xC5, 1)</text:p>
          </table:table-cell>
          <table:table-cell table:style-name="ce17" office:value-type="string" calcext:value-type="string">
            <text:p>int MP_NIVEAU_CARBURANT_AFFICHE = CanRequest(0x752, 0x652, 0xD8, 0xC5, 1);</text:p>
          </table:table-cell>
          <table:table-cell table:style-name="ce17" office:value-type="string" calcext:value-type="string">
            <text:p>int <text:s/>= CanRequest(0x752, 0x652, 0xD8, 0xC5, 1)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462" calcext:value-type="float">
            <text:p>38462</text:p>
          </table:table-cell>
          <table:table-cell office:value-type="string" calcext:value-type="string">
            <text:p>MP_TEMPERATURE_HUILE_MOTEUR_CALCULEE</text:p>
          </table:table-cell>
          <table:table-cell office:value-type="string" calcext:value-type="string">
            <text:p>Température d'huile moteur affichée</text:p>
          </table:table-cell>
          <table:table-cell office:value-type="string" calcext:value-type="string">
            <text:p>DB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311-POLUXDATA</text:p>
          </table:table-cell>
          <table:table-cell office:value-type="string" calcext:value-type="string">
            <text:p>@P2634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18156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2"/>
          <table:table-cell table:style-name="ce17" office:value-type="float" office:value="-40" calcext:value-type="float">
            <text:p>-40</text:p>
          </table:table-cell>
          <table:table-cell table:style-name="ce17" office:value-type="string" calcext:value-type="string">
            <text:p>CanRequest(0x752, 0x652, 0xDB, 0x82, 1)</text:p>
          </table:table-cell>
          <table:table-cell table:style-name="ce17" office:value-type="string" calcext:value-type="string">
            <text:p>CanRequest(0x752, 0x652, 0xDB, 0x82, 1)-40</text:p>
          </table:table-cell>
          <table:table-cell office:value-type="string" calcext:value-type="string">
            <text:p>float(CanRequest(0x752, 0x652, 0xDB, 0x82, 1))-40</text:p>
          </table:table-cell>
          <table:table-cell office:value-type="string" calcext:value-type="string">
            <text:p>CanRequest(0x752, 0x652, 0xDB, 0x82, 1)-40</text:p>
          </table:table-cell>
          <table:table-cell table:style-name="ce17" office:value-type="string" calcext:value-type="string">
            <text:p>int MP_TEMPERATURE_HUILE_MOTEUR_CALCULEE = CanRequest(0x752, 0x652, 0xDB, 0x82, 1)-40;</text:p>
          </table:table-cell>
          <table:table-cell table:style-name="ce17" office:value-type="string" calcext:value-type="string">
            <text:p>int <text:s/>= CanRequest(0x752, 0x652, 0xDB, 0x82, 1)-4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463" calcext:value-type="float">
            <text:p>38463</text:p>
          </table:table-cell>
          <table:table-cell office:value-type="string" calcext:value-type="string">
            <text:p>TEMPERATURE_HUILE_MESUREE</text:p>
          </table:table-cell>
          <table:table-cell office:value-type="string" calcext:value-type="string">
            <text:p>Température d'huile mesurée</text:p>
          </table:table-cell>
          <table:table-cell office:value-type="string" calcext:value-type="string">
            <text:p>DB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3055-POLUXDATA</text:p>
          </table:table-cell>
          <table:table-cell office:value-type="string" calcext:value-type="string">
            <text:p>@P2634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2"/>
          <table:table-cell table:style-name="ce17" office:value-type="float" office:value="-40" calcext:value-type="float">
            <text:p>-40</text:p>
          </table:table-cell>
          <table:table-cell table:style-name="ce17" office:value-type="string" calcext:value-type="string">
            <text:p>CanRequest(0x752, 0x652, 0xDB, 0x83, 1)</text:p>
          </table:table-cell>
          <table:table-cell table:style-name="ce17" office:value-type="string" calcext:value-type="string">
            <text:p>CanRequest(0x752, 0x652, 0xDB, 0x83, 1)-40</text:p>
          </table:table-cell>
          <table:table-cell office:value-type="string" calcext:value-type="string">
            <text:p>float(CanRequest(0x752, 0x652, 0xDB, 0x83, 1))-40</text:p>
          </table:table-cell>
          <table:table-cell office:value-type="string" calcext:value-type="string">
            <text:p>CanRequest(0x752, 0x652, 0xDB, 0x83, 1)-40</text:p>
          </table:table-cell>
          <table:table-cell table:style-name="ce17" office:value-type="string" calcext:value-type="string">
            <text:p>int TEMPERATURE_HUILE_MESUREE = CanRequest(0x752, 0x652, 0xDB, 0x83, 1)-40;</text:p>
          </table:table-cell>
          <table:table-cell table:style-name="ce17" office:value-type="string" calcext:value-type="string">
            <text:p>int <text:s/>= CanRequest(0x752, 0x652, 0xDB, 0x83, 1)-40;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752</text:p>
          </table:table-cell>
          <table:table-cell table:style-name="ce1" office:value-type="string" calcext:value-type="string">
            <text:p>0x652</text:p>
          </table:table-cell>
          <table:table-cell table:style-name="ce1" table:number-columns-repeated="2"/>
          <table:table-cell table:style-name="ce1" office:value-type="string" calcext:value-type="string">
            <text:p>%</text:p>
          </table:table-cell>
          <table:table-cell table:style-name="ce1" office:value-type="float" office:value="38464" calcext:value-type="float">
            <text:p>38464</text:p>
          </table:table-cell>
          <table:table-cell table:style-name="ce1" office:value-type="string" calcext:value-type="string">
            <text:p>MP_NIVEAU_HUILE_MOTEUR_MESURE</text:p>
          </table:table-cell>
          <table:table-cell table:style-name="ce1" office:value-type="string" calcext:value-type="string">
            <text:p>Niveau d'huile mesuré</text:p>
          </table:table-cell>
          <table:table-cell table:style-name="ce1" office:value-type="string" calcext:value-type="string">
            <text:p>DB8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milliSeconde</text:p>
          </table:table-cell>
          <table:table-cell table:style-name="ce1"/>
          <table:table-cell table:style-name="ce15" office:value-type="string" calcext:value-type="string">
            <text:p>@P1701-POLUXDATA</text:p>
          </table:table-cell>
          <table:table-cell table:style-name="ce15" office:value-type="string" calcext:value-type="string">
            <text:p>@P3583-POLUXDATA@\*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3.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int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CanRequest(0x752, 0x652, 0xDB, 0x84, 1)</text:p>
          </table:table-cell>
          <table:table-cell table:style-name="ce1" office:value-type="string" calcext:value-type="string">
            <text:p>float(CanRequest(0x752, 0x652, 0xDB, 0x84, 1))</text:p>
          </table:table-cell>
          <table:table-cell table:style-name="ce1" office:value-type="string" calcext:value-type="string">
            <text:p>CanRequest(0x752, 0x652, 0xDB, 0x84, 1)</text:p>
          </table:table-cell>
          <table:table-cell table:style-name="ce18" office:value-type="string" calcext:value-type="string">
            <text:p>int MP_NIVEAU_HUILE_MOTEUR_MESURE = CanRequest(0x752, 0x652, 0xDB, 0x84, 1);</text:p>
          </table:table-cell>
          <table:table-cell table:style-name="ce18" office:value-type="string" calcext:value-type="string">
            <text:p>int <text:s/>= CanRequest(0x752, 0x652, 0xDB, 0x84, 1);</text:p>
          </table:table-cell>
          <table:table-cell table:style-name="ce1"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2"/>
          <table:table-cell office:value-type="string" calcext:value-type="string">
            <text:p>%</text:p>
          </table:table-cell>
          <table:table-cell office:value-type="float" office:value="38465" calcext:value-type="float">
            <text:p>38465</text:p>
          </table:table-cell>
          <table:table-cell office:value-type="string" calcext:value-type="string">
            <text:p>MP_NIVEAU_HUILE_MOTEUR_MOYENNE</text:p>
          </table:table-cell>
          <table:table-cell office:value-type="string" calcext:value-type="string">
            <text:p>Niveau d'huile : valeur moyenne</text:p>
          </table:table-cell>
          <table:table-cell office:value-type="string" calcext:value-type="string">
            <text:p>DB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093-POLUXDATA@T : @P18279-POLUXDATA</text:p>
          </table:table-cell>
          <table:table-cell office:value-type="string" calcext:value-type="string">
            <text:p>@P4108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752, 0x652, 0xDB, 0x85, 1)</text:p>
          </table:table-cell>
          <table:table-cell office:value-type="string" calcext:value-type="string">
            <text:p>float(CanRequest(0x752, 0x652, 0xDB, 0x85, 1))</text:p>
          </table:table-cell>
          <table:table-cell office:value-type="string" calcext:value-type="string">
            <text:p>CanRequest(0x752, 0x652, 0xDB, 0x85, 1)</text:p>
          </table:table-cell>
          <table:table-cell table:style-name="ce17" office:value-type="string" calcext:value-type="string">
            <text:p>int MP_NIVEAU_HUILE_MOTEUR_MOYENNE = CanRequest(0x752, 0x652, 0xDB, 0x85, 1);</text:p>
          </table:table-cell>
          <table:table-cell table:style-name="ce17" office:value-type="string" calcext:value-type="string">
            <text:p>int <text:s/>= CanRequest(0x752, 0x652, 0xDB, 0x85, 1)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2"/>
          <table:table-cell office:value-type="string" calcext:value-type="string">
            <text:p>%</text:p>
          </table:table-cell>
          <table:table-cell office:value-type="float" office:value="38466" calcext:value-type="float">
            <text:p>38466</text:p>
          </table:table-cell>
          <table:table-cell office:value-type="string" calcext:value-type="string">
            <text:p>MP_NIVEAU_HUILE_MOTEUR_AFFICHE</text:p>
          </table:table-cell>
          <table:table-cell office:value-type="string" calcext:value-type="string">
            <text:p>Niveau d'huile affiché</text:p>
          </table:table-cell>
          <table:table-cell office:value-type="string" calcext:value-type="string">
            <text:p>DB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085-POLUXDATA</text:p>
          </table:table-cell>
          <table:table-cell office:value-type="string" calcext:value-type="string">
            <text:p>@P4108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18156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752, 0x652, 0xDB, 0x86, 1)</text:p>
          </table:table-cell>
          <table:table-cell office:value-type="string" calcext:value-type="string">
            <text:p>float(CanRequest(0x752, 0x652, 0xDB, 0x86, 1))</text:p>
          </table:table-cell>
          <table:table-cell office:value-type="string" calcext:value-type="string">
            <text:p>CanRequest(0x752, 0x652, 0xDB, 0x86, 1)</text:p>
          </table:table-cell>
          <table:table-cell table:style-name="ce17" office:value-type="string" calcext:value-type="string">
            <text:p>int MP_NIVEAU_HUILE_MOTEUR_AFFICHE = CanRequest(0x752, 0x652, 0xDB, 0x86, 1);</text:p>
          </table:table-cell>
          <table:table-cell table:style-name="ce17" office:value-type="string" calcext:value-type="string">
            <text:p>int <text:s/>= CanRequest(0x752, 0x652, 0xDB, 0x86, 1)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468" calcext:value-type="float">
            <text:p>38468</text:p>
          </table:table-cell>
          <table:table-cell office:value-type="string" calcext:value-type="string">
            <text:p>MP_REGIME_MOTEUR_AFFICHE</text:p>
          </table:table-cell>
          <table:table-cell office:value-type="string" calcext:value-type="string">
            <text:p>Régime moteur affiché</text:p>
          </table:table-cell>
          <table:table-cell office:value-type="string" calcext:value-type="string">
            <text:p>DBA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7917-POLUXDATA@T @P18343-POLUXDATA</text:p>
          </table:table-cell>
          <table:table-cell office:value-type="string" calcext:value-type="string">
            <text:p>@P14078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8</text:p>
          </table:table-cell>
          <table:table-cell table:style-name="ce17"/>
          <table:table-cell table:style-name="ce17" office:value-type="string" calcext:value-type="string">
            <text:p>CanRequest(0x752, 0x652, 0xDB, 0xA8, 2)</text:p>
          </table:table-cell>
          <table:table-cell table:style-name="ce17" office:value-type="string" calcext:value-type="string">
            <text:p>CanRequest(0x752, 0x652, 0xDB, 0xA8, 2)/8</text:p>
          </table:table-cell>
          <table:table-cell table:number-columns-repeated="2" office:value-type="string" calcext:value-type="string">
            <text:p>float(CanRequest(0x752, 0x652, 0xDB, 0xA8, 2))/8</text:p>
          </table:table-cell>
          <table:table-cell table:style-name="ce17" office:value-type="string" calcext:value-type="string">
            <text:p>float MP_REGIME_MOTEUR_AFFICHE = float(CanRequest(0x752, 0x652, 0xDB, 0xA8, 2))/8;</text:p>
          </table:table-cell>
          <table:table-cell table:style-name="ce17" office:value-type="string" calcext:value-type="string">
            <text:p>float <text:s/>= float(CanRequest(0x752, 0x652, 0xDB, 0xA8, 2))/8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487" calcext:value-type="float">
            <text:p>38487</text:p>
          </table:table-cell>
          <table:table-cell office:value-type="string" calcext:value-type="string">
            <text:p>MP_VITESSE_MOYENNE_DEPUIS_DERNIERE_MAINTENANCE</text:p>
          </table:table-cell>
          <table:table-cell office:value-type="string" calcext:value-type="string">
            <text:p>Nombre de maintenances effectuées</text:p>
          </table:table-cell>
          <table:table-cell office:value-type="string" calcext:value-type="string">
            <text:p>DC5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29451-POLUXDATA</text:p>
          </table:table-cell>
          <table:table-cell office:value-type="string" calcext:value-type="string">
            <text:p>@P827-POLUXDATA@\*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33465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752, 0x652, 0xDC, 0x5D, 1)</text:p>
          </table:table-cell>
          <table:table-cell office:value-type="string" calcext:value-type="string">
            <text:p>float(CanRequest(0x752, 0x652, 0xDC, 0x5D, 1))</text:p>
          </table:table-cell>
          <table:table-cell office:value-type="string" calcext:value-type="string">
            <text:p>CanRequest(0x752, 0x652, 0xDC, 0x5D, 1)</text:p>
          </table:table-cell>
          <table:table-cell table:style-name="ce17" office:value-type="string" calcext:value-type="string">
            <text:p>int MP_VITESSE_MOYENNE_DEPUIS_DERNIERE_MAINTENANCE = CanRequest(0x752, 0x652, 0xDC, 0x5D, 1);</text:p>
          </table:table-cell>
          <table:table-cell table:style-name="ce17" office:value-type="string" calcext:value-type="string">
            <text:p>int <text:s/>= CanRequest(0x752, 0x652, 0xDC, 0x5D, 1)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494" calcext:value-type="float">
            <text:p>38494</text:p>
          </table:table-cell>
          <table:table-cell office:value-type="string" calcext:value-type="string">
            <text:p>MP_NOMBRE_SAUT_ANORMAUX_KILOMETRAGE_TOTAL</text:p>
          </table:table-cell>
          <table:table-cell office:value-type="string" calcext:value-type="string">
            <text:p>Sauts anormaux du kilométrage total du véhicule : Nombre par rapport au kilométrage mémorisé</text:p>
          </table:table-cell>
          <table:table-cell office:value-type="string" calcext:value-type="string">
            <text:p>DBA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375-POLUXDATA@T : @P18587-POLUXDATA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752, 0x652, 0xDB, 0xA5, 1)</text:p>
          </table:table-cell>
          <table:table-cell office:value-type="string" calcext:value-type="string">
            <text:p>float(CanRequest(0x752, 0x652, 0xDB, 0xA5, 1))</text:p>
          </table:table-cell>
          <table:table-cell office:value-type="string" calcext:value-type="string">
            <text:p>CanRequest(0x752, 0x652, 0xDB, 0xA5, 1)</text:p>
          </table:table-cell>
          <table:table-cell table:style-name="ce17" office:value-type="string" calcext:value-type="string">
            <text:p>int MP_NOMBRE_SAUT_ANORMAUX_KILOMETRAGE_TOTAL = CanRequest(0x752, 0x652, 0xDB, 0xA5, 1);</text:p>
          </table:table-cell>
          <table:table-cell table:style-name="ce17" office:value-type="string" calcext:value-type="string">
            <text:p>int <text:s/>= CanRequest(0x752, 0x652, 0xDB, 0xA5, 1)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FuelInst</text:p>
          </table:table-cell>
          <table:table-cell office:value-type="string" calcext:value-type="string">
            <text:p>L/km /100 ?</text:p>
          </table:table-cell>
          <table:table-cell office:value-type="float" office:value="38562" calcext:value-type="float">
            <text:p>38562</text:p>
          </table:table-cell>
          <table:table-cell office:value-type="string" calcext:value-type="string">
            <text:p>MP_CONSOMMATION_CARBURANT_INSTANTANEE</text:p>
          </table:table-cell>
          <table:table-cell office:value-type="string" calcext:value-type="string">
            <text:p>Consommation instantanée de carburant</text:p>
          </table:table-cell>
          <table:table-cell office:value-type="string" calcext:value-type="string">
            <text:p>D8C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6984-POLUXDATA</text:p>
          </table:table-cell>
          <table:table-cell office:value-type="string" calcext:value-type="string">
            <text:p>@P8247-POLUXDATA@\*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@P5045-POLUXDATA@\*30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752, 0x652, 0xD8, 0xC7, 2)</text:p>
          </table:table-cell>
          <table:table-cell table:style-name="ce17" office:value-type="string" calcext:value-type="string">
            <text:p>CanRequest(0x752, 0x652, 0xD8, 0xC7, 2)/10</text:p>
          </table:table-cell>
          <table:table-cell table:number-columns-repeated="2" office:value-type="string" calcext:value-type="string">
            <text:p>float(CanRequest(0x752, 0x652, 0xD8, 0xC7, 2))/10</text:p>
          </table:table-cell>
          <table:table-cell table:style-name="ce17" office:value-type="string" calcext:value-type="string">
            <text:p>float MP_CONSOMMATION_CARBURANT_INSTANTANEE = float(CanRequest(0x752, 0x652, 0xD8, 0xC7, 2))/10;</text:p>
          </table:table-cell>
          <table:table-cell table:style-name="ce17" office:value-type="string" calcext:value-type="string">
            <text:p>float FuelInst = float(CanRequest(0x752, 0x652, 0xD8, 0xC7, 2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FuelTrip1</text:p>
          </table:table-cell>
          <table:table-cell office:value-type="string" calcext:value-type="string">
            <text:p>L/km /100 ?</text:p>
          </table:table-cell>
          <table:table-cell office:value-type="float" office:value="38563" calcext:value-type="float">
            <text:p>38563</text:p>
          </table:table-cell>
          <table:table-cell office:value-type="string" calcext:value-type="string">
            <text:p>MP_CONSOMMATION_CARBURANT_MOYENNE_TRAJET1</text:p>
          </table:table-cell>
          <table:table-cell office:value-type="string" calcext:value-type="string">
            <text:p>Consommation moyenne de carburant du trajet 1</text:p>
          </table:table-cell>
          <table:table-cell office:value-type="string" calcext:value-type="string">
            <text:p>D8C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398-POLUXDATA@\*1</text:p>
          </table:table-cell>
          <table:table-cell office:value-type="string" calcext:value-type="string">
            <text:p>@P8247-POLUXDATA@\*1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5045-POLUXDATA@\*30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752, 0x652, 0xD8, 0xC8, 2)</text:p>
          </table:table-cell>
          <table:table-cell table:style-name="ce17" office:value-type="string" calcext:value-type="string">
            <text:p>CanRequest(0x752, 0x652, 0xD8, 0xC8, 2)/10</text:p>
          </table:table-cell>
          <table:table-cell table:number-columns-repeated="2" office:value-type="string" calcext:value-type="string">
            <text:p>float(CanRequest(0x752, 0x652, 0xD8, 0xC8, 2))/10</text:p>
          </table:table-cell>
          <table:table-cell table:style-name="ce17" office:value-type="string" calcext:value-type="string">
            <text:p>float MP_CONSOMMATION_CARBURANT_MOYENNE_TRAJET1 = float(CanRequest(0x752, 0x652, 0xD8, 0xC8, 2))/10;</text:p>
          </table:table-cell>
          <table:table-cell table:style-name="ce17" office:value-type="string" calcext:value-type="string">
            <text:p>float FuelTrip1 = float(CanRequest(0x752, 0x652, 0xD8, 0xC8, 2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FuelTrip2</text:p>
          </table:table-cell>
          <table:table-cell office:value-type="string" calcext:value-type="string">
            <text:p>L/km /100 ?</text:p>
          </table:table-cell>
          <table:table-cell office:value-type="float" office:value="38564" calcext:value-type="float">
            <text:p>38564</text:p>
          </table:table-cell>
          <table:table-cell office:value-type="string" calcext:value-type="string">
            <text:p>MP_CONSOMMATION_CARBURANT_MOYENNE_TRAJET2</text:p>
          </table:table-cell>
          <table:table-cell office:value-type="string" calcext:value-type="string">
            <text:p>Consommation moyenne de carburant du trajet 2</text:p>
          </table:table-cell>
          <table:table-cell office:value-type="string" calcext:value-type="string">
            <text:p>D8C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398-POLUXDATA@\*2</text:p>
          </table:table-cell>
          <table:table-cell office:value-type="string" calcext:value-type="string">
            <text:p>@P8247-POLUXDATA@\*1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5045-POLUXDATA@\*30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752, 0x652, 0xD8, 0xC9, 2)</text:p>
          </table:table-cell>
          <table:table-cell table:style-name="ce17" office:value-type="string" calcext:value-type="string">
            <text:p>CanRequest(0x752, 0x652, 0xD8, 0xC9, 2)/10</text:p>
          </table:table-cell>
          <table:table-cell table:number-columns-repeated="2" office:value-type="string" calcext:value-type="string">
            <text:p>float(CanRequest(0x752, 0x652, 0xD8, 0xC9, 2))/10</text:p>
          </table:table-cell>
          <table:table-cell table:style-name="ce17" office:value-type="string" calcext:value-type="string">
            <text:p>float MP_CONSOMMATION_CARBURANT_MOYENNE_TRAJET2 = float(CanRequest(0x752, 0x652, 0xD8, 0xC9, 2))/10;</text:p>
          </table:table-cell>
          <table:table-cell table:style-name="ce17" office:value-type="string" calcext:value-type="string">
            <text:p>float FuelTrip2 = float(CanRequest(0x752, 0x652, 0xD8, 0xC9, 2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FuelFast</text:p>
          </table:table-cell>
          <table:table-cell office:value-type="string" calcext:value-type="string">
            <text:p>L/km /100 ?</text:p>
          </table:table-cell>
          <table:table-cell office:value-type="float" office:value="38565" calcext:value-type="float">
            <text:p>38565</text:p>
          </table:table-cell>
          <table:table-cell office:value-type="string" calcext:value-type="string">
            <text:p>MP_CONSOMMATION_CARBURANT_RAPIDE</text:p>
          </table:table-cell>
          <table:table-cell office:value-type="string" calcext:value-type="string">
            <text:p>Consommation rapide de carburant</text:p>
          </table:table-cell>
          <table:table-cell office:value-type="string" calcext:value-type="string">
            <text:p>D8C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539-POLUXDATA</text:p>
          </table:table-cell>
          <table:table-cell office:value-type="string" calcext:value-type="string">
            <text:p>@P8247-POLUXDATA@\*1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5045-POLUXDATA@\*30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5</text:p>
          </table:table-cell>
          <table:table-cell table:style-name="ce17"/>
          <table:table-cell table:style-name="ce17" office:value-type="string" calcext:value-type="string">
            <text:p>CanRequest(0x752, 0x652, 0xD8, 0xCA, 2)</text:p>
          </table:table-cell>
          <table:table-cell table:style-name="ce17" office:value-type="string" calcext:value-type="string">
            <text:p>CanRequest(0x752, 0x652, 0xD8, 0xCA, 2)/5</text:p>
          </table:table-cell>
          <table:table-cell table:number-columns-repeated="2" office:value-type="string" calcext:value-type="string">
            <text:p>float(CanRequest(0x752, 0x652, 0xD8, 0xCA, 2))/5</text:p>
          </table:table-cell>
          <table:table-cell table:style-name="ce17" office:value-type="string" calcext:value-type="string">
            <text:p>float MP_CONSOMMATION_CARBURANT_RAPIDE = float(CanRequest(0x752, 0x652, 0xD8, 0xCA, 2))/5;</text:p>
          </table:table-cell>
          <table:table-cell table:style-name="ce17" office:value-type="string" calcext:value-type="string">
            <text:p>float FuelFast = float(CanRequest(0x752, 0x652, 0xD8, 0xCA, 2))/5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/>
          <table:table-cell office:value-type="string" calcext:value-type="string">
            <text:p>RemainKm</text:p>
          </table:table-cell>
          <table:table-cell office:value-type="string" calcext:value-type="string">
            <text:p>Km</text:p>
          </table:table-cell>
          <table:table-cell office:value-type="float" office:value="38566" calcext:value-type="float">
            <text:p>38566</text:p>
          </table:table-cell>
          <table:table-cell office:value-type="string" calcext:value-type="string">
            <text:p>MP_AUTONOMIE_CARBURANT_CALCULE</text:p>
          </table:table-cell>
          <table:table-cell office:value-type="string" calcext:value-type="string">
            <text:p>Autonomie en carburant calculée</text:p>
          </table:table-cell>
          <table:table-cell office:value-type="string" calcext:value-type="string">
            <text:p>D8E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595-POLUXDATA</text:p>
          </table:table-cell>
          <table:table-cell office:value-type="string" calcext:value-type="string">
            <text:p>@TKm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5045-POLUXDATA@\*30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752, 0x652, 0xD8, 0xE1, 2)</text:p>
          </table:table-cell>
          <table:table-cell office:value-type="string" calcext:value-type="string">
            <text:p>float(CanRequest(0x752, 0x652, 0xD8, 0xE1, 2))</text:p>
          </table:table-cell>
          <table:table-cell office:value-type="string" calcext:value-type="string">
            <text:p>CanRequest(0x752, 0x652, 0xD8, 0xE1, 2)</text:p>
          </table:table-cell>
          <table:table-cell table:style-name="ce17" office:value-type="string" calcext:value-type="string">
            <text:p>int MP_AUTONOMIE_CARBURANT_CALCULE = CanRequest(0x752, 0x652, 0xD8, 0xE1, 2);</text:p>
          </table:table-cell>
          <table:table-cell table:style-name="ce17" office:value-type="string" calcext:value-type="string">
            <text:p>int RemainKm = CanRequest(0x752, 0x652, 0xD8, 0xE1, 2)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568" calcext:value-type="float">
            <text:p>38568</text:p>
          </table:table-cell>
          <table:table-cell office:value-type="string" calcext:value-type="string">
            <text:p>MP_DUREE_TRAJET1</text:p>
          </table:table-cell>
          <table:table-cell office:value-type="string" calcext:value-type="string">
            <text:p>Durée du trajet 1</text:p>
          </table:table-cell>
          <table:table-cell office:value-type="string" calcext:value-type="string">
            <text:p>DB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465-POLUXDATA@\*1</text:p>
          </table:table-cell>
          <table:table-cell office:value-type="string" calcext:value-type="string">
            <text:p>@P24345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30346-POLUXDATA@\*1@\*1@T.@P29499-POLUXDATA@\*1@T.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2</text:p>
          </table:table-cell>
          <table:table-cell table:style-name="ce17"/>
          <table:table-cell table:style-name="ce17" office:value-type="string" calcext:value-type="string">
            <text:p>CanRequest(0x752, 0x652, 0xDB, 0x98, 4)</text:p>
          </table:table-cell>
          <table:table-cell table:style-name="ce17" office:value-type="string" calcext:value-type="string">
            <text:p>CanRequest(0x752, 0x652, 0xDB, 0x98, 4)/2</text:p>
          </table:table-cell>
          <table:table-cell table:number-columns-repeated="2" office:value-type="string" calcext:value-type="string">
            <text:p>float(CanRequest(0x752, 0x652, 0xDB, 0x98, 4))/2</text:p>
          </table:table-cell>
          <table:table-cell table:style-name="ce17" office:value-type="string" calcext:value-type="string">
            <text:p>float MP_DUREE_TRAJET1 = float(CanRequest(0x752, 0x652, 0xDB, 0x98, 4))/2;</text:p>
          </table:table-cell>
          <table:table-cell table:style-name="ce17" office:value-type="string" calcext:value-type="string">
            <text:p>float <text:s/>= float(CanRequest(0x752, 0x652, 0xDB, 0x98, 4))/2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569" calcext:value-type="float">
            <text:p>38569</text:p>
          </table:table-cell>
          <table:table-cell office:value-type="string" calcext:value-type="string">
            <text:p>MP_DUREE_TRAJET2</text:p>
          </table:table-cell>
          <table:table-cell office:value-type="string" calcext:value-type="string">
            <text:p>Durée du trajet 2</text:p>
          </table:table-cell>
          <table:table-cell office:value-type="string" calcext:value-type="string">
            <text:p>DB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465-POLUXDATA@\*2</text:p>
          </table:table-cell>
          <table:table-cell office:value-type="string" calcext:value-type="string">
            <text:p>@P24345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30346-POLUXDATA@\*2@\*2@T.@P29499-POLUXDATA@\*2@T.</text:p>
          </table:table-cell>
          <table:table-cell table:style-name="ce10" office:value-type="string" calcext:value-type="string">
            <text:p>1.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2</text:p>
          </table:table-cell>
          <table:table-cell table:style-name="ce17"/>
          <table:table-cell table:style-name="ce17" office:value-type="string" calcext:value-type="string">
            <text:p>CanRequest(0x752, 0x652, 0xDB, 0x99, 4)</text:p>
          </table:table-cell>
          <table:table-cell table:style-name="ce17" office:value-type="string" calcext:value-type="string">
            <text:p>CanRequest(0x752, 0x652, 0xDB, 0x99, 4)/2</text:p>
          </table:table-cell>
          <table:table-cell table:number-columns-repeated="2" office:value-type="string" calcext:value-type="string">
            <text:p>float(CanRequest(0x752, 0x652, 0xDB, 0x99, 4))/2</text:p>
          </table:table-cell>
          <table:table-cell table:style-name="ce17" office:value-type="string" calcext:value-type="string">
            <text:p>float MP_DUREE_TRAJET2 = float(CanRequest(0x752, 0x652, 0xDB, 0x99, 4))/2;</text:p>
          </table:table-cell>
          <table:table-cell table:style-name="ce17" office:value-type="string" calcext:value-type="string">
            <text:p>float <text:s/>= float(CanRequest(0x752, 0x652, 0xDB, 0x99, 4))/2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570" calcext:value-type="float">
            <text:p>38570</text:p>
          </table:table-cell>
          <table:table-cell office:value-type="string" calcext:value-type="string">
            <text:p>MP_KILOMETRAGE_TRAJET1</text:p>
          </table:table-cell>
          <table:table-cell office:value-type="string" calcext:value-type="string">
            <text:p>Kilométrage du trajet 1</text:p>
          </table:table-cell>
          <table:table-cell office:value-type="string" calcext:value-type="string">
            <text:p>DB9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373-POLUXDATA@\*1</text:p>
          </table:table-cell>
          <table:table-cell office:value-type="string" calcext:value-type="string">
            <text:p>@P6176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000</text:p>
          </table:table-cell>
          <table:table-cell table:style-name="ce17"/>
          <table:table-cell table:style-name="ce17" office:value-type="string" calcext:value-type="string">
            <text:p>CanRequest(0x752, 0x652, 0xDB, 0x9A, 4)</text:p>
          </table:table-cell>
          <table:table-cell table:style-name="ce17" office:value-type="string" calcext:value-type="string">
            <text:p>CanRequest(0x752, 0x652, 0xDB, 0x9A, 4)/10000</text:p>
          </table:table-cell>
          <table:table-cell table:number-columns-repeated="2" office:value-type="string" calcext:value-type="string">
            <text:p>float(CanRequest(0x752, 0x652, 0xDB, 0x9A, 4))/10000</text:p>
          </table:table-cell>
          <table:table-cell table:style-name="ce17" office:value-type="string" calcext:value-type="string">
            <text:p>float MP_KILOMETRAGE_TRAJET1 = float(CanRequest(0x752, 0x652, 0xDB, 0x9A, 4))/10000;</text:p>
          </table:table-cell>
          <table:table-cell table:style-name="ce17" office:value-type="string" calcext:value-type="string">
            <text:p>float <text:s/>= float(CanRequest(0x752, 0x652, 0xDB, 0x9A, 4))/1000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571" calcext:value-type="float">
            <text:p>38571</text:p>
          </table:table-cell>
          <table:table-cell office:value-type="string" calcext:value-type="string">
            <text:p>MP_KILOMETRAGE_TRAJET2</text:p>
          </table:table-cell>
          <table:table-cell office:value-type="string" calcext:value-type="string">
            <text:p>Kilométrage du trajet 2</text:p>
          </table:table-cell>
          <table:table-cell office:value-type="string" calcext:value-type="string">
            <text:p>DB9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373-POLUXDATA@\*2</text:p>
          </table:table-cell>
          <table:table-cell office:value-type="string" calcext:value-type="string">
            <text:p>@P6176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000</text:p>
          </table:table-cell>
          <table:table-cell table:style-name="ce17"/>
          <table:table-cell table:style-name="ce17" office:value-type="string" calcext:value-type="string">
            <text:p>CanRequest(0x752, 0x652, 0xDB, 0x9B, 4)</text:p>
          </table:table-cell>
          <table:table-cell table:style-name="ce17" office:value-type="string" calcext:value-type="string">
            <text:p>CanRequest(0x752, 0x652, 0xDB, 0x9B, 4)/10000</text:p>
          </table:table-cell>
          <table:table-cell table:number-columns-repeated="2" office:value-type="string" calcext:value-type="string">
            <text:p>float(CanRequest(0x752, 0x652, 0xDB, 0x9B, 4))/10000</text:p>
          </table:table-cell>
          <table:table-cell table:style-name="ce17" office:value-type="string" calcext:value-type="string">
            <text:p>float MP_KILOMETRAGE_TRAJET2 = float(CanRequest(0x752, 0x652, 0xDB, 0x9B, 4))/10000;</text:p>
          </table:table-cell>
          <table:table-cell table:style-name="ce17" office:value-type="string" calcext:value-type="string">
            <text:p>float <text:s/>= float(CanRequest(0x752, 0x652, 0xDB, 0x9B, 4))/1000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572" calcext:value-type="float">
            <text:p>38572</text:p>
          </table:table-cell>
          <table:table-cell office:value-type="string" calcext:value-type="string">
            <text:p>MP_COMPTEUR_TEMPOREL_VEHICULE</text:p>
          </table:table-cell>
          <table:table-cell office:value-type="string" calcext:value-type="string">
            <text:p>Compteur temporel du véhicule</text:p>
          </table:table-cell>
          <table:table-cell office:value-type="string" calcext:value-type="string">
            <text:p>DBE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510-POLUXDATA</text:p>
          </table:table-cell>
          <table:table-cell office:value-type="string" calcext:value-type="string">
            <text:p>@TS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752, 0x652, 0xDB, 0xE3, 4)</text:p>
          </table:table-cell>
          <table:table-cell table:style-name="ce17" office:value-type="string" calcext:value-type="string">
            <text:p>CanRequest(0x752, 0x652, 0xDB, 0xE3, 4)/10</text:p>
          </table:table-cell>
          <table:table-cell table:number-columns-repeated="2" office:value-type="string" calcext:value-type="string">
            <text:p>float(CanRequest(0x752, 0x652, 0xDB, 0xE3, 4))/10</text:p>
          </table:table-cell>
          <table:table-cell table:style-name="ce17" office:value-type="string" calcext:value-type="string">
            <text:p>float MP_COMPTEUR_TEMPOREL_VEHICULE = float(CanRequest(0x752, 0x652, 0xDB, 0xE3, 4))/10;</text:p>
          </table:table-cell>
          <table:table-cell table:style-name="ce17" office:value-type="string" calcext:value-type="string">
            <text:p>float <text:s/>= float(CanRequest(0x752, 0x652, 0xDB, 0xE3, 4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8573" calcext:value-type="float">
            <text:p>38573</text:p>
          </table:table-cell>
          <table:table-cell office:value-type="string" calcext:value-type="string">
            <text:p>MP_COMPTEUR_REDEMARRAGE_STOP_START</text:p>
          </table:table-cell>
          <table:table-cell office:value-type="string" calcext:value-type="string">
            <text:p>Compteur de redémarrage du moteur par la fonction Stop and Start</text:p>
          </table:table-cell>
          <table:table-cell office:value-type="string" calcext:value-type="string">
            <text:p>DB7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18557-POLUXDAT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number-columns-repeated="2" table:style-name="ce17" office:value-type="string" calcext:value-type="string">
            <text:p>*50</text:p>
          </table:table-cell>
          <table:table-cell table:style-name="ce17"/>
          <table:table-cell table:style-name="ce17" office:value-type="string" calcext:value-type="string">
            <text:p>CanRequest(0x752, 0x652, 0xDB, 0x7D, 2)</text:p>
          </table:table-cell>
          <table:table-cell table:style-name="ce17" office:value-type="string" calcext:value-type="string">
            <text:p>CanRequest(0x752, 0x652, 0xDB, 0x7D, 2)*50</text:p>
          </table:table-cell>
          <table:table-cell office:value-type="string" calcext:value-type="string">
            <text:p>float(CanRequest(0x752, 0x652, 0xDB, 0x7D, 2))*50</text:p>
          </table:table-cell>
          <table:table-cell office:value-type="string" calcext:value-type="string">
            <text:p>CanRequest(0x752, 0x652, 0xDB, 0x7D, 2)*50</text:p>
          </table:table-cell>
          <table:table-cell table:style-name="ce17" office:value-type="string" calcext:value-type="string">
            <text:p>int MP_COMPTEUR_REDEMARRAGE_STOP_START = CanRequest(0x752, 0x652, 0xDB, 0x7D, 2)*50;</text:p>
          </table:table-cell>
          <table:table-cell table:style-name="ce17" office:value-type="string" calcext:value-type="string">
            <text:p>int <text:s/>= CanRequest(0x752, 0x652, 0xDB, 0x7D, 2)*5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9512" calcext:value-type="float">
            <text:p>39512</text:p>
          </table:table-cell>
          <table:table-cell office:value-type="string" calcext:value-type="string">
            <text:p>MP_ETAT_PILOTAGE_VANNE_CYLINDREE_COMPRESSEUR_REFRIGERATION</text:p>
          </table:table-cell>
          <table:table-cell/>
          <table:table-cell office:value-type="string" calcext:value-type="string">
            <text:p>D92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27759-POLUXDATA</text:p>
          </table:table-cell>
          <table:table-cell office:value-type="string" calcext:value-type="string">
            <text:p>@P4108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752, 0x652, 0xD9, 0x2C, 1)</text:p>
          </table:table-cell>
          <table:table-cell office:value-type="string" calcext:value-type="string">
            <text:p>float(CanRequest(0x752, 0x652, 0xD9, 0x2C, 1))</text:p>
          </table:table-cell>
          <table:table-cell office:value-type="string" calcext:value-type="string">
            <text:p>CanRequest(0x752, 0x652, 0xD9, 0x2C, 1)</text:p>
          </table:table-cell>
          <table:table-cell table:style-name="ce17" office:value-type="string" calcext:value-type="string">
            <text:p>int MP_ETAT_PILOTAGE_VANNE_CYLINDREE_COMPRESSEUR_REFRIGERATION = CanRequest(0x752, 0x652, 0xD9, 0x2C, 1);</text:p>
          </table:table-cell>
          <table:table-cell table:style-name="ce17" office:value-type="string" calcext:value-type="string">
            <text:p>int <text:s/>= CanRequest(0x752, 0x652, 0xD9, 0x2C, 1)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9529" calcext:value-type="float">
            <text:p>39529</text:p>
          </table:table-cell>
          <table:table-cell office:value-type="string" calcext:value-type="string">
            <text:p>MP_REGIME_MOTEUR</text:p>
          </table:table-cell>
          <table:table-cell/>
          <table:table-cell office:value-type="string" calcext:value-type="string">
            <text:p>DBD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7917-POLUXDATA</text:p>
          </table:table-cell>
          <table:table-cell office:value-type="string" calcext:value-type="string">
            <text:p>@P15722-POLUXDATA@\*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@P8204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8</text:p>
          </table:table-cell>
          <table:table-cell table:style-name="ce17"/>
          <table:table-cell table:style-name="ce17" office:value-type="string" calcext:value-type="string">
            <text:p>CanRequest(0x752, 0x652, 0xDB, 0xDB, 2)</text:p>
          </table:table-cell>
          <table:table-cell table:style-name="ce17" office:value-type="string" calcext:value-type="string">
            <text:p>CanRequest(0x752, 0x652, 0xDB, 0xDB, 2)/8</text:p>
          </table:table-cell>
          <table:table-cell table:number-columns-repeated="2" office:value-type="string" calcext:value-type="string">
            <text:p>float(CanRequest(0x752, 0x652, 0xDB, 0xDB, 2))/8</text:p>
          </table:table-cell>
          <table:table-cell table:style-name="ce17" office:value-type="string" calcext:value-type="string">
            <text:p>float MP_REGIME_MOTEUR = float(CanRequest(0x752, 0x652, 0xDB, 0xDB, 2))/8;</text:p>
          </table:table-cell>
          <table:table-cell table:style-name="ce17" office:value-type="string" calcext:value-type="string">
            <text:p>float <text:s/>= float(CanRequest(0x752, 0x652, 0xDB, 0xDB, 2))/8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9530" calcext:value-type="float">
            <text:p>39530</text:p>
          </table:table-cell>
          <table:table-cell office:value-type="string" calcext:value-type="string">
            <text:p>MP_ACCELERATION_LONGITUDINALE_VEHICULE</text:p>
          </table:table-cell>
          <table:table-cell/>
          <table:table-cell office:value-type="string" calcext:value-type="string">
            <text:p>DBD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35646-POLUXDATA</text:p>
          </table:table-cell>
          <table:table-cell office:value-type="string" calcext:value-type="string">
            <text:p>@L2592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08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12,5</text:p>
          </table:table-cell>
          <table:table-cell table:style-name="ce17" office:value-type="string" calcext:value-type="string">
            <text:p>*0,08</text:p>
          </table:table-cell>
          <table:table-cell table:style-name="ce17" office:value-type="float" office:value="-14" calcext:value-type="float">
            <text:p>-14</text:p>
          </table:table-cell>
          <table:table-cell table:style-name="ce17" office:value-type="string" calcext:value-type="string">
            <text:p>CanRequest(0x752, 0x652, 0xDB, 0xDC, 1)</text:p>
          </table:table-cell>
          <table:table-cell table:style-name="ce17" office:value-type="string" calcext:value-type="string">
            <text:p>CanRequest(0x752, 0x652, 0xDB, 0xDC, 1)*0,08-14</text:p>
          </table:table-cell>
          <table:table-cell table:number-columns-repeated="2" office:value-type="string" calcext:value-type="string">
            <text:p>float(CanRequest(0x752, 0x652, 0xDB, 0xDC, 1))*0,08-14</text:p>
          </table:table-cell>
          <table:table-cell table:style-name="ce17" office:value-type="string" calcext:value-type="string">
            <text:p>float MP_ACCELERATION_LONGITUDINALE_VEHICULE = float(CanRequest(0x752, 0x652, 0xDB, 0xDC, 1))*0,08-14;</text:p>
          </table:table-cell>
          <table:table-cell table:style-name="ce17" office:value-type="string" calcext:value-type="string">
            <text:p>float <text:s/>= float(CanRequest(0x752, 0x652, 0xDB, 0xDC, 1))*0,08-14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9618" calcext:value-type="float">
            <text:p>39618</text:p>
          </table:table-cell>
          <table:table-cell office:value-type="string" calcext:value-type="string">
            <text:p>MP_LKA_TYPE_DE_LIGNE_GAUCHE_DETECTE</text:p>
          </table:table-cell>
          <table:table-cell office:value-type="string" calcext:value-type="string">
            <text:p>Indice AM1</text:p>
          </table:table-cell>
          <table:table-cell office:value-type="string" calcext:value-type="string">
            <text:p>DCD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49041-POLUXDAT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752, 0x652, 0xDC, 0xDB, 1)</text:p>
          </table:table-cell>
          <table:table-cell office:value-type="string" calcext:value-type="string">
            <text:p>float(CanRequest(0x752, 0x652, 0xDC, 0xDB, 1))</text:p>
          </table:table-cell>
          <table:table-cell office:value-type="string" calcext:value-type="string">
            <text:p>CanRequest(0x752, 0x652, 0xDC, 0xDB, 1)</text:p>
          </table:table-cell>
          <table:table-cell table:style-name="ce17" office:value-type="string" calcext:value-type="string">
            <text:p>int MP_LKA_TYPE_DE_LIGNE_GAUCHE_DETECTE = CanRequest(0x752, 0x652, 0xDC, 0xDB, 1);</text:p>
          </table:table-cell>
          <table:table-cell table:style-name="ce17" office:value-type="string" calcext:value-type="string">
            <text:p>int <text:s/>= CanRequest(0x752, 0x652, 0xDC, 0xDB, 1)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9623" calcext:value-type="float">
            <text:p>39623</text:p>
          </table:table-cell>
          <table:table-cell office:value-type="string" calcext:value-type="string">
            <text:p>MP_LKA_TYPE_DE_LIGNE_DROITE_DETECTE</text:p>
          </table:table-cell>
          <table:table-cell office:value-type="string" calcext:value-type="string">
            <text:p>Indice AM1</text:p>
          </table:table-cell>
          <table:table-cell office:value-type="string" calcext:value-type="string">
            <text:p>DCD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6" calcext:value-type="float">
            <text:p>0,01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ètre</text:p>
          </table:table-cell>
          <table:table-cell/>
          <table:table-cell office:value-type="string" calcext:value-type="string">
            <text:p>@P49042-POLUXDAT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016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62,5</text:p>
          </table:table-cell>
          <table:table-cell table:style-name="ce17" office:value-type="string" calcext:value-type="string">
            <text:p>*0,016</text:p>
          </table:table-cell>
          <table:table-cell table:style-name="ce17" office:value-type="string" calcext:value-type="string">
            <text:p>+313</text:p>
          </table:table-cell>
          <table:table-cell table:style-name="ce17" office:value-type="string" calcext:value-type="string">
            <text:p>CanRequest(0x752, 0x652, 0xDC, 0xDC, 1)</text:p>
          </table:table-cell>
          <table:table-cell table:style-name="ce17" office:value-type="string" calcext:value-type="string">
            <text:p>CanRequest(0x752, 0x652, 0xDC, 0xDC, 1)*0,016+313</text:p>
          </table:table-cell>
          <table:table-cell table:number-columns-repeated="2" office:value-type="string" calcext:value-type="string">
            <text:p>float(CanRequest(0x752, 0x652, 0xDC, 0xDC, 1))*0,016+313</text:p>
          </table:table-cell>
          <table:table-cell table:style-name="ce17" office:value-type="string" calcext:value-type="string">
            <text:p>float MP_LKA_TYPE_DE_LIGNE_DROITE_DETECTE = float(CanRequest(0x752, 0x652, 0xDC, 0xDC, 1))*0,016+313;</text:p>
          </table:table-cell>
          <table:table-cell table:style-name="ce17" office:value-type="string" calcext:value-type="string">
            <text:p>float <text:s/>= float(CanRequest(0x752, 0x652, 0xDC, 0xDC, 1))*0,016+313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9624" calcext:value-type="float">
            <text:p>39624</text:p>
          </table:table-cell>
          <table:table-cell office:value-type="string" calcext:value-type="string">
            <text:p>MP_LKA_CONFIRMATION_DETECTION_DE_LIGNE_GAUCHE</text:p>
          </table:table-cell>
          <table:table-cell office:value-type="string" calcext:value-type="string">
            <text:p>Indice AM1</text:p>
          </table:table-cell>
          <table:table-cell office:value-type="string" calcext:value-type="string">
            <text:p>DCD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6" calcext:value-type="float">
            <text:p>0,01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ètre</text:p>
          </table:table-cell>
          <table:table-cell/>
          <table:table-cell office:value-type="string" calcext:value-type="string">
            <text:p>@P49045-POLUXDAT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016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62,5</text:p>
          </table:table-cell>
          <table:table-cell table:style-name="ce17" office:value-type="string" calcext:value-type="string">
            <text:p>*0,016</text:p>
          </table:table-cell>
          <table:table-cell table:style-name="ce17" office:value-type="string" calcext:value-type="string">
            <text:p>+313</text:p>
          </table:table-cell>
          <table:table-cell table:style-name="ce17" office:value-type="string" calcext:value-type="string">
            <text:p>CanRequest(0x752, 0x652, 0xDC, 0xDD, 1)</text:p>
          </table:table-cell>
          <table:table-cell table:style-name="ce17" office:value-type="string" calcext:value-type="string">
            <text:p>CanRequest(0x752, 0x652, 0xDC, 0xDD, 1)*0,016+313</text:p>
          </table:table-cell>
          <table:table-cell table:number-columns-repeated="2" office:value-type="string" calcext:value-type="string">
            <text:p>float(CanRequest(0x752, 0x652, 0xDC, 0xDD, 1))*0,016+313</text:p>
          </table:table-cell>
          <table:table-cell table:style-name="ce17" office:value-type="string" calcext:value-type="string">
            <text:p>float MP_LKA_CONFIRMATION_DETECTION_DE_LIGNE_GAUCHE = float(CanRequest(0x752, 0x652, 0xDC, 0xDD, 1))*0,016+313;</text:p>
          </table:table-cell>
          <table:table-cell table:style-name="ce17" office:value-type="string" calcext:value-type="string">
            <text:p>float <text:s/>= float(CanRequest(0x752, 0x652, 0xDC, 0xDD, 1))*0,016+313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9625" calcext:value-type="float">
            <text:p>39625</text:p>
          </table:table-cell>
          <table:table-cell office:value-type="string" calcext:value-type="string">
            <text:p>MP_LKA_CONFIRMATION_DETECTION_DE_LIGNE_DROITE</text:p>
          </table:table-cell>
          <table:table-cell office:value-type="string" calcext:value-type="string">
            <text:p>Indice AM1</text:p>
          </table:table-cell>
          <table:table-cell office:value-type="string" calcext:value-type="string">
            <text:p>DCD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6" calcext:value-type="float">
            <text:p>0,01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ètre</text:p>
          </table:table-cell>
          <table:table-cell/>
          <table:table-cell office:value-type="string" calcext:value-type="string">
            <text:p>@P49046-POLUXDAT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016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62,5</text:p>
          </table:table-cell>
          <table:table-cell table:style-name="ce17" office:value-type="string" calcext:value-type="string">
            <text:p>*0,016</text:p>
          </table:table-cell>
          <table:table-cell table:style-name="ce17" office:value-type="string" calcext:value-type="string">
            <text:p>+313</text:p>
          </table:table-cell>
          <table:table-cell table:style-name="ce17" office:value-type="string" calcext:value-type="string">
            <text:p>CanRequest(0x752, 0x652, 0xDC, 0xDE, 1)</text:p>
          </table:table-cell>
          <table:table-cell table:style-name="ce17" office:value-type="string" calcext:value-type="string">
            <text:p>CanRequest(0x752, 0x652, 0xDC, 0xDE, 1)*0,016+313</text:p>
          </table:table-cell>
          <table:table-cell table:number-columns-repeated="2" office:value-type="string" calcext:value-type="string">
            <text:p>float(CanRequest(0x752, 0x652, 0xDC, 0xDE, 1))*0,016+313</text:p>
          </table:table-cell>
          <table:table-cell table:style-name="ce17" office:value-type="string" calcext:value-type="string">
            <text:p>float MP_LKA_CONFIRMATION_DETECTION_DE_LIGNE_DROITE = float(CanRequest(0x752, 0x652, 0xDC, 0xDE, 1))*0,016+313;</text:p>
          </table:table-cell>
          <table:table-cell table:style-name="ce17" office:value-type="string" calcext:value-type="string">
            <text:p>float <text:s/>= float(CanRequest(0x752, 0x652, 0xDC, 0xDE, 1))*0,016+313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9626" calcext:value-type="float">
            <text:p>39626</text:p>
          </table:table-cell>
          <table:table-cell office:value-type="string" calcext:value-type="string">
            <text:p>MP_ETAT_FONCTION_LKA</text:p>
          </table:table-cell>
          <table:table-cell office:value-type="string" calcext:value-type="string">
            <text:p>Indice AM1</text:p>
          </table:table-cell>
          <table:table-cell office:value-type="string" calcext:value-type="string">
            <text:p>DCE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6" calcext:value-type="float">
            <text:p>0,01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ètre</text:p>
          </table:table-cell>
          <table:table-cell/>
          <table:table-cell office:value-type="string" calcext:value-type="string">
            <text:p>@P49390-POLUXDAT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016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62,5</text:p>
          </table:table-cell>
          <table:table-cell table:style-name="ce17" office:value-type="string" calcext:value-type="string">
            <text:p>*0,016</text:p>
          </table:table-cell>
          <table:table-cell table:style-name="ce17" office:value-type="string" calcext:value-type="string">
            <text:p>+313</text:p>
          </table:table-cell>
          <table:table-cell table:style-name="ce17" office:value-type="string" calcext:value-type="string">
            <text:p>CanRequest(0x752, 0x652, 0xDC, 0xE0, 1)</text:p>
          </table:table-cell>
          <table:table-cell table:style-name="ce17" office:value-type="string" calcext:value-type="string">
            <text:p>CanRequest(0x752, 0x652, 0xDC, 0xE0, 1)*0,016+313</text:p>
          </table:table-cell>
          <table:table-cell table:number-columns-repeated="2" office:value-type="string" calcext:value-type="string">
            <text:p>float(CanRequest(0x752, 0x652, 0xDC, 0xE0, 1))*0,016+313</text:p>
          </table:table-cell>
          <table:table-cell table:style-name="ce17" office:value-type="string" calcext:value-type="string">
            <text:p>float MP_ETAT_FONCTION_LKA = float(CanRequest(0x752, 0x652, 0xDC, 0xE0, 1))*0,016+313;</text:p>
          </table:table-cell>
          <table:table-cell table:style-name="ce17" office:value-type="string" calcext:value-type="string">
            <text:p>float <text:s/>= float(CanRequest(0x752, 0x652, 0xDC, 0xE0, 1))*0,016+313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9619" calcext:value-type="float">
            <text:p>39619</text:p>
          </table:table-cell>
          <table:table-cell office:value-type="string" calcext:value-type="string">
            <text:p>MP_LKA_TYPE_DE_SECONDE_LIGNE_GAUCHE_DETECTE</text:p>
          </table:table-cell>
          <table:table-cell office:value-type="string" calcext:value-type="string">
            <text:p>Type de seconde ligne gauche détectée par la fonction d'aide au maintien du véhicule dans la voie de circulation</text:p>
          </table:table-cell>
          <table:table-cell office:value-type="string" calcext:value-type="string">
            <text:p>DC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Seconde</text:p>
          </table:table-cell>
          <table:table-cell/>
          <table:table-cell office:value-type="string" calcext:value-type="string">
            <text:p>@P52720-POLUXDAT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752, 0x652, 0xDC, 0xEC, 1)</text:p>
          </table:table-cell>
          <table:table-cell office:value-type="string" calcext:value-type="string">
            <text:p>float(CanRequest(0x752, 0x652, 0xDC, 0xEC, 1))</text:p>
          </table:table-cell>
          <table:table-cell office:value-type="string" calcext:value-type="string">
            <text:p>CanRequest(0x752, 0x652, 0xDC, 0xEC, 1)</text:p>
          </table:table-cell>
          <table:table-cell table:style-name="ce17" office:value-type="string" calcext:value-type="string">
            <text:p>int MP_LKA_TYPE_DE_SECONDE_LIGNE_GAUCHE_DETECTE = CanRequest(0x752, 0x652, 0xDC, 0xEC, 1);</text:p>
          </table:table-cell>
          <table:table-cell table:style-name="ce17" office:value-type="string" calcext:value-type="string">
            <text:p>int <text:s/>= CanRequest(0x752, 0x652, 0xDC, 0xEC, 1)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752</text:p>
          </table:table-cell>
          <table:table-cell office:value-type="string" calcext:value-type="string">
            <text:p>0x652</text:p>
          </table:table-cell>
          <table:table-cell table:number-columns-repeated="3"/>
          <table:table-cell office:value-type="float" office:value="39622" calcext:value-type="float">
            <text:p>39622</text:p>
          </table:table-cell>
          <table:table-cell office:value-type="string" calcext:value-type="string">
            <text:p>MP_LKA_TYPE_DE_SECONDE_LIGNE_DROITE_DETECTE</text:p>
          </table:table-cell>
          <table:table-cell office:value-type="string" calcext:value-type="string">
            <text:p>Type de seconde ligne droite détectée par la fonction d'aide au maintien du véhicule dans la voie de circulation</text:p>
          </table:table-cell>
          <table:table-cell office:value-type="string" calcext:value-type="string">
            <text:p>DCE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6" calcext:value-type="float">
            <text:p>0,01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ètre</text:p>
          </table:table-cell>
          <table:table-cell/>
          <table:table-cell office:value-type="string" calcext:value-type="string">
            <text:p>@P52721-POLUXDAT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016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62,5</text:p>
          </table:table-cell>
          <table:table-cell table:style-name="ce17" office:value-type="string" calcext:value-type="string">
            <text:p>*0,016</text:p>
          </table:table-cell>
          <table:table-cell table:style-name="ce17" office:value-type="string" calcext:value-type="string">
            <text:p>+313</text:p>
          </table:table-cell>
          <table:table-cell table:style-name="ce17" office:value-type="string" calcext:value-type="string">
            <text:p>CanRequest(0x752, 0x652, 0xDC, 0xED, 1)</text:p>
          </table:table-cell>
          <table:table-cell table:style-name="ce17" office:value-type="string" calcext:value-type="string">
            <text:p>CanRequest(0x752, 0x652, 0xDC, 0xED, 1)*0,016+313</text:p>
          </table:table-cell>
          <table:table-cell table:number-columns-repeated="2" office:value-type="string" calcext:value-type="string">
            <text:p>float(CanRequest(0x752, 0x652, 0xDC, 0xED, 1))*0,016+313</text:p>
          </table:table-cell>
          <table:table-cell table:style-name="ce17" office:value-type="string" calcext:value-type="string">
            <text:p>float MP_LKA_TYPE_DE_SECONDE_LIGNE_DROITE_DETECTE = float(CanRequest(0x752, 0x652, 0xDC, 0xED, 1))*0,016+313;</text:p>
          </table:table-cell>
          <table:table-cell table:style-name="ce17" office:value-type="string" calcext:value-type="string">
            <text:p>float <text:s/>= float(CanRequest(0x752, 0x652, 0xDC, 0xED, 1))*0,016+313;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3"/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/>
          <table:table-cell table:style-name="ce17" table:number-columns-repeated="7"/>
          <table:table-cell office:value-type="string" calcext:value-type="string">
            <text:p>float()</text:p>
          </table:table-cell>
          <table:table-cell/>
          <table:table-cell table:style-name="ce17" table:number-columns-repeated="2"/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3"/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/>
          <table:table-cell table:style-name="ce17" table:number-columns-repeated="7"/>
          <table:table-cell office:value-type="string" calcext:value-type="string">
            <text:p>float()</text:p>
          </table:table-cell>
          <table:table-cell/>
          <table:table-cell table:style-name="ce17" table:number-columns-repeated="2"/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3"/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/>
          <table:table-cell table:style-name="ce17" table:number-columns-repeated="7"/>
          <table:table-cell office:value-type="string" calcext:value-type="string">
            <text:p>float()</text:p>
          </table:table-cell>
          <table:table-cell/>
          <table:table-cell table:style-name="ce17" table:number-columns-repeated="2"/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3"/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 table:formula="of:#N/A" office:value-type="string" office:string-value="" calcext:value-type="error">
            <text:p>#N/D</text:p>
          </table:table-cell>
          <table:table-cell table:style-name="ce10"/>
          <table:table-cell table:style-name="ce17" table:number-columns-repeated="7"/>
          <table:table-cell office:value-type="string" calcext:value-type="string">
            <text:p>float()</text:p>
          </table:table-cell>
          <table:table-cell/>
          <table:table-cell table:style-name="ce17" table:number-columns-repeated="2"/>
          <table:table-cell table:number-columns-repeated="986"/>
        </table:table-row>
        <table:table-row table:style-name="ro1">
          <table:table-cell table:style-name="ce2" office:value-type="string" calcext:value-type="string">
            <text:p>MEVD4-4</text:p>
          </table:table-cell>
          <table:table-cell table:style-name="ce2" office:value-type="string" calcext:value-type="string">
            <text:p>0x6A8</text:p>
          </table:table-cell>
          <table:table-cell table:style-name="ce2" office:value-type="string" calcext:value-type="string">
            <text:p>0x688</text:p>
          </table:table-cell>
          <table:table-cell table:style-name="ce2" table:number-columns-repeated="3"/>
          <table:table-cell table:style-name="ce2" office:value-type="float" office:value="169522" calcext:value-type="float">
            <text:p>169522</text:p>
          </table:table-cell>
          <table:table-cell table:style-name="ce2" office:value-type="string" calcext:value-type="string">
            <text:p>MP_TEMPERATURE_HUILE_MOTEUR</text:p>
          </table:table-cell>
          <table:table-cell table:style-name="ce2"/>
          <table:table-cell table:style-name="ce2" office:value-type="string" calcext:value-type="string">
            <text:p>D47D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string" calcext:value-type="string">
            <text:p>Undefined</text:p>
          </table:table-cell>
          <table:table-cell table:style-name="ce2"/>
          <table:table-cell table:style-name="ce16" office:value-type="string" calcext:value-type="string">
            <text:p>@P4658-POLUXDATA</text:p>
          </table:table-cell>
          <table:table-cell table:style-name="ce16" office:value-type="string" calcext:value-type="string">
            <text:p>@P2634-POLUXDATA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1.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9"/>
          <table:table-cell table:style-name="ce19" office:value-type="string" calcext:value-type="string">
            <text:p>float</text:p>
          </table:table-cell>
          <table:table-cell table:number-columns-repeated="2" table:style-name="ce19" office:value-type="string" calcext:value-type="string">
            <text:p>/10</text:p>
          </table:table-cell>
          <table:table-cell table:style-name="ce19"/>
          <table:table-cell table:style-name="ce19" office:value-type="string" calcext:value-type="string">
            <text:p>CanRequest(0x6A8, 0x688, 0xD4, 0x7D, 2)</text:p>
          </table:table-cell>
          <table:table-cell table:style-name="ce19" office:value-type="string" calcext:value-type="string">
            <text:p>CanRequest(0x6A8, 0x688, 0xD4, 0x7D, 2)/10</text:p>
          </table:table-cell>
          <table:table-cell table:number-columns-repeated="2" table:style-name="ce2" office:value-type="string" calcext:value-type="string">
            <text:p>float(CanRequest(0x6A8, 0x688, 0xD4, 0x7D, 2))/10</text:p>
          </table:table-cell>
          <table:table-cell table:style-name="ce19" office:value-type="string" calcext:value-type="string">
            <text:p>float MP_TEMPERATURE_HUILE_MOTEUR = float(CanRequest(0x6A8, 0x688, 0xD4, 0x7D, 2))/10;</text:p>
          </table:table-cell>
          <table:table-cell table:style-name="ce19" office:value-type="string" calcext:value-type="string">
            <text:p>float <text:s/>= float(CanRequest(0x6A8, 0x688, 0xD4, 0x7D, 2))/10;</text:p>
          </table:table-cell>
          <table:table-cell table:style-name="ce2"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/>
          <table:table-cell table:style-name="ce1" office:value-type="string" calcext:value-type="string">
            <text:p>PturboSet</text:p>
          </table:table-cell>
          <table:table-cell table:style-name="ce1" office:value-type="string" calcext:value-type="string">
            <text:p>mbar</text:p>
          </table:table-cell>
          <table:table-cell table:style-name="ce1" office:value-type="float" office:value="169530" calcext:value-type="float">
            <text:p>169530</text:p>
          </table:table-cell>
          <table:table-cell table:style-name="ce1" office:value-type="string" calcext:value-type="string">
            <text:p>MP_CONSIGNE_PRESSION_SURALIMENTATION_AIR</text:p>
          </table:table-cell>
          <table:table-cell table:style-name="ce1"/>
          <table:table-cell table:style-name="ce1" office:value-type="string" calcext:value-type="string">
            <text:p>D48D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8" office:value-type="float" office:value="0.00008" calcext:value-type="float">
            <text:p>0,00008000</text:p>
          </table:table-cell>
          <table:table-cell table:style-name="ce8" office:value-type="float" office:value="0" calcext:value-type="float">
            <text:p>0,00000000</text:p>
          </table:table-cell>
          <table:table-cell table:style-name="ce12" office:value-type="string" calcext:value-type="string">
            <text:p>Undefined</text:p>
          </table:table-cell>
          <table:table-cell table:style-name="ce1"/>
          <table:table-cell table:style-name="ce15" office:value-type="string" calcext:value-type="string">
            <text:p>@P10714-POLUXDATA</text:p>
          </table:table-cell>
          <table:table-cell table:style-name="ce15" office:value-type="string" calcext:value-type="string">
            <text:p>@P13660-POLUXDATA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1.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float</text:p>
          </table:table-cell>
          <table:table-cell table:number-columns-repeated="2" table:style-name="ce18" office:value-type="string" calcext:value-type="string">
            <text:p>/12500</text:p>
          </table:table-cell>
          <table:table-cell table:style-name="ce18"/>
          <table:table-cell table:style-name="ce18" office:value-type="string" calcext:value-type="string">
            <text:p>CanRequest(0x6A8, 0x688, 0xD4, 0x8D, 2)</text:p>
          </table:table-cell>
          <table:table-cell table:style-name="ce18" office:value-type="string" calcext:value-type="string">
            <text:p>CanRequest(0x6A8, 0x688, 0xD4, 0x8D, 2)/12500</text:p>
          </table:table-cell>
          <table:table-cell table:number-columns-repeated="2" table:style-name="ce1" office:value-type="string" calcext:value-type="string">
            <text:p>float(CanRequest(0x6A8, 0x688, 0xD4, 0x8D, 2))/12500</text:p>
          </table:table-cell>
          <table:table-cell table:style-name="ce18" office:value-type="string" calcext:value-type="string">
            <text:p>float MP_CONSIGNE_PRESSION_SURALIMENTATION_AIR = float(CanRequest(0x6A8, 0x688, 0xD4, 0x8D, 2))/12500;</text:p>
          </table:table-cell>
          <table:table-cell table:style-name="ce18" office:value-type="string" calcext:value-type="string">
            <text:p>float PturboSet = float(CanRequest(0x6A8, 0x688, 0xD4, 0x8D, 2))/12500;</text:p>
          </table:table-cell>
          <table:table-cell table:style-name="ce1"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/>
          <table:table-cell table:style-name="ce1" office:value-type="string" calcext:value-type="string">
            <text:p>PturboSet</text:p>
          </table:table-cell>
          <table:table-cell table:style-name="ce1" office:value-type="string" calcext:value-type="string">
            <text:p>bar</text:p>
          </table:table-cell>
          <table:table-cell table:style-name="ce1"/>
          <table:table-cell table:style-name="ce1" office:value-type="string" calcext:value-type="string">
            <text:p>MP_CONSIGNE_PRESSION_SURALIMENTATION_AIR</text:p>
          </table:table-cell>
          <table:table-cell table:style-name="ce1"/>
          <table:table-cell table:style-name="ce1" office:value-type="string" calcext:value-type="string">
            <text:p>D48D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8" office:value-type="float" office:value="0.00000008" calcext:value-type="float">
            <text:p>0,00000008</text:p>
          </table:table-cell>
          <table:table-cell table:style-name="ce8" office:value-type="float" office:value="0" calcext:value-type="float">
            <text:p>0,00000000</text:p>
          </table:table-cell>
          <table:table-cell table:style-name="ce12" table:formula="of:#N/A" office:value-type="string" office:string-value="" calcext:value-type="error">
            <text:p>#N/D</text:p>
          </table:table-cell>
          <table:table-cell table:style-name="ce1"/>
          <table:table-cell table:style-name="ce15" office:value-type="string" calcext:value-type="string">
            <text:p>@P10714-POLUXDATA</text:p>
          </table:table-cell>
          <table:table-cell table:style-name="ce15" office:value-type="string" calcext:value-type="string">
            <text:p>@P13660-POLUXDATA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1.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float</text:p>
          </table:table-cell>
          <table:table-cell table:number-columns-repeated="2" table:style-name="ce18" office:value-type="string" calcext:value-type="string">
            <text:p>/12500000</text:p>
          </table:table-cell>
          <table:table-cell table:style-name="ce18"/>
          <table:table-cell table:style-name="ce18" office:value-type="string" calcext:value-type="string">
            <text:p>CanRequest(0x6A8, 0x688, 0xD4, 0x8D, 2)</text:p>
          </table:table-cell>
          <table:table-cell table:style-name="ce18" office:value-type="string" calcext:value-type="string">
            <text:p>CanRequest(0x6A8, 0x688, 0xD4, 0x8D, 2)/12500000</text:p>
          </table:table-cell>
          <table:table-cell table:number-columns-repeated="2" table:style-name="ce1" office:value-type="string" calcext:value-type="string">
            <text:p>float(CanRequest(0x6A8, 0x688, 0xD4, 0x8D, 2))/12500000</text:p>
          </table:table-cell>
          <table:table-cell table:style-name="ce18" office:value-type="string" calcext:value-type="string">
            <text:p>float MP_CONSIGNE_PRESSION_SURALIMENTATION_AIR = float(CanRequest(0x6A8, 0x688, 0xD4, 0x8D, 2))/12500000;</text:p>
          </table:table-cell>
          <table:table-cell table:style-name="ce18" office:value-type="string" calcext:value-type="string">
            <text:p>float PturboSet = float(CanRequest(0x6A8, 0x688, 0xD4, 0x8D, 2))/12500000;</text:p>
          </table:table-cell>
          <table:table-cell table:style-name="ce1"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/>
          <table:table-cell table:style-name="ce1" office:value-type="string" calcext:value-type="string">
            <text:p>AirflowSet</text:p>
          </table:table-cell>
          <table:table-cell table:style-name="ce1" office:value-type="string" calcext:value-type="string">
            <text:p>Kg/h</text:p>
          </table:table-cell>
          <table:table-cell table:style-name="ce1" office:value-type="float" office:value="169531" calcext:value-type="float">
            <text:p>169531</text:p>
          </table:table-cell>
          <table:table-cell table:style-name="ce1" office:value-type="string" calcext:value-type="string">
            <text:p>MP_CONSIGNE_DEBIT_AIR</text:p>
          </table:table-cell>
          <table:table-cell table:style-name="ce1"/>
          <table:table-cell table:style-name="ce1" office:value-type="string" calcext:value-type="string">
            <text:p>D48E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" office:value-type="float" office:value="0.05493164" calcext:value-type="float">
            <text:p>0,0549316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Undefined</text:p>
          </table:table-cell>
          <table:table-cell table:style-name="ce1"/>
          <table:table-cell table:style-name="ce15" office:value-type="string" calcext:value-type="string">
            <text:p>@P3733-POLUXDATA</text:p>
          </table:table-cell>
          <table:table-cell table:style-name="ce15" office:value-type="string" calcext:value-type="string">
            <text:p>@P6960-POLUXDATA@\*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@P11610-POLUXDATA</text:p>
          </table:table-cell>
          <table:table-cell table:style-name="ce12" office:value-type="string" calcext:value-type="string">
            <text:p>1.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 office:value-type="string" calcext:value-type="string">
            <text:p>*0,05493164</text:p>
          </table:table-cell>
          <table:table-cell table:style-name="ce18" office:value-type="string" calcext:value-type="string">
            <text:p>float</text:p>
          </table:table-cell>
          <table:table-cell table:style-name="ce18" office:value-type="string" calcext:value-type="string">
            <text:p>/18,2044446515706</text:p>
          </table:table-cell>
          <table:table-cell table:style-name="ce18" office:value-type="string" calcext:value-type="string">
            <text:p>*0,05493164</text:p>
          </table:table-cell>
          <table:table-cell table:style-name="ce18"/>
          <table:table-cell table:style-name="ce18" office:value-type="string" calcext:value-type="string">
            <text:p>CanRequest(0x6A8, 0x688, 0xD4, 0x8E, 2)</text:p>
          </table:table-cell>
          <table:table-cell table:style-name="ce18" office:value-type="string" calcext:value-type="string">
            <text:p>CanRequest(0x6A8, 0x688, 0xD4, 0x8E, 2)*0,05493164</text:p>
          </table:table-cell>
          <table:table-cell table:number-columns-repeated="2" table:style-name="ce1" office:value-type="string" calcext:value-type="string">
            <text:p>float(CanRequest(0x6A8, 0x688, 0xD4, 0x8E, 2))*0,05493164</text:p>
          </table:table-cell>
          <table:table-cell table:style-name="ce18" office:value-type="string" calcext:value-type="string">
            <text:p>float MP_CONSIGNE_DEBIT_AIR = float(CanRequest(0x6A8, 0x688, 0xD4, 0x8E, 2))*0,05493164;</text:p>
          </table:table-cell>
          <table:table-cell table:style-name="ce18" office:value-type="string" calcext:value-type="string">
            <text:p>float AirflowSet = float(CanRequest(0x6A8, 0x688, 0xD4, 0x8E, 2))*0,05493164;</text:p>
          </table:table-cell>
          <table:table-cell table:style-name="ce1"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/>
          <table:table-cell table:style-name="ce1" office:value-type="string" calcext:value-type="string">
            <text:p>Torque</text:p>
          </table:table-cell>
          <table:table-cell table:style-name="ce1" office:value-type="string" calcext:value-type="string">
            <text:p>Nm</text:p>
          </table:table-cell>
          <table:table-cell table:style-name="ce1" office:value-type="float" office:value="169594" calcext:value-type="float">
            <text:p>169594</text:p>
          </table:table-cell>
          <table:table-cell table:style-name="ce1" office:value-type="string" calcext:value-type="string">
            <text:p>MP_COUPLE_REEL</text:p>
          </table:table-cell>
          <table:table-cell table:style-name="ce1"/>
          <table:table-cell table:style-name="ce1" office:value-type="string" calcext:value-type="string">
            <text:p>D72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" office:value-type="float" office:value="0.0625" calcext:value-type="float">
            <text:p>0,0625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Pourcent</text:p>
          </table:table-cell>
          <table:table-cell table:style-name="ce1"/>
          <table:table-cell table:style-name="ce15" office:value-type="string" calcext:value-type="string">
            <text:p>@P13829-POLUXDATA</text:p>
          </table:table-cell>
          <table:table-cell table:style-name="ce15" office:value-type="string" calcext:value-type="string">
            <text:p>@P15085-POLUXDATA@\*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@P24932-POLUXDATA@T.</text:p>
          </table:table-cell>
          <table:table-cell table:style-name="ce12" office:value-type="string" calcext:value-type="string">
            <text:p>3.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float</text:p>
          </table:table-cell>
          <table:table-cell table:number-columns-repeated="2" table:style-name="ce18" office:value-type="string" calcext:value-type="string">
            <text:p>/16</text:p>
          </table:table-cell>
          <table:table-cell table:style-name="ce18"/>
          <table:table-cell table:style-name="ce18" office:value-type="string" calcext:value-type="string">
            <text:p>CanRequest(0x6A8, 0x688, 0xD7, 0x28, 2)</text:p>
          </table:table-cell>
          <table:table-cell table:style-name="ce18" office:value-type="string" calcext:value-type="string">
            <text:p>CanRequest(0x6A8, 0x688, 0xD7, 0x28, 2)/16</text:p>
          </table:table-cell>
          <table:table-cell table:number-columns-repeated="2" table:style-name="ce1" office:value-type="string" calcext:value-type="string">
            <text:p>float(CanRequest(0x6A8, 0x688, 0xD7, 0x28, 2))/16</text:p>
          </table:table-cell>
          <table:table-cell table:style-name="ce18" office:value-type="string" calcext:value-type="string">
            <text:p>float MP_COUPLE_REEL = float(CanRequest(0x6A8, 0x688, 0xD7, 0x28, 2))/16;</text:p>
          </table:table-cell>
          <table:table-cell table:style-name="ce18" office:value-type="string" calcext:value-type="string">
            <text:p>float Torque = float(CanRequest(0x6A8, 0x688, 0xD7, 0x28, 2))/16;</text:p>
          </table:table-cell>
          <table:table-cell table:style-name="ce1"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/>
          <table:table-cell table:style-name="ce1" office:value-type="string" calcext:value-type="string">
            <text:p>Pmap</text:p>
          </table:table-cell>
          <table:table-cell table:style-name="ce1" office:value-type="string" calcext:value-type="string">
            <text:p>mbar</text:p>
          </table:table-cell>
          <table:table-cell table:style-name="ce1" office:value-type="float" office:value="169532" calcext:value-type="float">
            <text:p>169532</text:p>
          </table:table-cell>
          <table:table-cell table:style-name="ce1" office:value-type="string" calcext:value-type="string">
            <text:p>MP_PRESSION_ADMISSION_MESUREE</text:p>
          </table:table-cell>
          <table:table-cell table:style-name="ce1"/>
          <table:table-cell table:style-name="ce1" office:value-type="string" calcext:value-type="string">
            <text:p>D4D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" office:value-type="float" office:value="0.078125" calcext:value-type="float">
            <text:p>0,078125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Undefined</text:p>
          </table:table-cell>
          <table:table-cell table:style-name="ce1"/>
          <table:table-cell table:style-name="ce15" office:value-type="string" calcext:value-type="string">
            <text:p>@P13128-POLUXDATA</text:p>
          </table:table-cell>
          <table:table-cell table:style-name="ce15" office:value-type="string" calcext:value-type="string">
            <text:p>@I3019-POLUXDATA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1.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 office:value-type="string" calcext:value-type="string">
            <text:p>*0,078125</text:p>
          </table:table-cell>
          <table:table-cell table:style-name="ce18" office:value-type="string" calcext:value-type="string">
            <text:p>float</text:p>
          </table:table-cell>
          <table:table-cell table:style-name="ce18" office:value-type="string" calcext:value-type="string">
            <text:p>/12,8</text:p>
          </table:table-cell>
          <table:table-cell table:style-name="ce18" office:value-type="string" calcext:value-type="string">
            <text:p>*0,078125</text:p>
          </table:table-cell>
          <table:table-cell table:style-name="ce18"/>
          <table:table-cell table:style-name="ce18" office:value-type="string" calcext:value-type="string">
            <text:p>CanRequest(0x6A8, 0x688, 0xD4, 0xD9, 2)</text:p>
          </table:table-cell>
          <table:table-cell table:style-name="ce18" office:value-type="string" calcext:value-type="string">
            <text:p>CanRequest(0x6A8, 0x688, 0xD4, 0xD9, 2)*0,078125</text:p>
          </table:table-cell>
          <table:table-cell table:number-columns-repeated="2" table:style-name="ce1" office:value-type="string" calcext:value-type="string">
            <text:p>float(CanRequest(0x6A8, 0x688, 0xD4, 0xD9, 2))*0,078125</text:p>
          </table:table-cell>
          <table:table-cell table:style-name="ce18" office:value-type="string" calcext:value-type="string">
            <text:p>float MP_PRESSION_ADMISSION_MESUREE = float(CanRequest(0x6A8, 0x688, 0xD4, 0xD9, 2))*0,078125;</text:p>
          </table:table-cell>
          <table:table-cell table:style-name="ce18" office:value-type="string" calcext:value-type="string">
            <text:p>float Pmap = float(CanRequest(0x6A8, 0x688, 0xD4, 0xD9, 2))*0,078125;</text:p>
          </table:table-cell>
          <table:table-cell table:style-name="ce1"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33" calcext:value-type="float">
            <text:p>169533</text:p>
          </table:table-cell>
          <table:table-cell office:value-type="string" calcext:value-type="string">
            <text:p>MP_TEMPS_INJECTION_CYLINDRE_01</text:p>
          </table:table-cell>
          <table:table-cell/>
          <table:table-cell office:value-type="string" calcext:value-type="string">
            <text:p>D4C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9833-POLUXDATA@\* 1</text:p>
          </table:table-cell>
          <table:table-cell office:value-type="string" calcext:value-type="string">
            <text:p>@P16720-POLUXDATA@\*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@F43824-POLUXDATA@\*2@\*3@\n@\+@F43911-POLUXDATA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00</text:p>
          </table:table-cell>
          <table:table-cell table:style-name="ce17"/>
          <table:table-cell table:style-name="ce17" office:value-type="string" calcext:value-type="string">
            <text:p>CanRequest(0x6A8, 0x688, 0xD4, 0xCB, 4)</text:p>
          </table:table-cell>
          <table:table-cell table:style-name="ce17" office:value-type="string" calcext:value-type="string">
            <text:p>CanRequest(0x6A8, 0x688, 0xD4, 0xCB, 4)/1000</text:p>
          </table:table-cell>
          <table:table-cell table:number-columns-repeated="2" office:value-type="string" calcext:value-type="string">
            <text:p>float(CanRequest(0x6A8, 0x688, 0xD4, 0xCB, 4))/1000</text:p>
          </table:table-cell>
          <table:table-cell table:style-name="ce17" office:value-type="string" calcext:value-type="string">
            <text:p>float MP_TEMPS_INJECTION_CYLINDRE_01 = float(CanRequest(0x6A8, 0x688, 0xD4, 0xCB, 4))/1000;</text:p>
          </table:table-cell>
          <table:table-cell table:style-name="ce17" office:value-type="string" calcext:value-type="string">
            <text:p>float <text:s/>= float(CanRequest(0x6A8, 0x688, 0xD4, 0xCB, 4))/100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34" calcext:value-type="float">
            <text:p>169534</text:p>
          </table:table-cell>
          <table:table-cell office:value-type="string" calcext:value-type="string">
            <text:p>MP_TEMPS_INJECTION_CYLINDRE_02</text:p>
          </table:table-cell>
          <table:table-cell/>
          <table:table-cell office:value-type="string" calcext:value-type="string">
            <text:p>D4C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9833-POLUXDATA@\* 2</text:p>
          </table:table-cell>
          <table:table-cell office:value-type="string" calcext:value-type="string">
            <text:p>@P16720-POLUXDATA@\*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@F43824-POLUXDATA@\*2@\*3@\n@\+@F43911-POLUXDATA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00</text:p>
          </table:table-cell>
          <table:table-cell table:style-name="ce17"/>
          <table:table-cell table:style-name="ce17" office:value-type="string" calcext:value-type="string">
            <text:p>CanRequest(0x6A8, 0x688, 0xD4, 0xCC, 4)</text:p>
          </table:table-cell>
          <table:table-cell table:style-name="ce17" office:value-type="string" calcext:value-type="string">
            <text:p>CanRequest(0x6A8, 0x688, 0xD4, 0xCC, 4)/1000</text:p>
          </table:table-cell>
          <table:table-cell table:number-columns-repeated="2" office:value-type="string" calcext:value-type="string">
            <text:p>float(CanRequest(0x6A8, 0x688, 0xD4, 0xCC, 4))/1000</text:p>
          </table:table-cell>
          <table:table-cell table:style-name="ce17" office:value-type="string" calcext:value-type="string">
            <text:p>float MP_TEMPS_INJECTION_CYLINDRE_02 = float(CanRequest(0x6A8, 0x688, 0xD4, 0xCC, 4))/1000;</text:p>
          </table:table-cell>
          <table:table-cell table:style-name="ce17" office:value-type="string" calcext:value-type="string">
            <text:p>float <text:s/>= float(CanRequest(0x6A8, 0x688, 0xD4, 0xCC, 4))/100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35" calcext:value-type="float">
            <text:p>169535</text:p>
          </table:table-cell>
          <table:table-cell office:value-type="string" calcext:value-type="string">
            <text:p>MP_TEMPS_INJECTION_CYLINDRE_03</text:p>
          </table:table-cell>
          <table:table-cell/>
          <table:table-cell office:value-type="string" calcext:value-type="string">
            <text:p>D4C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9833-POLUXDATA@\* 3</text:p>
          </table:table-cell>
          <table:table-cell office:value-type="string" calcext:value-type="string">
            <text:p>@P16720-POLUXDATA@\*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@F43824-POLUXDATA@\*2@\*3@\n@\+@F43911-POLUXDATA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00</text:p>
          </table:table-cell>
          <table:table-cell table:style-name="ce17"/>
          <table:table-cell table:style-name="ce17" office:value-type="string" calcext:value-type="string">
            <text:p>CanRequest(0x6A8, 0x688, 0xD4, 0xCD, 4)</text:p>
          </table:table-cell>
          <table:table-cell table:style-name="ce17" office:value-type="string" calcext:value-type="string">
            <text:p>CanRequest(0x6A8, 0x688, 0xD4, 0xCD, 4)/1000</text:p>
          </table:table-cell>
          <table:table-cell table:number-columns-repeated="2" office:value-type="string" calcext:value-type="string">
            <text:p>float(CanRequest(0x6A8, 0x688, 0xD4, 0xCD, 4))/1000</text:p>
          </table:table-cell>
          <table:table-cell table:style-name="ce17" office:value-type="string" calcext:value-type="string">
            <text:p>float MP_TEMPS_INJECTION_CYLINDRE_03 = float(CanRequest(0x6A8, 0x688, 0xD4, 0xCD, 4))/1000;</text:p>
          </table:table-cell>
          <table:table-cell table:style-name="ce17" office:value-type="string" calcext:value-type="string">
            <text:p>float <text:s/>= float(CanRequest(0x6A8, 0x688, 0xD4, 0xCD, 4))/100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36" calcext:value-type="float">
            <text:p>169536</text:p>
          </table:table-cell>
          <table:table-cell office:value-type="string" calcext:value-type="string">
            <text:p>MP_TEMPS_INJECTION_CYLINDRE_04</text:p>
          </table:table-cell>
          <table:table-cell/>
          <table:table-cell office:value-type="string" calcext:value-type="string">
            <text:p>D4C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9833-POLUXDATA@\* 4</text:p>
          </table:table-cell>
          <table:table-cell office:value-type="string" calcext:value-type="string">
            <text:p>@P16720-POLUXDATA@\*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@F43824-POLUXDATA@\*2@\*3@\n@\+@F43911-POLUXDATA</text:p>
          </table:table-cell>
          <table:table-cell table:style-name="ce10" office:value-type="string" calcext:value-type="string">
            <text:p>1.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00</text:p>
          </table:table-cell>
          <table:table-cell table:style-name="ce17"/>
          <table:table-cell table:style-name="ce17" office:value-type="string" calcext:value-type="string">
            <text:p>CanRequest(0x6A8, 0x688, 0xD4, 0xCE, 4)</text:p>
          </table:table-cell>
          <table:table-cell table:style-name="ce17" office:value-type="string" calcext:value-type="string">
            <text:p>CanRequest(0x6A8, 0x688, 0xD4, 0xCE, 4)/1000</text:p>
          </table:table-cell>
          <table:table-cell table:number-columns-repeated="2" office:value-type="string" calcext:value-type="string">
            <text:p>float(CanRequest(0x6A8, 0x688, 0xD4, 0xCE, 4))/1000</text:p>
          </table:table-cell>
          <table:table-cell table:style-name="ce17" office:value-type="string" calcext:value-type="string">
            <text:p>float MP_TEMPS_INJECTION_CYLINDRE_04 = float(CanRequest(0x6A8, 0x688, 0xD4, 0xCE, 4))/1000;</text:p>
          </table:table-cell>
          <table:table-cell table:style-name="ce17" office:value-type="string" calcext:value-type="string">
            <text:p>float <text:s/>= float(CanRequest(0x6A8, 0x688, 0xD4, 0xCE, 4))/100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37" calcext:value-type="float">
            <text:p>169537</text:p>
          </table:table-cell>
          <table:table-cell office:value-type="string" calcext:value-type="string">
            <text:p>MP_AVANCE_CYLINDRE_01</text:p>
          </table:table-cell>
          <table:table-cell/>
          <table:table-cell office:value-type="string" calcext:value-type="string">
            <text:p>D60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3730-POLUXDATA@\*1</text:p>
          </table:table-cell>
          <table:table-cell office:value-type="string" calcext:value-type="string">
            <text:p>@P9187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9162-POLUXDATA@\n@P29415-POLUXDATA@\*1@\*2@\*3@\*4@\n@P28645-POLUXDATA@\n@P28646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37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2,66666666666667</text:p>
          </table:table-cell>
          <table:table-cell table:style-name="ce17" office:value-type="string" calcext:value-type="string">
            <text:p>*0,375</text:p>
          </table:table-cell>
          <table:table-cell table:style-name="ce17" office:value-type="float" office:value="-36" calcext:value-type="float">
            <text:p>-36</text:p>
          </table:table-cell>
          <table:table-cell table:style-name="ce17" office:value-type="string" calcext:value-type="string">
            <text:p>CanRequest(0x6A8, 0x688, 0xD6, 0x0A, 1)</text:p>
          </table:table-cell>
          <table:table-cell table:style-name="ce17" office:value-type="string" calcext:value-type="string">
            <text:p>CanRequest(0x6A8, 0x688, 0xD6, 0x0A, 1)*0,375-36</text:p>
          </table:table-cell>
          <table:table-cell table:number-columns-repeated="2" office:value-type="string" calcext:value-type="string">
            <text:p>float(CanRequest(0x6A8, 0x688, 0xD6, 0x0A, 1))*0,375-36</text:p>
          </table:table-cell>
          <table:table-cell table:style-name="ce17" office:value-type="string" calcext:value-type="string">
            <text:p>float MP_AVANCE_CYLINDRE_01 = float(CanRequest(0x6A8, 0x688, 0xD6, 0x0A, 1))*0,375-36;</text:p>
          </table:table-cell>
          <table:table-cell table:style-name="ce17" office:value-type="string" calcext:value-type="string">
            <text:p>float <text:s/>= float(CanRequest(0x6A8, 0x688, 0xD6, 0x0A, 1))*0,375-36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38" calcext:value-type="float">
            <text:p>169538</text:p>
          </table:table-cell>
          <table:table-cell office:value-type="string" calcext:value-type="string">
            <text:p>MP_AVANCE_CYLINDRE_02</text:p>
          </table:table-cell>
          <table:table-cell/>
          <table:table-cell office:value-type="string" calcext:value-type="string">
            <text:p>D60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3730-POLUXDATA@\*2</text:p>
          </table:table-cell>
          <table:table-cell office:value-type="string" calcext:value-type="string">
            <text:p>@P9187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9162-POLUXDATA@\n@P29415-POLUXDATA@\*1@\*2@\*3@\*4@\n@P28645-POLUXDATA@\n@P28646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37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2,66666666666667</text:p>
          </table:table-cell>
          <table:table-cell table:style-name="ce17" office:value-type="string" calcext:value-type="string">
            <text:p>*0,375</text:p>
          </table:table-cell>
          <table:table-cell table:style-name="ce17" office:value-type="float" office:value="-36" calcext:value-type="float">
            <text:p>-36</text:p>
          </table:table-cell>
          <table:table-cell table:style-name="ce17" office:value-type="string" calcext:value-type="string">
            <text:p>CanRequest(0x6A8, 0x688, 0xD6, 0x0B, 1)</text:p>
          </table:table-cell>
          <table:table-cell table:style-name="ce17" office:value-type="string" calcext:value-type="string">
            <text:p>CanRequest(0x6A8, 0x688, 0xD6, 0x0B, 1)*0,375-36</text:p>
          </table:table-cell>
          <table:table-cell table:number-columns-repeated="2" office:value-type="string" calcext:value-type="string">
            <text:p>float(CanRequest(0x6A8, 0x688, 0xD6, 0x0B, 1))*0,375-36</text:p>
          </table:table-cell>
          <table:table-cell table:style-name="ce17" office:value-type="string" calcext:value-type="string">
            <text:p>float MP_AVANCE_CYLINDRE_02 = float(CanRequest(0x6A8, 0x688, 0xD6, 0x0B, 1))*0,375-36;</text:p>
          </table:table-cell>
          <table:table-cell table:style-name="ce17" office:value-type="string" calcext:value-type="string">
            <text:p>float <text:s/>= float(CanRequest(0x6A8, 0x688, 0xD6, 0x0B, 1))*0,375-36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39" calcext:value-type="float">
            <text:p>169539</text:p>
          </table:table-cell>
          <table:table-cell office:value-type="string" calcext:value-type="string">
            <text:p>MP_AVANCE_CYLINDRE_03</text:p>
          </table:table-cell>
          <table:table-cell/>
          <table:table-cell office:value-type="string" calcext:value-type="string">
            <text:p>D60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3730-POLUXDATA@\*3</text:p>
          </table:table-cell>
          <table:table-cell office:value-type="string" calcext:value-type="string">
            <text:p>@P9187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9162-POLUXDATA@\n@P29415-POLUXDATA@\*1@\*2@\*3@\*4@\n@P28645-POLUXDATA@\n@P28646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37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2,66666666666667</text:p>
          </table:table-cell>
          <table:table-cell table:style-name="ce17" office:value-type="string" calcext:value-type="string">
            <text:p>*0,375</text:p>
          </table:table-cell>
          <table:table-cell table:style-name="ce17" office:value-type="float" office:value="-36" calcext:value-type="float">
            <text:p>-36</text:p>
          </table:table-cell>
          <table:table-cell table:style-name="ce17" office:value-type="string" calcext:value-type="string">
            <text:p>CanRequest(0x6A8, 0x688, 0xD6, 0x0C, 1)</text:p>
          </table:table-cell>
          <table:table-cell table:style-name="ce17" office:value-type="string" calcext:value-type="string">
            <text:p>CanRequest(0x6A8, 0x688, 0xD6, 0x0C, 1)*0,375-36</text:p>
          </table:table-cell>
          <table:table-cell table:number-columns-repeated="2" office:value-type="string" calcext:value-type="string">
            <text:p>float(CanRequest(0x6A8, 0x688, 0xD6, 0x0C, 1))*0,375-36</text:p>
          </table:table-cell>
          <table:table-cell table:style-name="ce17" office:value-type="string" calcext:value-type="string">
            <text:p>float MP_AVANCE_CYLINDRE_03 = float(CanRequest(0x6A8, 0x688, 0xD6, 0x0C, 1))*0,375-36;</text:p>
          </table:table-cell>
          <table:table-cell table:style-name="ce17" office:value-type="string" calcext:value-type="string">
            <text:p>float <text:s/>= float(CanRequest(0x6A8, 0x688, 0xD6, 0x0C, 1))*0,375-36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40" calcext:value-type="float">
            <text:p>169540</text:p>
          </table:table-cell>
          <table:table-cell office:value-type="string" calcext:value-type="string">
            <text:p>MP_AVANCE_CYLINDRE_04</text:p>
          </table:table-cell>
          <table:table-cell/>
          <table:table-cell office:value-type="string" calcext:value-type="string">
            <text:p>D60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3730-POLUXDATA@\*4</text:p>
          </table:table-cell>
          <table:table-cell office:value-type="string" calcext:value-type="string">
            <text:p>@P9187-POLUXDATA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1.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37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2,66666666666667</text:p>
          </table:table-cell>
          <table:table-cell table:style-name="ce17" office:value-type="string" calcext:value-type="string">
            <text:p>*0,375</text:p>
          </table:table-cell>
          <table:table-cell table:style-name="ce17" office:value-type="float" office:value="-36" calcext:value-type="float">
            <text:p>-36</text:p>
          </table:table-cell>
          <table:table-cell table:style-name="ce17" office:value-type="string" calcext:value-type="string">
            <text:p>CanRequest(0x6A8, 0x688, 0xD6, 0x0D, 1)</text:p>
          </table:table-cell>
          <table:table-cell table:style-name="ce17" office:value-type="string" calcext:value-type="string">
            <text:p>CanRequest(0x6A8, 0x688, 0xD6, 0x0D, 1)*0,375-36</text:p>
          </table:table-cell>
          <table:table-cell table:number-columns-repeated="2" office:value-type="string" calcext:value-type="string">
            <text:p>float(CanRequest(0x6A8, 0x688, 0xD6, 0x0D, 1))*0,375-36</text:p>
          </table:table-cell>
          <table:table-cell table:style-name="ce17" office:value-type="string" calcext:value-type="string">
            <text:p>float MP_AVANCE_CYLINDRE_04 = float(CanRequest(0x6A8, 0x688, 0xD6, 0x0D, 1))*0,375-36;</text:p>
          </table:table-cell>
          <table:table-cell table:style-name="ce17" office:value-type="string" calcext:value-type="string">
            <text:p>float <text:s/>= float(CanRequest(0x6A8, 0x688, 0xD6, 0x0D, 1))*0,375-36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41" calcext:value-type="float">
            <text:p>169541</text:p>
          </table:table-cell>
          <table:table-cell office:value-type="string" calcext:value-type="string">
            <text:p>MP_RETRAIT_AVANCE_ALLUMAGE_CYLINDRE_01</text:p>
          </table:table-cell>
          <table:table-cell/>
          <table:table-cell office:value-type="string" calcext:value-type="string">
            <text:p>D6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6407-POLUXDATA@\*1</text:p>
          </table:table-cell>
          <table:table-cell office:value-type="string" calcext:value-type="string">
            <text:p>@P9187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4185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7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1,33333333333333</text:p>
          </table:table-cell>
          <table:table-cell table:style-name="ce17" office:value-type="string" calcext:value-type="string">
            <text:p>*0,75</text:p>
          </table:table-cell>
          <table:table-cell table:style-name="ce17"/>
          <table:table-cell table:style-name="ce17" office:value-type="string" calcext:value-type="string">
            <text:p>CanRequest(0x6A8, 0x688, 0xD6, 0x04, 2)</text:p>
          </table:table-cell>
          <table:table-cell table:style-name="ce17" office:value-type="string" calcext:value-type="string">
            <text:p>CanRequest(0x6A8, 0x688, 0xD6, 0x04, 2)*0,75</text:p>
          </table:table-cell>
          <table:table-cell table:number-columns-repeated="2" office:value-type="string" calcext:value-type="string">
            <text:p>float(CanRequest(0x6A8, 0x688, 0xD6, 0x04, 2))*0,75</text:p>
          </table:table-cell>
          <table:table-cell table:style-name="ce17" office:value-type="string" calcext:value-type="string">
            <text:p>float MP_RETRAIT_AVANCE_ALLUMAGE_CYLINDRE_01 = float(CanRequest(0x6A8, 0x688, 0xD6, 0x04, 2))*0,75;</text:p>
          </table:table-cell>
          <table:table-cell table:style-name="ce17" office:value-type="string" calcext:value-type="string">
            <text:p>float <text:s/>= float(CanRequest(0x6A8, 0x688, 0xD6, 0x04, 2))*0,75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42" calcext:value-type="float">
            <text:p>169542</text:p>
          </table:table-cell>
          <table:table-cell office:value-type="string" calcext:value-type="string">
            <text:p>MP_RETRAIT_AVANCE_ALLUMAGE_CYLINDRE_02</text:p>
          </table:table-cell>
          <table:table-cell/>
          <table:table-cell office:value-type="string" calcext:value-type="string">
            <text:p>D6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6407-POLUXDATA@\*2</text:p>
          </table:table-cell>
          <table:table-cell office:value-type="string" calcext:value-type="string">
            <text:p>@P9187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4185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7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1,33333333333333</text:p>
          </table:table-cell>
          <table:table-cell table:style-name="ce17" office:value-type="string" calcext:value-type="string">
            <text:p>*0,75</text:p>
          </table:table-cell>
          <table:table-cell table:style-name="ce17"/>
          <table:table-cell table:style-name="ce17" office:value-type="string" calcext:value-type="string">
            <text:p>CanRequest(0x6A8, 0x688, 0xD6, 0x05, 2)</text:p>
          </table:table-cell>
          <table:table-cell table:style-name="ce17" office:value-type="string" calcext:value-type="string">
            <text:p>CanRequest(0x6A8, 0x688, 0xD6, 0x05, 2)*0,75</text:p>
          </table:table-cell>
          <table:table-cell table:number-columns-repeated="2" office:value-type="string" calcext:value-type="string">
            <text:p>float(CanRequest(0x6A8, 0x688, 0xD6, 0x05, 2))*0,75</text:p>
          </table:table-cell>
          <table:table-cell table:style-name="ce17" office:value-type="string" calcext:value-type="string">
            <text:p>float MP_RETRAIT_AVANCE_ALLUMAGE_CYLINDRE_02 = float(CanRequest(0x6A8, 0x688, 0xD6, 0x05, 2))*0,75;</text:p>
          </table:table-cell>
          <table:table-cell table:style-name="ce17" office:value-type="string" calcext:value-type="string">
            <text:p>float <text:s/>= float(CanRequest(0x6A8, 0x688, 0xD6, 0x05, 2))*0,75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43" calcext:value-type="float">
            <text:p>169543</text:p>
          </table:table-cell>
          <table:table-cell office:value-type="string" calcext:value-type="string">
            <text:p>MP_RETRAIT_AVANCE_ALLUMAGE_CYLINDRE_03</text:p>
          </table:table-cell>
          <table:table-cell/>
          <table:table-cell office:value-type="string" calcext:value-type="string">
            <text:p>D6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6407-POLUXDATA@\*3</text:p>
          </table:table-cell>
          <table:table-cell office:value-type="string" calcext:value-type="string">
            <text:p>@P9187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4185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7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1,33333333333333</text:p>
          </table:table-cell>
          <table:table-cell table:style-name="ce17" office:value-type="string" calcext:value-type="string">
            <text:p>*0,75</text:p>
          </table:table-cell>
          <table:table-cell table:style-name="ce17"/>
          <table:table-cell table:style-name="ce17" office:value-type="string" calcext:value-type="string">
            <text:p>CanRequest(0x6A8, 0x688, 0xD6, 0x06, 2)</text:p>
          </table:table-cell>
          <table:table-cell table:style-name="ce17" office:value-type="string" calcext:value-type="string">
            <text:p>CanRequest(0x6A8, 0x688, 0xD6, 0x06, 2)*0,75</text:p>
          </table:table-cell>
          <table:table-cell table:number-columns-repeated="2" office:value-type="string" calcext:value-type="string">
            <text:p>float(CanRequest(0x6A8, 0x688, 0xD6, 0x06, 2))*0,75</text:p>
          </table:table-cell>
          <table:table-cell table:style-name="ce17" office:value-type="string" calcext:value-type="string">
            <text:p>float MP_RETRAIT_AVANCE_ALLUMAGE_CYLINDRE_03 = float(CanRequest(0x6A8, 0x688, 0xD6, 0x06, 2))*0,75;</text:p>
          </table:table-cell>
          <table:table-cell table:style-name="ce17" office:value-type="string" calcext:value-type="string">
            <text:p>float <text:s/>= float(CanRequest(0x6A8, 0x688, 0xD6, 0x06, 2))*0,75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44" calcext:value-type="float">
            <text:p>169544</text:p>
          </table:table-cell>
          <table:table-cell office:value-type="string" calcext:value-type="string">
            <text:p>MP_RETRAIT_AVANCE_ALLUMAGE_CYLINDRE_04</text:p>
          </table:table-cell>
          <table:table-cell/>
          <table:table-cell office:value-type="string" calcext:value-type="string">
            <text:p>D6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6407-POLUXDATA@\*4</text:p>
          </table:table-cell>
          <table:table-cell office:value-type="string" calcext:value-type="string">
            <text:p>@P9187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4185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7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1,33333333333333</text:p>
          </table:table-cell>
          <table:table-cell table:style-name="ce17" office:value-type="string" calcext:value-type="string">
            <text:p>*0,75</text:p>
          </table:table-cell>
          <table:table-cell table:style-name="ce17"/>
          <table:table-cell table:style-name="ce17" office:value-type="string" calcext:value-type="string">
            <text:p>CanRequest(0x6A8, 0x688, 0xD6, 0x07, 2)</text:p>
          </table:table-cell>
          <table:table-cell table:style-name="ce17" office:value-type="string" calcext:value-type="string">
            <text:p>CanRequest(0x6A8, 0x688, 0xD6, 0x07, 2)*0,75</text:p>
          </table:table-cell>
          <table:table-cell table:number-columns-repeated="2" office:value-type="string" calcext:value-type="string">
            <text:p>float(CanRequest(0x6A8, 0x688, 0xD6, 0x07, 2))*0,75</text:p>
          </table:table-cell>
          <table:table-cell table:style-name="ce17" office:value-type="string" calcext:value-type="string">
            <text:p>float MP_RETRAIT_AVANCE_ALLUMAGE_CYLINDRE_04 = float(CanRequest(0x6A8, 0x688, 0xD6, 0x07, 2))*0,75;</text:p>
          </table:table-cell>
          <table:table-cell table:style-name="ce17" office:value-type="string" calcext:value-type="string">
            <text:p>float <text:s/>= float(CanRequest(0x6A8, 0x688, 0xD6, 0x07, 2))*0,75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45" calcext:value-type="float">
            <text:p>169545</text:p>
          </table:table-cell>
          <table:table-cell office:value-type="string" calcext:value-type="string">
            <text:p>MP_BRUIT_CAPTEUR_CLIQUETIS</text:p>
          </table:table-cell>
          <table:table-cell/>
          <table:table-cell office:value-type="string" calcext:value-type="string">
            <text:p>D62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76293945" calcext:value-type="float">
            <text:p>0,076293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21873-POLUXDATA</text:p>
          </table:table-cell>
          <table:table-cell office:value-type="string" calcext:value-type="string">
            <text:p>@I2943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4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07629394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13,1072000536871</text:p>
          </table:table-cell>
          <table:table-cell table:style-name="ce17" office:value-type="string" calcext:value-type="string">
            <text:p>*0,076293945</text:p>
          </table:table-cell>
          <table:table-cell table:style-name="ce17"/>
          <table:table-cell table:style-name="ce17" office:value-type="string" calcext:value-type="string">
            <text:p>CanRequest(0x6A8, 0x688, 0xD6, 0x2F, 2)</text:p>
          </table:table-cell>
          <table:table-cell table:style-name="ce17" office:value-type="string" calcext:value-type="string">
            <text:p>CanRequest(0x6A8, 0x688, 0xD6, 0x2F, 2)*0,076293945</text:p>
          </table:table-cell>
          <table:table-cell table:number-columns-repeated="2" office:value-type="string" calcext:value-type="string">
            <text:p>float(CanRequest(0x6A8, 0x688, 0xD6, 0x2F, 2))*0,076293945</text:p>
          </table:table-cell>
          <table:table-cell table:style-name="ce17" office:value-type="string" calcext:value-type="string">
            <text:p>float MP_BRUIT_CAPTEUR_CLIQUETIS = float(CanRequest(0x6A8, 0x688, 0xD6, 0x2F, 2))*0,076293945;</text:p>
          </table:table-cell>
          <table:table-cell table:style-name="ce17" office:value-type="string" calcext:value-type="string">
            <text:p>float <text:s/>= float(CanRequest(0x6A8, 0x688, 0xD6, 0x2F, 2))*0,076293945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50" calcext:value-type="float">
            <text:p>169550</text:p>
          </table:table-cell>
          <table:table-cell office:value-type="string" calcext:value-type="string">
            <text:p>MP_CONSIGNE_POSITION_DEPHASEUR_AAC_ADMISSION</text:p>
          </table:table-cell>
          <table:table-cell/>
          <table:table-cell office:value-type="string" calcext:value-type="string">
            <text:p>D6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-96" calcext:value-type="float">
            <text:p>-96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13392-POLUXDATA</text:p>
          </table:table-cell>
          <table:table-cell office:value-type="string" calcext:value-type="string">
            <text:p>@P9187-POLUXDATA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1.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7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1,33333333333333</text:p>
          </table:table-cell>
          <table:table-cell table:style-name="ce17" office:value-type="string" calcext:value-type="string">
            <text:p>*0,75</text:p>
          </table:table-cell>
          <table:table-cell table:style-name="ce17" office:value-type="float" office:value="-96" calcext:value-type="float">
            <text:p>-96</text:p>
          </table:table-cell>
          <table:table-cell table:style-name="ce17" office:value-type="string" calcext:value-type="string">
            <text:p>CanRequest(0x6A8, 0x688, 0xD6, 0x12, 1)</text:p>
          </table:table-cell>
          <table:table-cell table:style-name="ce17" office:value-type="string" calcext:value-type="string">
            <text:p>CanRequest(0x6A8, 0x688, 0xD6, 0x12, 1)*0,75-96</text:p>
          </table:table-cell>
          <table:table-cell table:number-columns-repeated="2" office:value-type="string" calcext:value-type="string">
            <text:p>float(CanRequest(0x6A8, 0x688, 0xD6, 0x12, 1))*0,75-96</text:p>
          </table:table-cell>
          <table:table-cell table:style-name="ce17" office:value-type="string" calcext:value-type="string">
            <text:p>float MP_CONSIGNE_POSITION_DEPHASEUR_AAC_ADMISSION = float(CanRequest(0x6A8, 0x688, 0xD6, 0x12, 1))*0,75-96;</text:p>
          </table:table-cell>
          <table:table-cell table:style-name="ce17" office:value-type="string" calcext:value-type="string">
            <text:p>float <text:s/>= float(CanRequest(0x6A8, 0x688, 0xD6, 0x12, 1))*0,75-96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/>
          <table:table-cell office:value-type="string" calcext:value-type="string">
            <text:p>EngineState</text:p>
          </table:table-cell>
          <table:table-cell/>
          <table:table-cell office:value-type="float" office:value="169556" calcext:value-type="float">
            <text:p>169556</text:p>
          </table:table-cell>
          <table:table-cell office:value-type="string" calcext:value-type="string">
            <text:p>MP_ETAT_DU_MOTEUR_THERMIQUE</text:p>
          </table:table-cell>
          <table:table-cell/>
          <table:table-cell office:value-type="string" calcext:value-type="string">
            <text:p>D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33291-POLUXDAT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6A8, 0x688, 0xD4, 0x12, 1)</text:p>
          </table:table-cell>
          <table:table-cell office:value-type="string" calcext:value-type="string">
            <text:p>float(CanRequest(0x6A8, 0x688, 0xD4, 0x12, 1))</text:p>
          </table:table-cell>
          <table:table-cell office:value-type="string" calcext:value-type="string">
            <text:p>CanRequest(0x6A8, 0x688, 0xD4, 0x12, 1)</text:p>
          </table:table-cell>
          <table:table-cell table:style-name="ce17" office:value-type="string" calcext:value-type="string">
            <text:p>int MP_ETAT_DU_MOTEUR_THERMIQUE = CanRequest(0x6A8, 0x688, 0xD4, 0x12, 1);</text:p>
          </table:table-cell>
          <table:table-cell table:style-name="ce17" office:value-type="string" calcext:value-type="string">
            <text:p>int EngineState = CanRequest(0x6A8, 0x688, 0xD4, 0x12, 1);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 table:number-columns-repeated="3"/>
          <table:table-cell table:style-name="ce1" office:value-type="float" office:value="169560" calcext:value-type="float">
            <text:p>169560</text:p>
          </table:table-cell>
          <table:table-cell table:style-name="ce1" office:value-type="string" calcext:value-type="string">
            <text:p>MP_PRESSION_HUILE_MOT_THERMIQUE</text:p>
          </table:table-cell>
          <table:table-cell table:style-name="ce1"/>
          <table:table-cell table:style-name="ce1" office:value-type="string" calcext:value-type="string">
            <text:p>D42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" office:value-type="float" office:value="0.0078125" calcext:value-type="float">
            <text:p>0,0078125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Undefined</text:p>
          </table:table-cell>
          <table:table-cell table:style-name="ce1"/>
          <table:table-cell table:style-name="ce15" office:value-type="string" calcext:value-type="string">
            <text:p>@P36845-POLUXDATA</text:p>
          </table:table-cell>
          <table:table-cell table:style-name="ce15" office:value-type="string" calcext:value-type="string">
            <text:p>@P5516-POLUXDATA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@P40086-POLUXDATA@\n@P39043-POLUXDATA</text:p>
          </table:table-cell>
          <table:table-cell table:style-name="ce12" office:value-type="string" calcext:value-type="string">
            <text:p>1.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float</text:p>
          </table:table-cell>
          <table:table-cell table:number-columns-repeated="2" table:style-name="ce18" office:value-type="string" calcext:value-type="string">
            <text:p>/128</text:p>
          </table:table-cell>
          <table:table-cell table:style-name="ce18"/>
          <table:table-cell table:style-name="ce18" office:value-type="string" calcext:value-type="string">
            <text:p>CanRequest(0x6A8, 0x688, 0xD4, 0x29, 2)</text:p>
          </table:table-cell>
          <table:table-cell table:style-name="ce18" office:value-type="string" calcext:value-type="string">
            <text:p>CanRequest(0x6A8, 0x688, 0xD4, 0x29, 2)/128</text:p>
          </table:table-cell>
          <table:table-cell table:number-columns-repeated="2" table:style-name="ce1" office:value-type="string" calcext:value-type="string">
            <text:p>float(CanRequest(0x6A8, 0x688, 0xD4, 0x29, 2))/128</text:p>
          </table:table-cell>
          <table:table-cell table:style-name="ce18" office:value-type="string" calcext:value-type="string">
            <text:p>float MP_PRESSION_HUILE_MOT_THERMIQUE = float(CanRequest(0x6A8, 0x688, 0xD4, 0x29, 2))/128;</text:p>
          </table:table-cell>
          <table:table-cell table:style-name="ce18" office:value-type="string" calcext:value-type="string">
            <text:p>float <text:s/>= float(CanRequest(0x6A8, 0x688, 0xD4, 0x29, 2))/128;</text:p>
          </table:table-cell>
          <table:table-cell table:style-name="ce1"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2"/>
          <table:table-cell office:value-type="string" calcext:value-type="string">
            <text:p>%</text:p>
          </table:table-cell>
          <table:table-cell office:value-type="float" office:value="169562" calcext:value-type="float">
            <text:p>169562</text:p>
          </table:table-cell>
          <table:table-cell office:value-type="string" calcext:value-type="string">
            <text:p>MP_VALEUR_CHARGE_ALTERNATEUR</text:p>
          </table:table-cell>
          <table:table-cell/>
          <table:table-cell office:value-type="string" calcext:value-type="string">
            <text:p>D4A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3607-POLUXDATA</text:p>
          </table:table-cell>
          <table:table-cell office:value-type="string" calcext:value-type="string">
            <text:p>@P4108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7252-POLUXDATA@\*100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6A8, 0x688, 0xD4, 0xA5, 1)</text:p>
          </table:table-cell>
          <table:table-cell office:value-type="string" calcext:value-type="string">
            <text:p>float(CanRequest(0x6A8, 0x688, 0xD4, 0xA5, 1))</text:p>
          </table:table-cell>
          <table:table-cell office:value-type="string" calcext:value-type="string">
            <text:p>CanRequest(0x6A8, 0x688, 0xD4, 0xA5, 1)</text:p>
          </table:table-cell>
          <table:table-cell table:style-name="ce17" office:value-type="string" calcext:value-type="string">
            <text:p>int MP_VALEUR_CHARGE_ALTERNATEUR = CanRequest(0x6A8, 0x688, 0xD4, 0xA5, 1);</text:p>
          </table:table-cell>
          <table:table-cell table:style-name="ce17" office:value-type="string" calcext:value-type="string">
            <text:p>int <text:s/>= CanRequest(0x6A8, 0x688, 0xD4, 0xA5, 1)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/>
          <table:table-cell office:value-type="string" calcext:value-type="string">
            <text:p>AFR</text:p>
          </table:table-cell>
          <table:table-cell office:value-type="string" calcext:value-type="string">
            <text:p>?</text:p>
          </table:table-cell>
          <table:table-cell office:value-type="float" office:value="169563" calcext:value-type="float">
            <text:p>169563</text:p>
          </table:table-cell>
          <table:table-cell office:value-type="string" calcext:value-type="string">
            <text:p>MP_CON_RICHESSE</text:p>
          </table:table-cell>
          <table:table-cell/>
          <table:table-cell office:value-type="string" calcext:value-type="string">
            <text:p>D6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0024414062" calcext:value-type="float">
            <text:p>0,00024414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3163-POLUXDATA</text:p>
          </table:table-cell>
          <table:table-cell office:value-type="string" calcext:value-type="string">
            <text:p>@P1772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00024414062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4096,00008388608</text:p>
          </table:table-cell>
          <table:table-cell table:style-name="ce17" office:value-type="string" calcext:value-type="string">
            <text:p>*0,00024414062</text:p>
          </table:table-cell>
          <table:table-cell table:style-name="ce17"/>
          <table:table-cell table:style-name="ce17" office:value-type="string" calcext:value-type="string">
            <text:p>CanRequest(0x6A8, 0x688, 0xD6, 0x35, 2)</text:p>
          </table:table-cell>
          <table:table-cell table:style-name="ce17" office:value-type="string" calcext:value-type="string">
            <text:p>CanRequest(0x6A8, 0x688, 0xD6, 0x35, 2)*0,00024414062</text:p>
          </table:table-cell>
          <table:table-cell table:number-columns-repeated="2" office:value-type="string" calcext:value-type="string">
            <text:p>float(CanRequest(0x6A8, 0x688, 0xD6, 0x35, 2))*0,00024414062</text:p>
          </table:table-cell>
          <table:table-cell table:style-name="ce17" office:value-type="string" calcext:value-type="string">
            <text:p>float MP_CON_RICHESSE = float(CanRequest(0x6A8, 0x688, 0xD6, 0x35, 2))*0,00024414062;</text:p>
          </table:table-cell>
          <table:table-cell table:style-name="ce17" office:value-type="string" calcext:value-type="string">
            <text:p>float AFR = float(CanRequest(0x6A8, 0x688, 0xD6, 0x35, 2))*0,00024414062;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/>
          <table:table-cell table:style-name="ce1" office:value-type="string" calcext:value-type="string">
            <text:p>PTurbo</text:p>
          </table:table-cell>
          <table:table-cell table:style-name="ce1" office:value-type="string" calcext:value-type="string">
            <text:p>mbar</text:p>
          </table:table-cell>
          <table:table-cell table:style-name="ce1" office:value-type="float" office:value="169564" calcext:value-type="float">
            <text:p>169564</text:p>
          </table:table-cell>
          <table:table-cell table:style-name="ce1" office:value-type="string" calcext:value-type="string">
            <text:p>MP_PRESSION_SURALIMENTATION_MESUREE</text:p>
          </table:table-cell>
          <table:table-cell table:style-name="ce1"/>
          <table:table-cell table:style-name="ce1" office:value-type="string" calcext:value-type="string">
            <text:p>D47E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" office:value-type="float" office:value="0.00008" calcext:value-type="float">
            <text:p>0,00008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Undefined</text:p>
          </table:table-cell>
          <table:table-cell table:style-name="ce1"/>
          <table:table-cell table:style-name="ce15" office:value-type="string" calcext:value-type="string">
            <text:p>@P2544-POLUXDATA</text:p>
          </table:table-cell>
          <table:table-cell table:style-name="ce15" office:value-type="string" calcext:value-type="string">
            <text:p>@I3019-POLUXDATA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1.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float</text:p>
          </table:table-cell>
          <table:table-cell table:number-columns-repeated="2" table:style-name="ce18" office:value-type="string" calcext:value-type="string">
            <text:p>/12500</text:p>
          </table:table-cell>
          <table:table-cell table:style-name="ce18"/>
          <table:table-cell table:style-name="ce18" office:value-type="string" calcext:value-type="string">
            <text:p>CanRequest(0x6A8, 0x688, 0xD4, 0x7E, 2)</text:p>
          </table:table-cell>
          <table:table-cell table:style-name="ce18" office:value-type="string" calcext:value-type="string">
            <text:p>CanRequest(0x6A8, 0x688, 0xD4, 0x7E, 2)/12500</text:p>
          </table:table-cell>
          <table:table-cell table:number-columns-repeated="2" table:style-name="ce1" office:value-type="string" calcext:value-type="string">
            <text:p>float(CanRequest(0x6A8, 0x688, 0xD4, 0x7E, 2))/12500</text:p>
          </table:table-cell>
          <table:table-cell table:style-name="ce18" office:value-type="string" calcext:value-type="string">
            <text:p>float MP_PRESSION_SURALIMENTATION_MESUREE = float(CanRequest(0x6A8, 0x688, 0xD4, 0x7E, 2))/12500;</text:p>
          </table:table-cell>
          <table:table-cell table:style-name="ce18" office:value-type="string" calcext:value-type="string">
            <text:p>float PTurbo = float(CanRequest(0x6A8, 0x688, 0xD4, 0x7E, 2))/12500;</text:p>
          </table:table-cell>
          <table:table-cell table:style-name="ce1"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/>
          <table:table-cell table:style-name="ce1" office:value-type="string" calcext:value-type="string">
            <text:p>Tturbo</text:p>
          </table:table-cell>
          <table:table-cell table:style-name="ce1" office:value-type="string" calcext:value-type="string">
            <text:p>°C</text:p>
          </table:table-cell>
          <table:table-cell table:style-name="ce1" office:value-type="float" office:value="169619" calcext:value-type="float">
            <text:p>169619</text:p>
          </table:table-cell>
          <table:table-cell table:style-name="ce1" office:value-type="string" calcext:value-type="string">
            <text:p>MP_TEMPERATURE_AIR_ADMISSION_SURALIMENTATION</text:p>
          </table:table-cell>
          <table:table-cell table:style-name="ce1"/>
          <table:table-cell table:style-name="ce1" office:value-type="string" calcext:value-type="string">
            <text:p>D47F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" office:value-type="float" office:value="0.0234375" calcext:value-type="float">
            <text:p>0,0234375</text:p>
          </table:table-cell>
          <table:table-cell table:style-name="ce6" office:value-type="float" office:value="-273.15" calcext:value-type="float">
            <text:p>-273,15</text:p>
          </table:table-cell>
          <table:table-cell table:style-name="ce12" office:value-type="string" calcext:value-type="string">
            <text:p>Pourcent</text:p>
          </table:table-cell>
          <table:table-cell table:style-name="ce1"/>
          <table:table-cell table:style-name="ce15" office:value-type="string" calcext:value-type="string">
            <text:p>@P27564-POLUXDATA</text:p>
          </table:table-cell>
          <table:table-cell table:style-name="ce15" office:value-type="string" calcext:value-type="string">
            <text:p>@F2634-POLUXDATA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1.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 office:value-type="string" calcext:value-type="string">
            <text:p>*0,0234375</text:p>
          </table:table-cell>
          <table:table-cell table:style-name="ce18" office:value-type="string" calcext:value-type="string">
            <text:p>float</text:p>
          </table:table-cell>
          <table:table-cell table:style-name="ce18" office:value-type="string" calcext:value-type="string">
            <text:p>/42,6666666666667</text:p>
          </table:table-cell>
          <table:table-cell table:style-name="ce18" office:value-type="string" calcext:value-type="string">
            <text:p>*0,0234375</text:p>
          </table:table-cell>
          <table:table-cell table:style-name="ce18" office:value-type="float" office:value="-273.15" calcext:value-type="float">
            <text:p>-273,15</text:p>
          </table:table-cell>
          <table:table-cell table:style-name="ce18" office:value-type="string" calcext:value-type="string">
            <text:p>CanRequest(0x6A8, 0x688, 0xD4, 0x7F, 2)</text:p>
          </table:table-cell>
          <table:table-cell table:style-name="ce18" office:value-type="string" calcext:value-type="string">
            <text:p>CanRequest(0x6A8, 0x688, 0xD4, 0x7F, 2)*0,0234375-273,15</text:p>
          </table:table-cell>
          <table:table-cell table:number-columns-repeated="2" table:style-name="ce1" office:value-type="string" calcext:value-type="string">
            <text:p>float(CanRequest(0x6A8, 0x688, 0xD4, 0x7F, 2))*0,0234375-273,15</text:p>
          </table:table-cell>
          <table:table-cell table:style-name="ce18" office:value-type="string" calcext:value-type="string">
            <text:p>float MP_TEMPERATURE_AIR_ADMISSION_SURALIMENTATION = float(CanRequest(0x6A8, 0x688, 0xD4, 0x7F, 2))*0,0234375-273,15;</text:p>
          </table:table-cell>
          <table:table-cell table:style-name="ce18" office:value-type="string" calcext:value-type="string">
            <text:p>float Tturbo = float(CanRequest(0x6A8, 0x688, 0xD4, 0x7F, 2))*0,0234375-273,15;</text:p>
          </table:table-cell>
          <table:table-cell table:style-name="ce1"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/>
          <table:table-cell table:style-name="ce1" office:value-type="string" calcext:value-type="string">
            <text:p>Airflow</text:p>
          </table:table-cell>
          <table:table-cell table:style-name="ce1" office:value-type="string" calcext:value-type="string">
            <text:p>Kg/h</text:p>
          </table:table-cell>
          <table:table-cell table:style-name="ce1" office:value-type="float" office:value="169565" calcext:value-type="float">
            <text:p>169565</text:p>
          </table:table-cell>
          <table:table-cell table:style-name="ce1" office:value-type="string" calcext:value-type="string">
            <text:p>MP_DEBIT_AIR</text:p>
          </table:table-cell>
          <table:table-cell table:style-name="ce1"/>
          <table:table-cell table:style-name="ce1" office:value-type="string" calcext:value-type="string">
            <text:p>D48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9" office:value-type="float" office:value="0.05493164" calcext:value-type="float">
            <text:p>0,0549316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Undefined</text:p>
          </table:table-cell>
          <table:table-cell table:style-name="ce1"/>
          <table:table-cell table:style-name="ce15" office:value-type="string" calcext:value-type="string">
            <text:p>@P12050-POLUXDATA</text:p>
          </table:table-cell>
          <table:table-cell table:style-name="ce15" office:value-type="string" calcext:value-type="string">
            <text:p>@P6960-POLUXDAT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@P16175-POLUXDATA</text:p>
          </table:table-cell>
          <table:table-cell table:style-name="ce12" office:value-type="string" calcext:value-type="string">
            <text:p>1.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 office:value-type="string" calcext:value-type="string">
            <text:p>*0,05493164</text:p>
          </table:table-cell>
          <table:table-cell table:style-name="ce18" office:value-type="string" calcext:value-type="string">
            <text:p>float</text:p>
          </table:table-cell>
          <table:table-cell table:style-name="ce18" office:value-type="string" calcext:value-type="string">
            <text:p>/18,2044446515706</text:p>
          </table:table-cell>
          <table:table-cell table:style-name="ce18" office:value-type="string" calcext:value-type="string">
            <text:p>*0,05493164</text:p>
          </table:table-cell>
          <table:table-cell table:style-name="ce18"/>
          <table:table-cell table:style-name="ce18" office:value-type="string" calcext:value-type="string">
            <text:p>CanRequest(0x6A8, 0x688, 0xD4, 0x89, 2)</text:p>
          </table:table-cell>
          <table:table-cell table:style-name="ce18" office:value-type="string" calcext:value-type="string">
            <text:p>CanRequest(0x6A8, 0x688, 0xD4, 0x89, 2)*0,05493164</text:p>
          </table:table-cell>
          <table:table-cell table:number-columns-repeated="2" table:style-name="ce1" office:value-type="string" calcext:value-type="string">
            <text:p>float(CanRequest(0x6A8, 0x688, 0xD4, 0x89, 2))*0,05493164</text:p>
          </table:table-cell>
          <table:table-cell table:style-name="ce18" office:value-type="string" calcext:value-type="string">
            <text:p>float MP_DEBIT_AIR = float(CanRequest(0x6A8, 0x688, 0xD4, 0x89, 2))*0,05493164;</text:p>
          </table:table-cell>
          <table:table-cell table:style-name="ce18" office:value-type="string" calcext:value-type="string">
            <text:p>float Airflow = float(CanRequest(0x6A8, 0x688, 0xD4, 0x89, 2))*0,05493164;</text:p>
          </table:table-cell>
          <table:table-cell table:style-name="ce1"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/>
          <table:table-cell table:style-name="ce1" office:value-type="string" calcext:value-type="string">
            <text:p>Airflow</text:p>
          </table:table-cell>
          <table:table-cell table:style-name="ce1" office:value-type="string" calcext:value-type="string">
            <text:p>g/s</text:p>
          </table:table-cell>
          <table:table-cell table:style-name="ce1"/>
          <table:table-cell table:style-name="ce1" office:value-type="string" calcext:value-type="string">
            <text:p>MP_DEBIT_AIR g/s</text:p>
          </table:table-cell>
          <table:table-cell table:style-name="ce1"/>
          <table:table-cell table:style-name="ce1" office:value-type="string" calcext:value-type="string">
            <text:p>D48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9" office:value-type="float" office:value="0.0152587888888889" calcext:value-type="float">
            <text:p>0,015258788888889</text:p>
          </table:table-cell>
          <table:table-cell table:style-name="ce6" office:value-type="string" calcext:value-type="string">
            <text:p>0</text:p>
          </table:table-cell>
          <table:table-cell table:style-name="ce12" table:formula="of:#N/A" office:value-type="string" office:string-value="" calcext:value-type="error">
            <text:p>#N/D</text:p>
          </table:table-cell>
          <table:table-cell table:style-name="ce1"/>
          <table:table-cell table:style-name="ce15" office:value-type="string" calcext:value-type="string">
            <text:p>@P12050-POLUXDATA</text:p>
          </table:table-cell>
          <table:table-cell table:style-name="ce15" office:value-type="string" calcext:value-type="string">
            <text:p>@P6960-POLUXDAT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@P16175-POLUXDATA</text:p>
          </table:table-cell>
          <table:table-cell table:style-name="ce12" office:value-type="string" calcext:value-type="string">
            <text:p>1.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 office:value-type="string" calcext:value-type="string">
            <text:p>*0,0152587888888889</text:p>
          </table:table-cell>
          <table:table-cell table:style-name="ce18" office:value-type="string" calcext:value-type="string">
            <text:p>float</text:p>
          </table:table-cell>
          <table:table-cell table:style-name="ce18" office:value-type="string" calcext:value-type="string">
            <text:p>/65,5360007456541</text:p>
          </table:table-cell>
          <table:table-cell table:style-name="ce18" office:value-type="string" calcext:value-type="string">
            <text:p>*0,0152587888888889</text:p>
          </table:table-cell>
          <table:table-cell table:style-name="ce18" office:value-type="string" calcext:value-type="string">
            <text:p>+0</text:p>
          </table:table-cell>
          <table:table-cell table:style-name="ce18" office:value-type="string" calcext:value-type="string">
            <text:p>CanRequest(0x6A8, 0x688, 0xD4, 0x89, 2)</text:p>
          </table:table-cell>
          <table:table-cell table:style-name="ce18" office:value-type="string" calcext:value-type="string">
            <text:p>CanRequest(0x6A8, 0x688, 0xD4, 0x89, 2)*0,0152587888888889+0</text:p>
          </table:table-cell>
          <table:table-cell table:number-columns-repeated="2" table:style-name="ce1" office:value-type="string" calcext:value-type="string">
            <text:p>float(CanRequest(0x6A8, 0x688, 0xD4, 0x89, 2))*0,0152587888888889+0</text:p>
          </table:table-cell>
          <table:table-cell table:style-name="ce18" office:value-type="string" calcext:value-type="string">
            <text:p>float MP_DEBIT_AIR g/s = float(CanRequest(0x6A8, 0x688, 0xD4, 0x89, 2))*0,0152587888888889+0;</text:p>
          </table:table-cell>
          <table:table-cell table:style-name="ce18" office:value-type="string" calcext:value-type="string">
            <text:p>float Airflow = float(CanRequest(0x6A8, 0x688, 0xD4, 0x89, 2))*0,0152587888888889+0;</text:p>
          </table:table-cell>
          <table:table-cell table:style-name="ce1"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70" calcext:value-type="float">
            <text:p>169570</text:p>
          </table:table-cell>
          <table:table-cell office:value-type="string" calcext:value-type="string">
            <text:p>MP_POS_DEPHASEUR_ACC_1</text:p>
          </table:table-cell>
          <table:table-cell/>
          <table:table-cell office:value-type="string" calcext:value-type="string">
            <text:p>D6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078125" calcext:value-type="float">
            <text:p>0,007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10777-POLUXDATA</text:p>
          </table:table-cell>
          <table:table-cell office:value-type="string" calcext:value-type="string">
            <text:p>@P9187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8976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28</text:p>
          </table:table-cell>
          <table:table-cell table:style-name="ce17"/>
          <table:table-cell table:style-name="ce17" office:value-type="string" calcext:value-type="string">
            <text:p>CanRequest(0x6A8, 0x688, 0xD6, 0x11, 2)</text:p>
          </table:table-cell>
          <table:table-cell table:style-name="ce17" office:value-type="string" calcext:value-type="string">
            <text:p>CanRequest(0x6A8, 0x688, 0xD6, 0x11, 2)/128</text:p>
          </table:table-cell>
          <table:table-cell table:number-columns-repeated="2" office:value-type="string" calcext:value-type="string">
            <text:p>float(CanRequest(0x6A8, 0x688, 0xD6, 0x11, 2))/128</text:p>
          </table:table-cell>
          <table:table-cell table:style-name="ce17" office:value-type="string" calcext:value-type="string">
            <text:p>float MP_POS_DEPHASEUR_ACC_1 = float(CanRequest(0x6A8, 0x688, 0xD6, 0x11, 2))/128;</text:p>
          </table:table-cell>
          <table:table-cell table:style-name="ce17" office:value-type="string" calcext:value-type="string">
            <text:p>float <text:s/>= float(CanRequest(0x6A8, 0x688, 0xD6, 0x11, 2))/128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96" calcext:value-type="float">
            <text:p>169596</text:p>
          </table:table-cell>
          <table:table-cell office:value-type="string" calcext:value-type="string">
            <text:p>MP_DEPRESSION_CIRCUIT_DE_VIDE</text:p>
          </table:table-cell>
          <table:table-cell/>
          <table:table-cell office:value-type="string" calcext:value-type="string">
            <text:p>D7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1596-POLUXDAT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6A8, 0x688, 0xD7, 0x29, 2)</text:p>
          </table:table-cell>
          <table:table-cell office:value-type="string" calcext:value-type="string">
            <text:p>float(CanRequest(0x6A8, 0x688, 0xD7, 0x29, 2))</text:p>
          </table:table-cell>
          <table:table-cell office:value-type="string" calcext:value-type="string">
            <text:p>CanRequest(0x6A8, 0x688, 0xD7, 0x29, 2)</text:p>
          </table:table-cell>
          <table:table-cell table:style-name="ce17" office:value-type="string" calcext:value-type="string">
            <text:p>int MP_DEPRESSION_CIRCUIT_DE_VIDE = CanRequest(0x6A8, 0x688, 0xD7, 0x29, 2);</text:p>
          </table:table-cell>
          <table:table-cell table:style-name="ce17" office:value-type="string" calcext:value-type="string">
            <text:p>int <text:s/>= CanRequest(0x6A8, 0x688, 0xD7, 0x29, 2);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/>
          <table:table-cell table:style-name="ce1" office:value-type="string" calcext:value-type="string">
            <text:p>PmapSet</text:p>
          </table:table-cell>
          <table:table-cell table:style-name="ce1" office:value-type="string" calcext:value-type="string">
            <text:p>mbar</text:p>
          </table:table-cell>
          <table:table-cell table:style-name="ce1" office:value-type="float" office:value="169603" calcext:value-type="float">
            <text:p>169603</text:p>
          </table:table-cell>
          <table:table-cell table:style-name="ce1" office:value-type="string" calcext:value-type="string">
            <text:p>MP_CONSIGNE_PRESSION_ADMISSION</text:p>
          </table:table-cell>
          <table:table-cell table:style-name="ce1"/>
          <table:table-cell table:style-name="ce1" office:value-type="string" calcext:value-type="string">
            <text:p>D4DA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" office:value-type="float" office:value="0.08" calcext:value-type="float">
            <text:p>0,08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Undefined</text:p>
          </table:table-cell>
          <table:table-cell table:style-name="ce1"/>
          <table:table-cell table:style-name="ce15" office:value-type="string" calcext:value-type="string">
            <text:p>@P24073-POLUXDATA</text:p>
          </table:table-cell>
          <table:table-cell table:style-name="ce15" office:value-type="string" calcext:value-type="string">
            <text:p>@I3019-POLUXDATA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1.2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 office:value-type="string" calcext:value-type="string">
            <text:p>*0,08</text:p>
          </table:table-cell>
          <table:table-cell table:style-name="ce18" office:value-type="string" calcext:value-type="string">
            <text:p>float</text:p>
          </table:table-cell>
          <table:table-cell table:style-name="ce18" office:value-type="string" calcext:value-type="string">
            <text:p>/12,5</text:p>
          </table:table-cell>
          <table:table-cell table:style-name="ce18" office:value-type="string" calcext:value-type="string">
            <text:p>*0,08</text:p>
          </table:table-cell>
          <table:table-cell table:style-name="ce18"/>
          <table:table-cell table:style-name="ce18" office:value-type="string" calcext:value-type="string">
            <text:p>CanRequest(0x6A8, 0x688, 0xD4, 0xDA, 2)</text:p>
          </table:table-cell>
          <table:table-cell table:style-name="ce18" office:value-type="string" calcext:value-type="string">
            <text:p>CanRequest(0x6A8, 0x688, 0xD4, 0xDA, 2)*0,08</text:p>
          </table:table-cell>
          <table:table-cell table:number-columns-repeated="2" table:style-name="ce1" office:value-type="string" calcext:value-type="string">
            <text:p>float(CanRequest(0x6A8, 0x688, 0xD4, 0xDA, 2))*0,08</text:p>
          </table:table-cell>
          <table:table-cell table:style-name="ce18" office:value-type="string" calcext:value-type="string">
            <text:p>float MP_CONSIGNE_PRESSION_ADMISSION = float(CanRequest(0x6A8, 0x688, 0xD4, 0xDA, 2))*0,08;</text:p>
          </table:table-cell>
          <table:table-cell table:style-name="ce18" office:value-type="string" calcext:value-type="string">
            <text:p>float PmapSet = float(CanRequest(0x6A8, 0x688, 0xD4, 0xDA, 2))*0,08;</text:p>
          </table:table-cell>
          <table:table-cell table:style-name="ce1"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/>
          <table:table-cell table:style-name="ce1" office:value-type="string" calcext:value-type="string">
            <text:p>Tintake</text:p>
          </table:table-cell>
          <table:table-cell table:style-name="ce1"/>
          <table:table-cell table:style-name="ce1" office:value-type="float" office:value="169607" calcext:value-type="float">
            <text:p>169607</text:p>
          </table:table-cell>
          <table:table-cell table:style-name="ce1" office:value-type="string" calcext:value-type="string">
            <text:p>MP_TEMPERATURE_AIR_EXTERIEUR</text:p>
          </table:table-cell>
          <table:table-cell table:style-name="ce1"/>
          <table:table-cell table:style-name="ce1" office:value-type="string" calcext:value-type="string">
            <text:p>D41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Undefined</text:p>
          </table:table-cell>
          <table:table-cell table:style-name="ce1"/>
          <table:table-cell table:style-name="ce15" office:value-type="string" calcext:value-type="string">
            <text:p>@P14495-POLUXDATA</text:p>
          </table:table-cell>
          <table:table-cell table:style-name="ce15" office:value-type="string" calcext:value-type="string">
            <text:p>@P2634-POLUXDATA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1.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int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CanRequest(0x6A8, 0x688, 0xD4, 0x14, 2)</text:p>
          </table:table-cell>
          <table:table-cell table:style-name="ce1" office:value-type="string" calcext:value-type="string">
            <text:p>float(CanRequest(0x6A8, 0x688, 0xD4, 0x14, 2))</text:p>
          </table:table-cell>
          <table:table-cell table:style-name="ce1" office:value-type="string" calcext:value-type="string">
            <text:p>CanRequest(0x6A8, 0x688, 0xD4, 0x14, 2)</text:p>
          </table:table-cell>
          <table:table-cell table:style-name="ce18" office:value-type="string" calcext:value-type="string">
            <text:p>int MP_TEMPERATURE_AIR_EXTERIEUR = CanRequest(0x6A8, 0x688, 0xD4, 0x14, 2);</text:p>
          </table:table-cell>
          <table:table-cell table:style-name="ce18" office:value-type="string" calcext:value-type="string">
            <text:p>int Tintake = CanRequest(0x6A8, 0x688, 0xD4, 0x14, 2);</text:p>
          </table:table-cell>
          <table:table-cell table:style-name="ce1"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/>
          <table:table-cell table:style-name="ce1" office:value-type="string" calcext:value-type="string">
            <text:p>gear</text:p>
          </table:table-cell>
          <table:table-cell table:style-name="ce1"/>
          <table:table-cell table:style-name="ce1" office:value-type="float" office:value="169617" calcext:value-type="float">
            <text:p>169617</text:p>
          </table:table-cell>
          <table:table-cell table:style-name="ce1" office:value-type="string" calcext:value-type="string">
            <text:p>MP_RAPPORT_ENGAGE</text:p>
          </table:table-cell>
          <table:table-cell table:style-name="ce1"/>
          <table:table-cell table:style-name="ce1" office:value-type="string" calcext:value-type="string">
            <text:p>D40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0006" calcext:value-type="float">
            <text:p>0,0006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Undefined</text:p>
          </table:table-cell>
          <table:table-cell table:style-name="ce1"/>
          <table:table-cell table:style-name="ce15" office:value-type="string" calcext:value-type="string">
            <text:p>@P9398-POLUXDATA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1.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 office:value-type="string" calcext:value-type="string">
            <text:p>*0,0006</text:p>
          </table:table-cell>
          <table:table-cell table:style-name="ce18" office:value-type="string" calcext:value-type="string">
            <text:p>float</text:p>
          </table:table-cell>
          <table:table-cell table:style-name="ce18" office:value-type="string" calcext:value-type="string">
            <text:p>/1666,66666666667</text:p>
          </table:table-cell>
          <table:table-cell table:style-name="ce18" office:value-type="string" calcext:value-type="string">
            <text:p>*0,0006</text:p>
          </table:table-cell>
          <table:table-cell table:style-name="ce18"/>
          <table:table-cell table:style-name="ce18" office:value-type="string" calcext:value-type="string">
            <text:p>CanRequest(0x6A8, 0x688, 0xD4, 0x09, 1)</text:p>
          </table:table-cell>
          <table:table-cell table:style-name="ce18" office:value-type="string" calcext:value-type="string">
            <text:p>CanRequest(0x6A8, 0x688, 0xD4, 0x09, 1)*0,0006</text:p>
          </table:table-cell>
          <table:table-cell table:number-columns-repeated="2" table:style-name="ce1" office:value-type="string" calcext:value-type="string">
            <text:p>float(CanRequest(0x6A8, 0x688, 0xD4, 0x09, 1))*0,0006</text:p>
          </table:table-cell>
          <table:table-cell table:style-name="ce18" office:value-type="string" calcext:value-type="string">
            <text:p>float MP_RAPPORT_ENGAGE = float(CanRequest(0x6A8, 0x688, 0xD4, 0x09, 1))*0,0006;</text:p>
          </table:table-cell>
          <table:table-cell table:style-name="ce18" office:value-type="string" calcext:value-type="string">
            <text:p>float gear = float(CanRequest(0x6A8, 0x688, 0xD4, 0x09, 1))*0,0006;</text:p>
          </table:table-cell>
          <table:table-cell table:style-name="ce1"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637" calcext:value-type="float">
            <text:p>169637</text:p>
          </table:table-cell>
          <table:table-cell office:value-type="string" calcext:value-type="string">
            <text:p>MP_CONSIGNE_PRESSION_RAIL_ESSENCE</text:p>
          </table:table-cell>
          <table:table-cell/>
          <table:table-cell office:value-type="string" calcext:value-type="string">
            <text:p>D4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11006-POLUXDATA</text:p>
          </table:table-cell>
          <table:table-cell office:value-type="string" calcext:value-type="string">
            <text:p>@P3994-POLUXDATA@\*@\*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6A8, 0x688, 0xD4, 0x45, 2)</text:p>
          </table:table-cell>
          <table:table-cell table:style-name="ce17" office:value-type="string" calcext:value-type="string">
            <text:p>CanRequest(0x6A8, 0x688, 0xD4, 0x45, 2)/10</text:p>
          </table:table-cell>
          <table:table-cell table:number-columns-repeated="2" office:value-type="string" calcext:value-type="string">
            <text:p>float(CanRequest(0x6A8, 0x688, 0xD4, 0x45, 2))/10</text:p>
          </table:table-cell>
          <table:table-cell table:style-name="ce17" office:value-type="string" calcext:value-type="string">
            <text:p>float MP_CONSIGNE_PRESSION_RAIL_ESSENCE = float(CanRequest(0x6A8, 0x688, 0xD4, 0x45, 2))/10;</text:p>
          </table:table-cell>
          <table:table-cell table:style-name="ce17" office:value-type="string" calcext:value-type="string">
            <text:p>float <text:s/>= float(CanRequest(0x6A8, 0x688, 0xD4, 0x45, 2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/>
          <table:table-cell office:value-type="string" calcext:value-type="string">
            <text:p>TorqueAir</text:p>
          </table:table-cell>
          <table:table-cell/>
          <table:table-cell office:value-type="float" office:value="169638" calcext:value-type="float">
            <text:p>169638</text:p>
          </table:table-cell>
          <table:table-cell office:value-type="string" calcext:value-type="string">
            <text:p>MP_COUPLE_MOTEUR_EFFECTIF_AIR</text:p>
          </table:table-cell>
          <table:table-cell/>
          <table:table-cell office:value-type="string" calcext:value-type="string">
            <text:p>D4D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4398-POLUXDATA</text:p>
          </table:table-cell>
          <table:table-cell office:value-type="string" calcext:value-type="string">
            <text:p>@P2885-POLUXDATA@\*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@P28649-POLUXDATA@T.@\n@P28864-POLUXDATA@\*0@T.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6A8, 0x688, 0xD4, 0xD2, 2)</text:p>
          </table:table-cell>
          <table:table-cell table:style-name="ce17" office:value-type="string" calcext:value-type="string">
            <text:p>CanRequest(0x6A8, 0x688, 0xD4, 0xD2, 2)/10</text:p>
          </table:table-cell>
          <table:table-cell table:number-columns-repeated="2" office:value-type="string" calcext:value-type="string">
            <text:p>float(CanRequest(0x6A8, 0x688, 0xD4, 0xD2, 2))/10</text:p>
          </table:table-cell>
          <table:table-cell table:style-name="ce17" office:value-type="string" calcext:value-type="string">
            <text:p>float MP_COUPLE_MOTEUR_EFFECTIF_AIR = float(CanRequest(0x6A8, 0x688, 0xD4, 0xD2, 2))/10;</text:p>
          </table:table-cell>
          <table:table-cell table:style-name="ce17" office:value-type="string" calcext:value-type="string">
            <text:p>float TorqueAir = float(CanRequest(0x6A8, 0x688, 0xD4, 0xD2, 2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640" calcext:value-type="float">
            <text:p>169640</text:p>
          </table:table-cell>
          <table:table-cell office:value-type="string" calcext:value-type="string">
            <text:p>MP_PRESSION_RAIL_ESSENCE</text:p>
          </table:table-cell>
          <table:table-cell/>
          <table:table-cell office:value-type="string" calcext:value-type="string">
            <text:p>D4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12035-POLUXDATA</text:p>
          </table:table-cell>
          <table:table-cell office:value-type="string" calcext:value-type="string">
            <text:p>@P3994-POLUXDATA@\*@\*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@P26660-POLUXDATA@\n@P15572-POLUXDATA@\n@F26857-POLUXDATA@\*5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0</text:p>
          </table:table-cell>
          <table:table-cell table:style-name="ce17"/>
          <table:table-cell table:style-name="ce17" office:value-type="string" calcext:value-type="string">
            <text:p>CanRequest(0x6A8, 0x688, 0xD4, 0x46, 2)</text:p>
          </table:table-cell>
          <table:table-cell table:style-name="ce17" office:value-type="string" calcext:value-type="string">
            <text:p>CanRequest(0x6A8, 0x688, 0xD4, 0x46, 2)/10</text:p>
          </table:table-cell>
          <table:table-cell table:number-columns-repeated="2" office:value-type="string" calcext:value-type="string">
            <text:p>float(CanRequest(0x6A8, 0x688, 0xD4, 0x46, 2))/10</text:p>
          </table:table-cell>
          <table:table-cell table:style-name="ce17" office:value-type="string" calcext:value-type="string">
            <text:p>float MP_PRESSION_RAIL_ESSENCE = float(CanRequest(0x6A8, 0x688, 0xD4, 0x46, 2))/10;</text:p>
          </table:table-cell>
          <table:table-cell table:style-name="ce17" office:value-type="string" calcext:value-type="string">
            <text:p>float <text:s/>= float(CanRequest(0x6A8, 0x688, 0xD4, 0x46, 2))/10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642" calcext:value-type="float">
            <text:p>169642</text:p>
          </table:table-cell>
          <table:table-cell office:value-type="string" calcext:value-type="string">
            <text:p>MP_ETAT_COMMANDE_POMPE_EAU_TURBO</text:p>
          </table:table-cell>
          <table:table-cell/>
          <table:table-cell office:value-type="string" calcext:value-type="string">
            <text:p>D4E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4085-POLUXDATA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6</text:p>
          </table:table-cell>
          <table:table-cell table:style-name="ce17"/>
          <table:table-cell table:style-name="ce17" office:value-type="string" calcext:value-type="string">
            <text:p>CanRequest(0x6A8, 0x688, 0xD4, 0xE6, 1)</text:p>
          </table:table-cell>
          <table:table-cell table:style-name="ce17" office:value-type="string" calcext:value-type="string">
            <text:p>CanRequest(0x6A8, 0x688, 0xD4, 0xE6, 1)/16</text:p>
          </table:table-cell>
          <table:table-cell table:number-columns-repeated="2" office:value-type="string" calcext:value-type="string">
            <text:p>float(CanRequest(0x6A8, 0x688, 0xD4, 0xE6, 1))/16</text:p>
          </table:table-cell>
          <table:table-cell table:style-name="ce17" office:value-type="string" calcext:value-type="string">
            <text:p>float MP_ETAT_COMMANDE_POMPE_EAU_TURBO = float(CanRequest(0x6A8, 0x688, 0xD4, 0xE6, 1))/16;</text:p>
          </table:table-cell>
          <table:table-cell table:style-name="ce17" office:value-type="string" calcext:value-type="string">
            <text:p>float <text:s/>= float(CanRequest(0x6A8, 0x688, 0xD4, 0xE6, 1))/16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/>
          <table:table-cell office:value-type="string" calcext:value-type="string">
            <text:p>TorqueDriver</text:p>
          </table:table-cell>
          <table:table-cell/>
          <table:table-cell office:value-type="float" office:value="169613" calcext:value-type="float">
            <text:p>169613</text:p>
          </table:table-cell>
          <table:table-cell office:value-type="string" calcext:value-type="string">
            <text:p>MP_COUPLE_VOLONTE_CONDUCTEUR</text:p>
          </table:table-cell>
          <table:table-cell/>
          <table:table-cell office:value-type="string" calcext:value-type="string">
            <text:p>D4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078125" calcext:value-type="float">
            <text:p>0,007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8604-POLUXDATA</text:p>
          </table:table-cell>
          <table:table-cell office:value-type="string" calcext:value-type="string">
            <text:p>@P2885-POLUXDATA@\*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7798-POLUXDATA@T :@\n@P28652-POLUXDATA@\n@P32756-POLUXDATA@T.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28</text:p>
          </table:table-cell>
          <table:table-cell table:style-name="ce17"/>
          <table:table-cell table:style-name="ce17" office:value-type="string" calcext:value-type="string">
            <text:p>CanRequest(0x6A8, 0x688, 0xD4, 0x07, 2)</text:p>
          </table:table-cell>
          <table:table-cell table:style-name="ce17" office:value-type="string" calcext:value-type="string">
            <text:p>CanRequest(0x6A8, 0x688, 0xD4, 0x07, 2)/128</text:p>
          </table:table-cell>
          <table:table-cell table:number-columns-repeated="2" office:value-type="string" calcext:value-type="string">
            <text:p>float(CanRequest(0x6A8, 0x688, 0xD4, 0x07, 2))/128</text:p>
          </table:table-cell>
          <table:table-cell table:style-name="ce17" office:value-type="string" calcext:value-type="string">
            <text:p>float MP_COUPLE_VOLONTE_CONDUCTEUR = float(CanRequest(0x6A8, 0x688, 0xD4, 0x07, 2))/128;</text:p>
          </table:table-cell>
          <table:table-cell table:style-name="ce17" office:value-type="string" calcext:value-type="string">
            <text:p>float TorqueDriver = float(CanRequest(0x6A8, 0x688, 0xD4, 0x07, 2))/128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float" office:value="169340" calcext:value-type="float">
            <text:p>169340</text:p>
          </table:table-cell>
          <table:table-cell office:value-type="string" calcext:value-type="string">
            <text:p>MP_REGIME_MOTEUR</text:p>
          </table:table-cell>
          <table:table-cell/>
          <table:table-cell office:value-type="string" calcext:value-type="string">
            <text:p>D4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7917-POLUXDATA</text:p>
          </table:table-cell>
          <table:table-cell office:value-type="string" calcext:value-type="string">
            <text:p>@P15722-POLUXDATA@\*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@P8204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6A8, 0x688, 0xD4, 0x00, 2)</text:p>
          </table:table-cell>
          <table:table-cell office:value-type="string" calcext:value-type="string">
            <text:p>float(CanRequest(0x6A8, 0x688, 0xD4, 0x00, 2))</text:p>
          </table:table-cell>
          <table:table-cell office:value-type="string" calcext:value-type="string">
            <text:p>CanRequest(0x6A8, 0x688, 0xD4, 0x00, 2)</text:p>
          </table:table-cell>
          <table:table-cell table:style-name="ce17" office:value-type="string" calcext:value-type="string">
            <text:p>int MP_REGIME_MOTEUR = CanRequest(0x6A8, 0x688, 0xD4, 0x00, 2);</text:p>
          </table:table-cell>
          <table:table-cell table:style-name="ce17" office:value-type="string" calcext:value-type="string">
            <text:p>int RPM = CanRequest(0x6A8, 0x688, 0xD4, 0x00, 2)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357" calcext:value-type="float">
            <text:p>169357</text:p>
          </table:table-cell>
          <table:table-cell office:value-type="string" calcext:value-type="string">
            <text:p>MP_TEMPERATURE_EAU_MOTEUR</text:p>
          </table:table-cell>
          <table:table-cell/>
          <table:table-cell office:value-type="string" calcext:value-type="string">
            <text:p>D40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4789-POLUXDATA@\*</text:p>
          </table:table-cell>
          <table:table-cell office:value-type="string" calcext:value-type="string">
            <text:p>@P2634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int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CanRequest(0x6A8, 0x688, 0xD4, 0x0A, 2)</text:p>
          </table:table-cell>
          <table:table-cell office:value-type="string" calcext:value-type="string">
            <text:p>float(CanRequest(0x6A8, 0x688, 0xD4, 0x0A, 2))</text:p>
          </table:table-cell>
          <table:table-cell office:value-type="string" calcext:value-type="string">
            <text:p>CanRequest(0x6A8, 0x688, 0xD4, 0x0A, 2)</text:p>
          </table:table-cell>
          <table:table-cell table:style-name="ce17" office:value-type="string" calcext:value-type="string">
            <text:p>int MP_TEMPERATURE_EAU_MOTEUR = CanRequest(0x6A8, 0x688, 0xD4, 0x0A, 2);</text:p>
          </table:table-cell>
          <table:table-cell table:style-name="ce17" office:value-type="string" calcext:value-type="string">
            <text:p>int <text:s/>= CanRequest(0x6A8, 0x688, 0xD4, 0x0A, 2)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573" calcext:value-type="float">
            <text:p>169573</text:p>
          </table:table-cell>
          <table:table-cell office:value-type="string" calcext:value-type="string">
            <text:p>MP_TEMPERATURE_EAU_BRUTE</text:p>
          </table:table-cell>
          <table:table-cell/>
          <table:table-cell office:value-type="string" calcext:value-type="string">
            <text:p>D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Pourcent</text:p>
          </table:table-cell>
          <table:table-cell/>
          <table:table-cell office:value-type="string" calcext:value-type="string">
            <text:p>@P11092-POLUXDATA</text:p>
          </table:table-cell>
          <table:table-cell office:value-type="string" calcext:value-type="string">
            <text:p>@P2634-POLUXDAT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@P7816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7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1,33333333333333</text:p>
          </table:table-cell>
          <table:table-cell table:style-name="ce17" office:value-type="string" calcext:value-type="string">
            <text:p>*0,75</text:p>
          </table:table-cell>
          <table:table-cell table:style-name="ce17" office:value-type="float" office:value="-48" calcext:value-type="float">
            <text:p>-48</text:p>
          </table:table-cell>
          <table:table-cell table:style-name="ce17" office:value-type="string" calcext:value-type="string">
            <text:p>CanRequest(0x6A8, 0x688, 0xD4, 0x15, 1)</text:p>
          </table:table-cell>
          <table:table-cell table:style-name="ce17" office:value-type="string" calcext:value-type="string">
            <text:p>CanRequest(0x6A8, 0x688, 0xD4, 0x15, 1)*0,75-48</text:p>
          </table:table-cell>
          <table:table-cell table:number-columns-repeated="2" office:value-type="string" calcext:value-type="string">
            <text:p>float(CanRequest(0x6A8, 0x688, 0xD4, 0x15, 1))*0,75-48</text:p>
          </table:table-cell>
          <table:table-cell table:style-name="ce17" office:value-type="string" calcext:value-type="string">
            <text:p>float MP_TEMPERATURE_EAU_BRUTE = float(CanRequest(0x6A8, 0x688, 0xD4, 0x15, 1))*0,75-48;</text:p>
          </table:table-cell>
          <table:table-cell table:style-name="ce17" office:value-type="string" calcext:value-type="string">
            <text:p>float <text:s/>= float(CanRequest(0x6A8, 0x688, 0xD4, 0x15, 1))*0,75-48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360" calcext:value-type="float">
            <text:p>169360</text:p>
          </table:table-cell>
          <table:table-cell office:value-type="string" calcext:value-type="string">
            <text:p>MP_TEMPERATURE_ESTIMEE_CARBURANT</text:p>
          </table:table-cell>
          <table:table-cell/>
          <table:table-cell office:value-type="string" calcext:value-type="string">
            <text:p>D6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27336-POLUXDATA</text:p>
          </table:table-cell>
          <table:table-cell office:value-type="string" calcext:value-type="string">
            <text:p>@P2634-POLUXDATA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1.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7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1,33333333333333</text:p>
          </table:table-cell>
          <table:table-cell table:style-name="ce17" office:value-type="string" calcext:value-type="string">
            <text:p>*0,75</text:p>
          </table:table-cell>
          <table:table-cell table:style-name="ce17" office:value-type="float" office:value="-48" calcext:value-type="float">
            <text:p>-48</text:p>
          </table:table-cell>
          <table:table-cell table:style-name="ce17" office:value-type="string" calcext:value-type="string">
            <text:p>CanRequest(0x6A8, 0x688, 0xD6, 0x54, 1)</text:p>
          </table:table-cell>
          <table:table-cell table:style-name="ce17" office:value-type="string" calcext:value-type="string">
            <text:p>CanRequest(0x6A8, 0x688, 0xD6, 0x54, 1)*0,75-48</text:p>
          </table:table-cell>
          <table:table-cell table:number-columns-repeated="2" office:value-type="string" calcext:value-type="string">
            <text:p>float(CanRequest(0x6A8, 0x688, 0xD6, 0x54, 1))*0,75-48</text:p>
          </table:table-cell>
          <table:table-cell table:style-name="ce17" office:value-type="string" calcext:value-type="string">
            <text:p>float MP_TEMPERATURE_ESTIMEE_CARBURANT = float(CanRequest(0x6A8, 0x688, 0xD6, 0x54, 1))*0,75-48;</text:p>
          </table:table-cell>
          <table:table-cell table:style-name="ce17" office:value-type="string" calcext:value-type="string">
            <text:p>float <text:s/>= float(CanRequest(0x6A8, 0x688, 0xD6, 0x54, 1))*0,75-48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362" calcext:value-type="float">
            <text:p>169362</text:p>
          </table:table-cell>
          <table:table-cell office:value-type="string" calcext:value-type="string">
            <text:p>MP_AVANCE_ALLUMAGE_MAXI</text:p>
          </table:table-cell>
          <table:table-cell/>
          <table:table-cell office:value-type="string" calcext:value-type="string">
            <text:p>D6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15459-POLUXDATA</text:p>
          </table:table-cell>
          <table:table-cell office:value-type="string" calcext:value-type="string">
            <text:p>@P9187-POLUXDATA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1.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37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2,66666666666667</text:p>
          </table:table-cell>
          <table:table-cell table:style-name="ce17" office:value-type="string" calcext:value-type="string">
            <text:p>*0,375</text:p>
          </table:table-cell>
          <table:table-cell table:style-name="ce17" office:value-type="float" office:value="-36" calcext:value-type="float">
            <text:p>-36</text:p>
          </table:table-cell>
          <table:table-cell table:style-name="ce17" office:value-type="string" calcext:value-type="string">
            <text:p>CanRequest(0x6A8, 0x688, 0xD6, 0x13, 1)</text:p>
          </table:table-cell>
          <table:table-cell table:style-name="ce17" office:value-type="string" calcext:value-type="string">
            <text:p>CanRequest(0x6A8, 0x688, 0xD6, 0x13, 1)*0,375-36</text:p>
          </table:table-cell>
          <table:table-cell table:number-columns-repeated="2" office:value-type="string" calcext:value-type="string">
            <text:p>float(CanRequest(0x6A8, 0x688, 0xD6, 0x13, 1))*0,375-36</text:p>
          </table:table-cell>
          <table:table-cell table:style-name="ce17" office:value-type="string" calcext:value-type="string">
            <text:p>float MP_AVANCE_ALLUMAGE_MAXI = float(CanRequest(0x6A8, 0x688, 0xD6, 0x13, 1))*0,375-36;</text:p>
          </table:table-cell>
          <table:table-cell table:style-name="ce17" office:value-type="string" calcext:value-type="string">
            <text:p>float <text:s/>= float(CanRequest(0x6A8, 0x688, 0xD6, 0x13, 1))*0,375-36;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363" calcext:value-type="float">
            <text:p>169363</text:p>
          </table:table-cell>
          <table:table-cell office:value-type="string" calcext:value-type="string">
            <text:p>MP_AVANCE_ALLUMAGE_MINI</text:p>
          </table:table-cell>
          <table:table-cell/>
          <table:table-cell office:value-type="string" calcext:value-type="string">
            <text:p>D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15504-POLUXDATA</text:p>
          </table:table-cell>
          <table:table-cell office:value-type="string" calcext:value-type="string">
            <text:p>@P9187-POLUXDATA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1.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 office:value-type="string" calcext:value-type="string">
            <text:p>*0,375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/2,66666666666667</text:p>
          </table:table-cell>
          <table:table-cell table:style-name="ce17" office:value-type="string" calcext:value-type="string">
            <text:p>*0,375</text:p>
          </table:table-cell>
          <table:table-cell table:style-name="ce17" office:value-type="float" office:value="-36" calcext:value-type="float">
            <text:p>-36</text:p>
          </table:table-cell>
          <table:table-cell table:style-name="ce17" office:value-type="string" calcext:value-type="string">
            <text:p>CanRequest(0x6A8, 0x688, 0xD6, 0x14, 1)</text:p>
          </table:table-cell>
          <table:table-cell table:style-name="ce17" office:value-type="string" calcext:value-type="string">
            <text:p>CanRequest(0x6A8, 0x688, 0xD6, 0x14, 1)*0,375-36</text:p>
          </table:table-cell>
          <table:table-cell table:number-columns-repeated="2" office:value-type="string" calcext:value-type="string">
            <text:p>float(CanRequest(0x6A8, 0x688, 0xD6, 0x14, 1))*0,375-36</text:p>
          </table:table-cell>
          <table:table-cell table:style-name="ce17" office:value-type="string" calcext:value-type="string">
            <text:p>float MP_AVANCE_ALLUMAGE_MINI = float(CanRequest(0x6A8, 0x688, 0xD6, 0x14, 1))*0,375-36;</text:p>
          </table:table-cell>
          <table:table-cell table:style-name="ce17" office:value-type="string" calcext:value-type="string">
            <text:p>float <text:s/>= float(CanRequest(0x6A8, 0x688, 0xD6, 0x14, 1))*0,375-36;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/>
          <table:table-cell table:style-name="ce1" office:value-type="string" calcext:value-type="string">
            <text:p>Tmap</text:p>
          </table:table-cell>
          <table:table-cell table:style-name="ce1" office:value-type="string" calcext:value-type="string">
            <text:p>°C</text:p>
          </table:table-cell>
          <table:table-cell table:style-name="ce1" office:value-type="float" office:value="169364" calcext:value-type="float">
            <text:p>169364</text:p>
          </table:table-cell>
          <table:table-cell table:style-name="ce1" office:value-type="string" calcext:value-type="string">
            <text:p>MP_TEMPERATURE_AIR_ADMISSION_COLLECTEUR_ADMISSION</text:p>
          </table:table-cell>
          <table:table-cell table:style-name="ce1"/>
          <table:table-cell table:style-name="ce1" office:value-type="string" calcext:value-type="string">
            <text:p>D41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75" calcext:value-type="float">
            <text:p>0,75</text:p>
          </table:table-cell>
          <table:table-cell table:style-name="ce6" office:value-type="float" office:value="-48" calcext:value-type="float">
            <text:p>-48</text:p>
          </table:table-cell>
          <table:table-cell table:style-name="ce12" office:value-type="string" calcext:value-type="string">
            <text:p>Undefined</text:p>
          </table:table-cell>
          <table:table-cell table:style-name="ce1"/>
          <table:table-cell table:style-name="ce15" office:value-type="string" calcext:value-type="string">
            <text:p>@P2572-POLUXDATA</text:p>
          </table:table-cell>
          <table:table-cell table:style-name="ce15" office:value-type="string" calcext:value-type="string">
            <text:p>@P2634-POLUXDATA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1.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 office:value-type="string" calcext:value-type="string">
            <text:p>*0,75</text:p>
          </table:table-cell>
          <table:table-cell table:style-name="ce18" office:value-type="string" calcext:value-type="string">
            <text:p>float</text:p>
          </table:table-cell>
          <table:table-cell table:style-name="ce18" office:value-type="string" calcext:value-type="string">
            <text:p>/1,33333333333333</text:p>
          </table:table-cell>
          <table:table-cell table:style-name="ce18" office:value-type="string" calcext:value-type="string">
            <text:p>*0,75</text:p>
          </table:table-cell>
          <table:table-cell table:style-name="ce18" office:value-type="float" office:value="-48" calcext:value-type="float">
            <text:p>-48</text:p>
          </table:table-cell>
          <table:table-cell table:style-name="ce18" office:value-type="string" calcext:value-type="string">
            <text:p>CanRequest(0x6A8, 0x688, 0xD4, 0x11, 1)</text:p>
          </table:table-cell>
          <table:table-cell table:style-name="ce18" office:value-type="string" calcext:value-type="string">
            <text:p>CanRequest(0x6A8, 0x688, 0xD4, 0x11, 1)*0,75-48</text:p>
          </table:table-cell>
          <table:table-cell table:number-columns-repeated="2" table:style-name="ce1" office:value-type="string" calcext:value-type="string">
            <text:p>float(CanRequest(0x6A8, 0x688, 0xD4, 0x11, 1))*0,75-48</text:p>
          </table:table-cell>
          <table:table-cell table:style-name="ce18" office:value-type="string" calcext:value-type="string">
            <text:p>float MP_TEMPERATURE_AIR_ADMISSION_COLLECTEUR_ADMISSION = float(CanRequest(0x6A8, 0x688, 0xD4, 0x11, 1))*0,75-48;</text:p>
          </table:table-cell>
          <table:table-cell table:style-name="ce18" office:value-type="string" calcext:value-type="string">
            <text:p>float Tmap = float(CanRequest(0x6A8, 0x688, 0xD4, 0x11, 1))*0,75-48;</text:p>
          </table:table-cell>
          <table:table-cell table:style-name="ce1"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 table:number-columns-repeated="3"/>
          <table:table-cell office:value-type="float" office:value="169371" calcext:value-type="float">
            <text:p>169371</text:p>
          </table:table-cell>
          <table:table-cell office:value-type="string" calcext:value-type="string">
            <text:p>MP_VITESSE_VEHICULE</text:p>
          </table:table-cell>
          <table:table-cell/>
          <table:table-cell office:value-type="string" calcext:value-type="string">
            <text:p>D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078125" calcext:value-type="float">
            <text:p>0,007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7997-POLUXDATA@\*</text:p>
          </table:table-cell>
          <table:table-cell office:value-type="string" calcext:value-type="string">
            <text:p>@P9944-POLUXD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@P5454-POLUXDATA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28</text:p>
          </table:table-cell>
          <table:table-cell table:style-name="ce17"/>
          <table:table-cell table:style-name="ce17" office:value-type="string" calcext:value-type="string">
            <text:p>CanRequest(0x6A8, 0x688, 0xD4, 0x02, 2)</text:p>
          </table:table-cell>
          <table:table-cell table:style-name="ce17" office:value-type="string" calcext:value-type="string">
            <text:p>CanRequest(0x6A8, 0x688, 0xD4, 0x02, 2)/128</text:p>
          </table:table-cell>
          <table:table-cell table:number-columns-repeated="2" office:value-type="string" calcext:value-type="string">
            <text:p>float(CanRequest(0x6A8, 0x688, 0xD4, 0x02, 2))/128</text:p>
          </table:table-cell>
          <table:table-cell table:style-name="ce17" office:value-type="string" calcext:value-type="string">
            <text:p>float MP_VITESSE_VEHICULE = float(CanRequest(0x6A8, 0x688, 0xD4, 0x02, 2))/128;</text:p>
          </table:table-cell>
          <table:table-cell table:style-name="ce17" office:value-type="string" calcext:value-type="string">
            <text:p>float <text:s/>= float(CanRequest(0x6A8, 0x688, 0xD4, 0x02, 2))/128;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0x6A8</text:p>
          </table:table-cell>
          <table:table-cell table:style-name="ce1" office:value-type="string" calcext:value-type="string">
            <text:p>0x688</text:p>
          </table:table-cell>
          <table:table-cell table:style-name="ce1" table:number-columns-repeated="3"/>
          <table:table-cell table:style-name="ce1" office:value-type="float" office:value="169378" calcext:value-type="float">
            <text:p>169378</text:p>
          </table:table-cell>
          <table:table-cell table:style-name="ce1" office:value-type="string" calcext:value-type="string">
            <text:p>MP_CONSIGNE_TEMPERATURE_EAU</text:p>
          </table:table-cell>
          <table:table-cell table:style-name="ce1"/>
          <table:table-cell table:style-name="ce1" office:value-type="string" calcext:value-type="string">
            <text:p>D40D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Undefined</text:p>
          </table:table-cell>
          <table:table-cell table:style-name="ce1"/>
          <table:table-cell table:style-name="ce15" office:value-type="string" calcext:value-type="string">
            <text:p>@P13679-POLUXDATA</text:p>
          </table:table-cell>
          <table:table-cell table:style-name="ce15" office:value-type="string" calcext:value-type="string">
            <text:p>@P2634-POLUXDATA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1.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int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CanRequest(0x6A8, 0x688, 0xD4, 0x0D, 2)</text:p>
          </table:table-cell>
          <table:table-cell table:style-name="ce1" office:value-type="string" calcext:value-type="string">
            <text:p>float(CanRequest(0x6A8, 0x688, 0xD4, 0x0D, 2))</text:p>
          </table:table-cell>
          <table:table-cell table:style-name="ce1" office:value-type="string" calcext:value-type="string">
            <text:p>CanRequest(0x6A8, 0x688, 0xD4, 0x0D, 2)</text:p>
          </table:table-cell>
          <table:table-cell table:style-name="ce18" office:value-type="string" calcext:value-type="string">
            <text:p>int MP_CONSIGNE_TEMPERATURE_EAU = CanRequest(0x6A8, 0x688, 0xD4, 0x0D, 2);</text:p>
          </table:table-cell>
          <table:table-cell table:style-name="ce18" office:value-type="string" calcext:value-type="string">
            <text:p>int <text:s/>= CanRequest(0x6A8, 0x688, 0xD4, 0x0D, 2);</text:p>
          </table:table-cell>
          <table:table-cell table:style-name="ce1"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0x6A8</text:p>
          </table:table-cell>
          <table:table-cell table:style-name="ce2" office:value-type="string" calcext:value-type="string">
            <text:p>0x688</text:p>
          </table:table-cell>
          <table:table-cell table:style-name="ce2" table:number-columns-repeated="3"/>
          <table:table-cell table:style-name="ce2" office:value-type="float" office:value="169379" calcext:value-type="float">
            <text:p>169379</text:p>
          </table:table-cell>
          <table:table-cell table:style-name="ce2" office:value-type="string" calcext:value-type="string">
            <text:p>MP_MARCHE_ARRIERE_ENGAGE</text:p>
          </table:table-cell>
          <table:table-cell table:style-name="ce2"/>
          <table:table-cell table:style-name="ce2" office:value-type="string" calcext:value-type="string">
            <text:p>D43C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string" calcext:value-type="string">
            <text:p>Undefined</text:p>
          </table:table-cell>
          <table:table-cell table:style-name="ce2"/>
          <table:table-cell table:style-name="ce16" office:value-type="string" calcext:value-type="string">
            <text:p>@P13781-POLUXDATA</text:p>
          </table:table-cell>
          <table:table-cell table:style-name="ce16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9"/>
          <table:table-cell table:style-name="ce19" office:value-type="string" calcext:value-type="string">
            <text:p>int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CanRequest(0x6A8, 0x688, 0xD4, 0x3C, 1)</text:p>
          </table:table-cell>
          <table:table-cell table:style-name="ce2" office:value-type="string" calcext:value-type="string">
            <text:p>float(CanRequest(0x6A8, 0x688, 0xD4, 0x3C, 1))</text:p>
          </table:table-cell>
          <table:table-cell table:style-name="ce2" office:value-type="string" calcext:value-type="string">
            <text:p>CanRequest(0x6A8, 0x688, 0xD4, 0x3C, 1)</text:p>
          </table:table-cell>
          <table:table-cell table:style-name="ce19" office:value-type="string" calcext:value-type="string">
            <text:p>int MP_MARCHE_ARRIERE_ENGAGE = CanRequest(0x6A8, 0x688, 0xD4, 0x3C, 1);</text:p>
          </table:table-cell>
          <table:table-cell table:style-name="ce19" office:value-type="string" calcext:value-type="string">
            <text:p>int <text:s/>= CanRequest(0x6A8, 0x688, 0xD4, 0x3C, 1);</text:p>
          </table:table-cell>
          <table:table-cell table:style-name="ce2" table:number-columns-repeated="98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0x688</text:p>
          </table:table-cell>
          <table:table-cell/>
          <table:table-cell office:value-type="string" calcext:value-type="string">
            <text:p>TorqueAvance</text:p>
          </table:table-cell>
          <table:table-cell/>
          <table:table-cell office:value-type="float" office:value="169641" calcext:value-type="float">
            <text:p>169641</text:p>
          </table:table-cell>
          <table:table-cell office:value-type="string" calcext:value-type="string">
            <text:p>MP_COUPLE_MOTEUR_EFFECTIF_AVANCE</text:p>
          </table:table-cell>
          <table:table-cell/>
          <table:table-cell office:value-type="string" calcext:value-type="string">
            <text:p>D62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/>
          <table:table-cell office:value-type="string" calcext:value-type="string">
            <text:p>@P15083-POLUXDATA</text:p>
          </table:table-cell>
          <table:table-cell office:value-type="string" calcext:value-type="string">
            <text:p>@P2885-POLUXDATA@\*</text:p>
          </table:table-cell>
          <table:table-cell table:number-columns-repeated="5"/>
          <table:table-cell table:style-name="ce10"/>
          <table:table-cell table:style-name="ce17"/>
          <table:table-cell table:style-name="ce17" office:value-type="string" calcext:value-type="string">
            <text:p>float</text:p>
          </table:table-cell>
          <table:table-cell table:number-columns-repeated="2" table:style-name="ce17" office:value-type="string" calcext:value-type="string">
            <text:p>/16</text:p>
          </table:table-cell>
          <table:table-cell table:style-name="ce17"/>
          <table:table-cell table:style-name="ce17" office:value-type="string" calcext:value-type="string">
            <text:p>CanRequest(0x6A8, 0x688, 0xD6, 0x2A, 2)</text:p>
          </table:table-cell>
          <table:table-cell table:style-name="ce17" office:value-type="string" calcext:value-type="string">
            <text:p>CanRequest(0x6A8, 0x688, 0xD6, 0x2A, 2)/16</text:p>
          </table:table-cell>
          <table:table-cell table:number-columns-repeated="2" office:value-type="string" calcext:value-type="string">
            <text:p>float(CanRequest(0x6A8, 0x688, 0xD6, 0x2A, 2))/16</text:p>
          </table:table-cell>
          <table:table-cell table:style-name="ce17" office:value-type="string" calcext:value-type="string">
            <text:p>float MP_COUPLE_MOTEUR_EFFECTIF_AVANCE = float(CanRequest(0x6A8, 0x688, 0xD6, 0x2A, 2))/16;</text:p>
          </table:table-cell>
          <table:table-cell table:style-name="ce17" table:formula="of:#ERR509!" office:value-type="string" office:string-value="" calcext:value-type="error">
            <text:p>Err :509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5"/>
          <table:table-cell table:style-name="ce10"/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office:value-type="string" calcext:value-type="string">
            <text:p>CanRequest(, , 0x, 0x, )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style-name="ce17" table:formula="of:#N/A" office:value-type="string" office:string-value="" calcext:value-type="error">
            <text:p>#N/D</text:p>
          </table:table-cell>
          <table:table-cell table:number-columns-repeated="986"/>
        </table:table-row>
        <table:table-row table:style-name="ro1" table:number-rows-repeated="104832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month number:style="long"/>
      <number:text>/</number:text>
      <number:day number:style="long"/>
      <number:text>/</number:text>
      <number:year number:style="long"/>
    </number:date-style>
    <number:date-style style:name="N129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0">
      <number:number number:decimal-places="8" number:min-decimal-places="8" number:min-integer-digits="1"/>
    </number:number-style>
    <number:date-style style:name="N131">
      <number:day number:style="long"/>
      <number:text>-</number:text>
      <number:month number:textual="true"/>
      <number:text>-</number:text>
      <number:year/>
    </number:date-style>
    <number:date-style style:name="N132">
      <number:day number:style="long"/>
      <number:text>-</number:text>
      <number:month number:textual="true"/>
    </number:date-style>
    <number:date-style style:name="N133"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6" number:min-decimal-places="16" number:min-integer-digits="1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8" number:min-decimal-places="18" number:min-integer-digits="1"/>
    </number:number-style>
    <number:number-style style:name="N148">
      <number:number number:decimal-places="19" number:min-decimal-places="19" number:min-integer-digits="1"/>
    </number:number-style>
    <number:number-style style:name="N149">
      <number:number number:decimal-places="20" number:min-decimal-places="20" number:min-integer-digits="1"/>
    </number:number-style>
    <number:number-style style:name="N150">
      <number:number number:decimal-places="13" number:min-decimal-places="13" number:min-integer-digits="1"/>
    </number:number-style>
    <number:number-style style:name="N151">
      <number:number number:decimal-places="12" number:min-decimal-places="12" number:min-integer-digits="1"/>
    </number:number-style>
    <number:number-style style:name="N152">
      <number:number number:decimal-places="11" number:min-decimal-places="11" number:min-integer-digits="1"/>
    </number:number-style>
    <number:number-style style:name="N153">
      <number:number number:decimal-places="10" number:min-decimal-places="10" number:min-integer-digits="1"/>
    </number:number-style>
    <number:number-style style:name="N154">
      <number:number number:decimal-places="9" number:min-decimal-places="9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4S</meta:editing-duration>
    <meta:editing-cycles>2</meta:editing-cycles>
    <meta:generator>LibreOffice/7.1.8.1$Windows_X86_64 LibreOffice_project/e1f30c802c3269a1d052614453f260e49458c82c</meta:generator>
    <meta:creation-date>2022-11-01T13:50:25.886000000</meta:creation-date>
    <dc:date>2022-11-01T13:50:44.109000000</dc:date>
    <meta:document-statistic meta:table-count="1" meta:cell-count="4820" meta:object-count="0"/>
  </office:meta>
</office:document-meta>
</file>